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23.5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b4Poker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1handcategory</text:p>
          </table:table-cell>
          <table:table-cell office:value-type="string" calcext:value-type="string">
            <text:p>P1handrank</text:p>
          </table:table-cell>
          <table:table-cell office:value-type="string" calcext:value-type="string">
            <text:p>P1coin</text:p>
          </table:table-cell>
          <table:table-cell office:value-type="string" calcext:value-type="string">
            <text:p>P1averageraise</text:p>
          </table:table-cell>
          <table:table-cell office:value-type="string" calcext:value-type="string">
            <text:p>P1raiseratio</text:p>
          </table:table-cell>
          <table:table-cell office:value-type="string" calcext:value-type="string">
            <text:p>P2handcategory</text:p>
          </table:table-cell>
          <table:table-cell office:value-type="string" calcext:value-type="string">
            <text:p>P2handrank</text:p>
          </table:table-cell>
          <table:table-cell office:value-type="string" calcext:value-type="string">
            <text:p>P2coin</text:p>
          </table:table-cell>
          <table:table-cell office:value-type="string" calcext:value-type="string">
            <text:p>P2averageraise</text:p>
          </table:table-cell>
          <table:table-cell office:value-type="string" calcext:value-type="string">
            <text:p>P2raiseratio</text:p>
          </table:table-cell>
          <table:table-cell office:value-type="string" calcext:value-type="string">
            <text:p>P1action1</text:p>
          </table:table-cell>
          <table:table-cell office:value-type="string" calcext:value-type="string">
            <text:p>P1raisecoin1</text:p>
          </table:table-cell>
          <table:table-cell office:value-type="string" calcext:value-type="string">
            <text:p>P2action1</text:p>
          </table:table-cell>
          <table:table-cell office:value-type="string" calcext:value-type="string">
            <text:p>P2raisecoin1</text:p>
          </table:table-cell>
          <table:table-cell office:value-type="string" calcext:value-type="string">
            <text:p>P1action2</text:p>
          </table:table-cell>
          <table:table-cell office:value-type="string" calcext:value-type="string">
            <text:p>P1raisecoin2</text:p>
          </table:table-cell>
          <table:table-cell office:value-type="string" calcext:value-type="string">
            <text:p>P2action2</text:p>
          </table:table-cell>
          <table:table-cell office:value-type="string" calcext:value-type="string">
            <text:p>P2raisecoin2</text:p>
          </table:table-cell>
          <table:table-cell office:value-type="string" calcext:value-type="string">
            <text:p>P1action3</text:p>
          </table:table-cell>
          <table:table-cell office:value-type="string" calcext:value-type="string">
            <text:p>P1raisecoin3</text:p>
          </table:table-cell>
          <table:table-cell office:value-type="string" calcext:value-type="string">
            <text:p>P2action3</text:p>
          </table:table-cell>
          <table:table-cell office:value-type="string" calcext:value-type="string">
            <text:p>P2raisecoin3</text:p>
          </table:table-cell>
          <table:table-cell office:value-type="string" calcext:value-type="string">
            <text:p>P1action4</text:p>
          </table:table-cell>
          <table:table-cell office:value-type="string" calcext:value-type="string">
            <text:p>P1raisecoin4</text:p>
          </table:table-cell>
          <table:table-cell office:value-type="string" calcext:value-type="string">
            <text:p>P2action4</text:p>
          </table:table-cell>
          <table:table-cell office:value-type="string" calcext:value-type="string">
            <text:p>P2raisecoin4</text:p>
          </table:table-cell>
          <table:table-cell office:value-type="string" calcext:value-type="string">
            <text:p>P1numberofraises</text:p>
          </table:table-cell>
          <table:table-cell office:value-type="string" calcext:value-type="string">
            <text:p>P2numberofrais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table:formula="of:=SUM([.M2];[.Q2];[.U2];[.Y2])/[.AB2]" office:value-type="float" office:value="12.5" calcext:value-type="float">
            <text:p>12,5</text:p>
          </table:table-cell>
          <table:table-cell table:formula="of:=SUM([.M2];[.Q2];[.U2];[.Y2])/[.D2]" office:value-type="float" office:value="0.714285714285714" calcext:value-type="float">
            <text:p>0,714285714285714</text:p>
          </table:table-cell>
          <table:table-cell office:value-type="string" calcext:value-type="string">
            <text:p>straightflush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  <table:table-cell table:formula="of:=SUM([.O2];[.S2];[.W2];[.AA2])/[.AC2]" office:value-type="float" office:value="30" calcext:value-type="float">
            <text:p>30</text:p>
          </table:table-cell>
          <table:table-cell table:formula="of:=SUM([.O2];[.S2];[.W2];[.AA2])/[.I2]" office:value-type="float" office:value="0.0738916256157636" calcext:value-type="float">
            <text:p>0,07389162561576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]~[.P2]~[.T2]~[.X2]);&quot;Raise&quot;)" office:value-type="float" office:value="2" calcext:value-type="float">
            <text:p>2</text:p>
          </table:table-cell>
          <table:table-cell table:formula="of:=COUNTIF(([.N2]~[.R2]~[.V2]~[.Z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K</text:p>
          </table:table-cell>
          <table:table-cell office:value-type="float" office:value="320" calcext:value-type="float">
            <text:p>320</text:p>
          </table:table-cell>
          <table:table-cell table:formula="of:=SUM([.M3];[.Q3];[.U3];[.Y3])/[.AB3]" office:value-type="float" office:value="51" calcext:value-type="float">
            <text:p>51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table:formula="of:=SUM([.O3];[.S3];[.W3];[.AA3])/[.AC3]" office:value-type="float" office:value="43.5" calcext:value-type="float">
            <text:p>43,5</text:p>
          </table:table-cell>
          <table:table-cell table:formula="of:=SUM([.O3];[.S3];[.W3];[.AA3])/[.I3]" office:value-type="float" office:value="0.725" calcext:value-type="float">
            <text:p>0,72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ll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formula="of:=COUNTIF(([.L3]~[.P3]~[.T3]~[.X3]);&quot;Raise&quot;)" office:value-type="float" office:value="2" calcext:value-type="float">
            <text:p>2</text:p>
          </table:table-cell>
          <table:table-cell table:formula="of:=COUNTIF(([.N3]~[.R3]~[.V3]~[.Z3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230" calcext:value-type="float">
            <text:p>230</text:p>
          </table:table-cell>
          <table:table-cell table:formula="of:=SUM([.M4];[.Q4];[.U4];[.Y4])/[.AB4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6" calcext:value-type="float">
            <text:p>6</text:p>
          </table:table-cell>
          <table:table-cell office:value-type="float" office:value="357" calcext:value-type="float">
            <text:p>357</text:p>
          </table:table-cell>
          <table:table-cell table:formula="of:=SUM([.O4];[.S4];[.W4];[.AA4])/[.AC4]" office:value-type="float" office:value="30" calcext:value-type="float">
            <text:p>30</text:p>
          </table:table-cell>
          <table:table-cell table:formula="of:=SUM([.O4];[.S4];[.W4];[.AA4])/[.I4]" office:value-type="float" office:value="0.0840336134453782" calcext:value-type="float">
            <text:p>0,08403361344537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4]~[.P4]~[.T4]~[.X4]);&quot;Raise&quot;)" office:value-type="float" office:value="2" calcext:value-type="float">
            <text:p>2</text:p>
          </table:table-cell>
          <table:table-cell table:formula="of:=COUNTIF(([.N4]~[.R4]~[.V4]~[.Z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Card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SUM([.M5];[.Q5];[.U5];[.Y5])/[.AB5]" office:value-type="float" office:value="46" calcext:value-type="float">
            <text:p>46</text:p>
          </table:table-cell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A</text:p>
          </table:table-cell>
          <table:table-cell office:value-type="float" office:value="374" calcext:value-type="float">
            <text:p>374</text:p>
          </table:table-cell>
          <table:table-cell table:formula="of:=SUM([.O5];[.S5];[.W5];[.AA5])/[.AC5]" office:value-type="float" office:value="97" calcext:value-type="float">
            <text:p>97</text:p>
          </table:table-cell>
          <table:table-cell table:formula="of:=SUM([.O5];[.S5];[.W5];[.AA5])/[.I5]" office:value-type="float" office:value="0.259358288770053" calcext:value-type="float">
            <text:p>0,25935828877005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ll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formula="of:=COUNTIF(([.L5]~[.P5]~[.T5]~[.X5]);&quot;Raise&quot;)" office:value-type="float" office:value="2" calcext:value-type="float">
            <text:p>2</text:p>
          </table:table-cell>
          <table:table-cell table:formula="of:=COUNTIF(([.N5]~[.R5]~[.V5]~[.Z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llhouse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table:formula="of:=SUM([.M6];[.Q6];[.U6];[.Y6])/[.AB6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formula="of:=SUM([.O6];[.S6];[.W6];[.AA6])/[.AC6]" office:value-type="float" office:value="25" calcext:value-type="float">
            <text:p>25</text:p>
          </table:table-cell>
          <table:table-cell table:formula="of:=SUM([.O6];[.S6];[.W6];[.AA6])/[.I6]" office:value-type="float" office:value="0.256410256410256" calcext:value-type="float">
            <text:p>0,25641025641025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6]~[.P6]~[.T6]~[.X6]);&quot;Raise&quot;)" office:value-type="float" office:value="2" calcext:value-type="float">
            <text:p>2</text:p>
          </table:table-cell>
          <table:table-cell table:formula="of:=COUNTIF(([.N6]~[.R6]~[.V6]~[.Z6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table:formula="of:=SUM([.M7];[.Q7];[.U7];[.Y7])/[.AB7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220" calcext:value-type="float">
            <text:p>220</text:p>
          </table:table-cell>
          <table:table-cell table:formula="of:=SUM([.O7];[.S7];[.W7];[.AA7])/[.AC7]" office:value-type="float" office:value="25" calcext:value-type="float">
            <text:p>25</text:p>
          </table:table-cell>
          <table:table-cell table:formula="of:=SUM([.O7];[.S7];[.W7];[.AA7])/[.I7]" office:value-type="float" office:value="0.227272727272727" calcext:value-type="float">
            <text:p>0,22727272727272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7]~[.P7]~[.T7]~[.X7]);&quot;Raise&quot;)" office:value-type="float" office:value="2" calcext:value-type="float">
            <text:p>2</text:p>
          </table:table-cell>
          <table:table-cell table:formula="of:=COUNTIF(([.N7]~[.R7]~[.V7]~[.Z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J</text:p>
          </table:table-cell>
          <table:table-cell office:value-type="float" office:value="216" calcext:value-type="float">
            <text:p>216</text:p>
          </table:table-cell>
          <table:table-cell table:formula="of:=SUM([.M8];[.Q8];[.U8];[.Y8])/[.AB8]" office:value-type="float" office:value="4" calcext:value-type="float">
            <text:p>4</text:p>
          </table:table-cell>
          <table:table-cell/>
          <table:table-cell office:value-type="string" calcext:value-type="string">
            <text:p>straightflush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table:formula="of:=SUM([.O8];[.S8];[.W8];[.AA8])/[.AC8]" office:value-type="float" office:value="8" calcext:value-type="float">
            <text:p>8</text:p>
          </table:table-cell>
          <table:table-cell table:formula="of:=SUM([.O8];[.S8];[.W8];[.AA8])/[.I8]" office:value-type="float" office:value="0.0323232323232323" calcext:value-type="float">
            <text:p>0,03232323232323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8]~[.P8]~[.T8]~[.X8]);&quot;Raise&quot;)" office:value-type="float" office:value="2" calcext:value-type="float">
            <text:p>2</text:p>
          </table:table-cell>
          <table:table-cell table:formula="of:=COUNTIF(([.N8]~[.R8]~[.V8]~[.Z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formula="of:=SUM([.M9];[.Q9];[.U9];[.Y9])/[.AB9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flush</text:p>
          </table:table-cell>
          <table:table-cell office:value-type="string" calcext:value-type="string">
            <text:p>A</text:p>
          </table:table-cell>
          <table:table-cell office:value-type="float" office:value="476" calcext:value-type="float">
            <text:p>476</text:p>
          </table:table-cell>
          <table:table-cell table:formula="of:=SUM([.O9];[.S9];[.W9];[.AA9])/[.AC9]" office:value-type="float" office:value="25" calcext:value-type="float">
            <text:p>25</text:p>
          </table:table-cell>
          <table:table-cell table:formula="of:=SUM([.O9];[.S9];[.W9];[.AA9])/[.I9]" office:value-type="float" office:value="0.105042016806723" calcext:value-type="float">
            <text:p>0,10504201680672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9]~[.P9]~[.T9]~[.X9]);&quot;Raise&quot;)" office:value-type="float" office:value="2" calcext:value-type="float">
            <text:p>2</text:p>
          </table:table-cell>
          <table:table-cell table:formula="of:=COUNTIF(([.N9]~[.R9]~[.V9]~[.Z9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table:formula="of:=SUM([.M10];[.Q10];[.U10];[.Y10])/[.AB10]" office:value-type="float" office:value="28.5" calcext:value-type="float">
            <text:p>28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485" calcext:value-type="float">
            <text:p>485</text:p>
          </table:table-cell>
          <table:table-cell table:formula="of:=SUM([.O10];[.S10];[.W10];[.AA10])/[.AC10]" office:value-type="float" office:value="485" calcext:value-type="float">
            <text:p>485</text:p>
          </table:table-cell>
          <table:table-cell table:formula="of:=SUM([.O10];[.S10];[.W10];[.AA10])/[.I10]"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lIn</text:p>
          </table:table-cell>
          <table:table-cell office:value-type="float" office:value="475" calcext:value-type="float">
            <text:p>475</text:p>
          </table:table-cell>
          <table:table-cell table:number-columns-repeated="8"/>
          <table:table-cell table:formula="of:=COUNTIF(([.L10]~[.P10]~[.T10]~[.X10]);&quot;Raise&quot;)" office:value-type="float" office:value="2" calcext:value-type="float">
            <text:p>2</text:p>
          </table:table-cell>
          <table:table-cell table:formula="of:=COUNTIF(([.N10]~[.R10]~[.V10]~[.Z1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ofakind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table:formula="of:=SUM([.M11];[.Q11];[.U11];[.Y11])/[.AB11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56" calcext:value-type="float">
            <text:p>156</text:p>
          </table:table-cell>
          <table:table-cell table:formula="of:=SUM([.O11];[.S11];[.W11];[.AA11])/[.AC11]" office:value-type="float" office:value="30" calcext:value-type="float">
            <text:p>30</text:p>
          </table:table-cell>
          <table:table-cell table:formula="of:=SUM([.O11];[.S11];[.W11];[.AA11])/[.I11]" office:value-type="float" office:value="0.192307692307692" calcext:value-type="float">
            <text:p>0,19230769230769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]~[.P11]~[.T11]~[.X11]);&quot;Raise&quot;)" office:value-type="float" office:value="2" calcext:value-type="float">
            <text:p>2</text:p>
          </table:table-cell>
          <table:table-cell table:formula="of:=COUNTIF(([.N11]~[.R11]~[.V11]~[.Z1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table:formula="of:=SUM([.M12];[.Q12];[.U12];[.Y12])/[.AB12]" office:value-type="float" office:value="32.5" calcext:value-type="float">
            <text:p>32,5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J</text:p>
          </table:table-cell>
          <table:table-cell office:value-type="float" office:value="427" calcext:value-type="float">
            <text:p>427</text:p>
          </table:table-cell>
          <table:table-cell table:formula="of:=SUM([.O12];[.S12];[.W12];[.AA12])/[.AC12]" office:value-type="float" office:value="25" calcext:value-type="float">
            <text:p>25</text:p>
          </table:table-cell>
          <table:table-cell table:formula="of:=SUM([.O12];[.S12];[.W12];[.AA12])/[.I12]" office:value-type="float" office:value="0.117096018735363" calcext:value-type="float">
            <text:p>0,11709601873536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2]~[.P12]~[.T12]~[.X12]);&quot;Raise&quot;)" office:value-type="float" office:value="2" calcext:value-type="float">
            <text:p>2</text:p>
          </table:table-cell>
          <table:table-cell table:formula="of:=COUNTIF(([.N12]~[.R12]~[.V12]~[.Z12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K</text:p>
          </table:table-cell>
          <table:table-cell office:value-type="float" office:value="330" calcext:value-type="float">
            <text:p>330</text:p>
          </table:table-cell>
          <table:table-cell table:formula="of:=SUM([.M13];[.Q13];[.U13];[.Y13])/[.AB13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table:formula="of:=SUM([.O13];[.S13];[.W13];[.AA13])/[.AC13]" office:value-type="float" office:value="10" calcext:value-type="float">
            <text:p>10</text:p>
          </table:table-cell>
          <table:table-cell table:formula="of:=SUM([.O13];[.S13];[.W13];[.AA13])/[.I13]" office:value-type="float" office:value="0.0813008130081301" calcext:value-type="float">
            <text:p>0,0813008130081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3]~[.P13]~[.T13]~[.X13]);&quot;Raise&quot;)" office:value-type="float" office:value="2" calcext:value-type="float">
            <text:p>2</text:p>
          </table:table-cell>
          <table:table-cell table:formula="of:=COUNTIF(([.N13]~[.R13]~[.V13]~[.Z1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table:formula="of:=SUM([.M14];[.Q14];[.U14];[.Y14])/[.AB14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table:formula="of:=SUM([.O14];[.S14];[.W14];[.AA14])/[.AC14]" office:value-type="float" office:value="10" calcext:value-type="float">
            <text:p>10</text:p>
          </table:table-cell>
          <table:table-cell table:formula="of:=SUM([.O14];[.S14];[.W14];[.AA14])/[.I14]" office:value-type="float" office:value="0.0411522633744856" calcext:value-type="float">
            <text:p>0,04115226337448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4]~[.P14]~[.T14]~[.X14]);&quot;Raise&quot;)" office:value-type="float" office:value="2" calcext:value-type="float">
            <text:p>2</text:p>
          </table:table-cell>
          <table:table-cell table:formula="of:=COUNTIF(([.N14]~[.R14]~[.V14]~[.Z1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aight</text:p>
          </table:table-cell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table:formula="of:=SUM([.M15];[.Q15];[.U15];[.Y15])/[.AB15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table:formula="of:=SUM([.O15];[.S15];[.W15];[.AA15])/[.AC15]" office:value-type="float" office:value="30" calcext:value-type="float">
            <text:p>30</text:p>
          </table:table-cell>
          <table:table-cell table:formula="of:=SUM([.O15];[.S15];[.W15];[.AA15])/[.I15]" office:value-type="float" office:value="0.375" calcext:value-type="float">
            <text:p>0,37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5]~[.P15]~[.T15]~[.X15]);&quot;Raise&quot;)" office:value-type="float" office:value="2" calcext:value-type="float">
            <text:p>2</text:p>
          </table:table-cell>
          <table:table-cell table:formula="of:=COUNTIF(([.N15]~[.R15]~[.V15]~[.Z1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table:formula="of:=SUM([.M16];[.Q16];[.U16];[.Y16])/[.AB16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  <table:table-cell table:formula="of:=SUM([.O16];[.S16];[.W16];[.AA16])/[.AC16]" office:value-type="float" office:value="30" calcext:value-type="float">
            <text:p>30</text:p>
          </table:table-cell>
          <table:table-cell table:formula="of:=SUM([.O16];[.S16];[.W16];[.AA16])/[.I16]" office:value-type="float" office:value="0.0833333333333333" calcext:value-type="float">
            <text:p>0,08333333333333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]~[.P16]~[.T16]~[.X16]);&quot;Raise&quot;)" office:value-type="float" office:value="2" calcext:value-type="float">
            <text:p>2</text:p>
          </table:table-cell>
          <table:table-cell table:formula="of:=COUNTIF(([.N16]~[.R16]~[.V16]~[.Z1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Card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formula="of:=SUM([.M17];[.Q17];[.U17];[.Y17])/[.AB17]" office:value-type="float" office:value="33" calcext:value-type="float">
            <text:p>33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table:formula="of:=SUM([.O17];[.S17];[.W17];[.AA17])/[.AC17]" office:value-type="float" office:value="71" calcext:value-type="float">
            <text:p>71</text:p>
          </table:table-cell>
          <table:table-cell table:formula="of:=SUM([.O17];[.S17];[.W17];[.AA17])/[.I17]" office:value-type="float" office:value="0.217125382262997" calcext:value-type="float">
            <text:p>0,21712538226299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ll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formula="of:=COUNTIF(([.L17]~[.P17]~[.T17]~[.X17]);&quot;Raise&quot;)" office:value-type="float" office:value="2" calcext:value-type="float">
            <text:p>2</text:p>
          </table:table-cell>
          <table:table-cell table:formula="of:=COUNTIF(([.N17]~[.R17]~[.V17]~[.Z1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70" calcext:value-type="float">
            <text:p>170</text:p>
          </table:table-cell>
          <table:table-cell table:formula="of:=SUM([.M18];[.Q18];[.U18];[.Y18])/[.AB18]" office:value-type="float" office:value="12.5" calcext:value-type="float">
            <text:p>12,5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table:formula="of:=SUM([.O18];[.S18];[.W18];[.AA18])/[.AC18]" office:value-type="float" office:value="25" calcext:value-type="float">
            <text:p>25</text:p>
          </table:table-cell>
          <table:table-cell table:formula="of:=SUM([.O18];[.S18];[.W18];[.AA18])/[.I18]" office:value-type="float" office:value="0.106609808102345" calcext:value-type="float">
            <text:p>0,10660980810234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8]~[.P18]~[.T18]~[.X18]);&quot;Raise&quot;)" office:value-type="float" office:value="2" calcext:value-type="float">
            <text:p>2</text:p>
          </table:table-cell>
          <table:table-cell table:formula="of:=COUNTIF(([.N18]~[.R18]~[.V18]~[.Z1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table:formula="of:=SUM([.M19];[.Q19];[.U19];[.Y19])/[.AB19]" office:value-type="float" office:value="29" calcext:value-type="float">
            <text:p>29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table:formula="of:=SUM([.O19];[.S19];[.W19];[.AA19])/[.AC19]" office:value-type="float" office:value="63" calcext:value-type="float">
            <text:p>63</text:p>
          </table:table-cell>
          <table:table-cell table:formula="of:=SUM([.O19];[.S19];[.W19];[.AA19])/[.I19]" office:value-type="float" office:value="0.234200743494424" calcext:value-type="float">
            <text:p>0,23420074349442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all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formula="of:=COUNTIF(([.L19]~[.P19]~[.T19]~[.X19]);&quot;Raise&quot;)" office:value-type="float" office:value="2" calcext:value-type="float">
            <text:p>2</text:p>
          </table:table-cell>
          <table:table-cell table:formula="of:=COUNTIF(([.N19]~[.R19]~[.V19]~[.Z1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table:formula="of:=SUM([.M20];[.Q20];[.U20];[.Y20])/[.AB20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160" calcext:value-type="float">
            <text:p>160</text:p>
          </table:table-cell>
          <table:table-cell table:formula="of:=SUM([.O20];[.S20];[.W20];[.AA20])/[.AC20]" office:value-type="float" office:value="10" calcext:value-type="float">
            <text:p>10</text:p>
          </table:table-cell>
          <table:table-cell table:formula="of:=SUM([.O20];[.S20];[.W20];[.AA20])/[.I20]" office:value-type="float" office:value="0.0625" calcext:value-type="float">
            <text:p>0,062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20]~[.P20]~[.T20]~[.X20]);&quot;Raise&quot;)" office:value-type="float" office:value="2" calcext:value-type="float">
            <text:p>2</text:p>
          </table:table-cell>
          <table:table-cell table:formula="of:=COUNTIF(([.N20]~[.R20]~[.V20]~[.Z2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lush</text:p>
          </table:table-cell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table:formula="of:=SUM([.M21];[.Q21];[.U21];[.Y21])/[.AB21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formula="of:=SUM([.O21];[.S21];[.W21];[.AA21])/[.AC21]" office:value-type="float" office:value="30" calcext:value-type="float">
            <text:p>30</text:p>
          </table:table-cell>
          <table:table-cell table:formula="of:=SUM([.O21];[.S21];[.W21];[.AA21])/[.I21]" office:value-type="float" office:value="0.27027027027027" calcext:value-type="float">
            <text:p>0,2702702702702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1]~[.P21]~[.T21]~[.X21]);&quot;Raise&quot;)" office:value-type="float" office:value="2" calcext:value-type="float">
            <text:p>2</text:p>
          </table:table-cell>
          <table:table-cell table:formula="of:=COUNTIF(([.N21]~[.R21]~[.V21]~[.Z2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formula="of:=SUM([.M22];[.Q22];[.U22];[.Y22])/[.AB22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table:formula="of:=SUM([.O22];[.S22];[.W22];[.AA22])/[.AC22]" office:value-type="float" office:value="25" calcext:value-type="float">
            <text:p>25</text:p>
          </table:table-cell>
          <table:table-cell table:formula="of:=SUM([.O22];[.S22];[.W22];[.AA22])/[.I22]" office:value-type="float" office:value="0.113636363636364" calcext:value-type="float">
            <text:p>0,11363636363636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22]~[.P22]~[.T22]~[.X22]);&quot;Raise&quot;)" office:value-type="float" office:value="2" calcext:value-type="float">
            <text:p>2</text:p>
          </table:table-cell>
          <table:table-cell table:formula="of:=COUNTIF(([.N22]~[.R22]~[.V22]~[.Z22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table:formula="of:=SUM([.M23];[.Q23];[.U23];[.Y23])/[.AB23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K</text:p>
          </table:table-cell>
          <table:table-cell office:value-type="float" office:value="216" calcext:value-type="float">
            <text:p>216</text:p>
          </table:table-cell>
          <table:table-cell table:formula="of:=SUM([.O23];[.S23];[.W23];[.AA23])/[.AC23]" office:value-type="float" office:value="10" calcext:value-type="float">
            <text:p>10</text:p>
          </table:table-cell>
          <table:table-cell table:formula="of:=SUM([.O23];[.S23];[.W23];[.AA23])/[.I23]" office:value-type="float" office:value="0.0462962962962963" calcext:value-type="float">
            <text:p>0,04629629629629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23]~[.P23]~[.T23]~[.X23]);&quot;Raise&quot;)" office:value-type="float" office:value="2" calcext:value-type="float">
            <text:p>2</text:p>
          </table:table-cell>
          <table:table-cell table:formula="of:=COUNTIF(([.N23]~[.R23]~[.V23]~[.Z2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46" calcext:value-type="float">
            <text:p>146</text:p>
          </table:table-cell>
          <table:table-cell table:formula="of:=SUM([.M24];[.Q24];[.U24];[.Y24])/[.AB24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formula="of:=SUM([.O24];[.S24];[.W24];[.AA24])/[.AC24]" office:value-type="float" office:value="30" calcext:value-type="float">
            <text:p>30</text:p>
          </table:table-cell>
          <table:table-cell table:formula="of:=SUM([.O24];[.S24];[.W24];[.AA24])/[.I24]" office:value-type="float" office:value="0.108303249097473" calcext:value-type="float">
            <text:p>0,10830324909747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4]~[.P24]~[.T24]~[.X24]);&quot;Raise&quot;)" office:value-type="float" office:value="2" calcext:value-type="float">
            <text:p>2</text:p>
          </table:table-cell>
          <table:table-cell table:formula="of:=COUNTIF(([.N24]~[.R24]~[.V24]~[.Z2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304" calcext:value-type="float">
            <text:p>304</text:p>
          </table:table-cell>
          <table:table-cell table:formula="of:=SUM([.M25];[.Q25];[.U25];[.Y25])/[.AB25]" office:value-type="float" office:value="84" calcext:value-type="float">
            <text:p>84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SUM([.O25];[.S25];[.W25];[.AA25])/[.AC25]" office:value-type="float" office:value="10" calcext:value-type="float">
            <text:p>10</text:p>
          </table:table-cell>
          <table:table-cell table:formula="of:=SUM([.O25];[.S25];[.W25];[.AA25])/[.I25]" office:value-type="float" office:value="0.0666666666666667" calcext:value-type="float">
            <text:p>0,06666666666666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25]~[.P25]~[.T25]~[.X25]);&quot;Raise&quot;)" office:value-type="float" office:value="2" calcext:value-type="float">
            <text:p>2</text:p>
          </table:table-cell>
          <table:table-cell table:formula="of:=COUNTIF(([.N25]~[.R25]~[.V25]~[.Z2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air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formula="of:=SUM([.M26];[.Q26];[.U26];[.Y26])/[.AB26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410" calcext:value-type="float">
            <text:p>410</text:p>
          </table:table-cell>
          <table:table-cell table:formula="of:=SUM([.O26];[.S26];[.W26];[.AA26])/[.AC26]" office:value-type="float" office:value="30" calcext:value-type="float">
            <text:p>30</text:p>
          </table:table-cell>
          <table:table-cell table:formula="of:=SUM([.O26];[.S26];[.W26];[.AA26])/[.I26]" office:value-type="float" office:value="0.0731707317073171" calcext:value-type="float">
            <text:p>0,07317073170731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6]~[.P26]~[.T26]~[.X26]);&quot;Raise&quot;)" office:value-type="float" office:value="2" calcext:value-type="float">
            <text:p>2</text:p>
          </table:table-cell>
          <table:table-cell table:formula="of:=COUNTIF(([.N26]~[.R26]~[.V26]~[.Z2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table:formula="of:=SUM([.M27];[.Q27];[.U27];[.Y27])/[.AB27]" office:value-type="float" office:value="12.5" calcext:value-type="float">
            <text:p>12,5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table:formula="of:=SUM([.O27];[.S27];[.W27];[.AA27])/[.AC27]" office:value-type="float" office:value="25" calcext:value-type="float">
            <text:p>25</text:p>
          </table:table-cell>
          <table:table-cell table:formula="of:=SUM([.O27];[.S27];[.W27];[.AA27])/[.I27]" office:value-type="float" office:value="0.112359550561798" calcext:value-type="float">
            <text:p>0,11235955056179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27]~[.P27]~[.T27]~[.X27]);&quot;Raise&quot;)" office:value-type="float" office:value="2" calcext:value-type="float">
            <text:p>2</text:p>
          </table:table-cell>
          <table:table-cell table:formula="of:=COUNTIF(([.N27]~[.R27]~[.V27]~[.Z2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aight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formula="of:=SUM([.M28];[.Q28];[.U28];[.Y28])/[.AB28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201" calcext:value-type="float">
            <text:p>201</text:p>
          </table:table-cell>
          <table:table-cell table:formula="of:=SUM([.O28];[.S28];[.W28];[.AA28])/[.AC28]" office:value-type="float" office:value="30" calcext:value-type="float">
            <text:p>30</text:p>
          </table:table-cell>
          <table:table-cell table:formula="of:=SUM([.O28];[.S28];[.W28];[.AA28])/[.I28]" office:value-type="float" office:value="0.149253731343284" calcext:value-type="float">
            <text:p>0,14925373134328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28]~[.P28]~[.T28]~[.X28]);&quot;Raise&quot;)" office:value-type="float" office:value="2" calcext:value-type="float">
            <text:p>2</text:p>
          </table:table-cell>
          <table:table-cell table:formula="of:=COUNTIF(([.N28]~[.R28]~[.V28]~[.Z2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formula="of:=SUM([.M29];[.Q29];[.U29];[.Y29])/[.AB29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6" calcext:value-type="float">
            <text:p>6</text:p>
          </table:table-cell>
          <table:table-cell office:value-type="float" office:value="478" calcext:value-type="float">
            <text:p>478</text:p>
          </table:table-cell>
          <table:table-cell table:formula="of:=SUM([.O29];[.S29];[.W29];[.AA29])/[.AC29]" office:value-type="float" office:value="25" calcext:value-type="float">
            <text:p>25</text:p>
          </table:table-cell>
          <table:table-cell table:formula="of:=SUM([.O29];[.S29];[.W29];[.AA29])/[.I29]" office:value-type="float" office:value="0.104602510460251" calcext:value-type="float">
            <text:p>0,10460251046025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29]~[.P29]~[.T29]~[.X29]);&quot;Raise&quot;)" office:value-type="float" office:value="2" calcext:value-type="float">
            <text:p>2</text:p>
          </table:table-cell>
          <table:table-cell table:formula="of:=COUNTIF(([.N29]~[.R29]~[.V29]~[.Z29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K</text:p>
          </table:table-cell>
          <table:table-cell office:value-type="float" office:value="189" calcext:value-type="float">
            <text:p>189</text:p>
          </table:table-cell>
          <table:table-cell table:formula="of:=SUM([.M30];[.Q30];[.U30];[.Y30])/[.AB30]" office:value-type="float" office:value="80" calcext:value-type="float">
            <text:p>80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280" calcext:value-type="float">
            <text:p>280</text:p>
          </table:table-cell>
          <table:table-cell table:formula="of:=SUM([.O30];[.S30];[.W30];[.AA30])/[.AC30]" office:value-type="float" office:value="280" calcext:value-type="float">
            <text:p>280</text:p>
          </table:table-cell>
          <table:table-cell table:formula="of:=SUM([.O30];[.S30];[.W30];[.AA30])/[.I30]"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llIn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table:formula="of:=COUNTIF(([.L30]~[.P30]~[.T30]~[.X30]);&quot;Raise&quot;)" office:value-type="float" office:value="2" calcext:value-type="float">
            <text:p>2</text:p>
          </table:table-cell>
          <table:table-cell table:formula="of:=COUNTIF(([.N30]~[.R30]~[.V30]~[.Z3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table:formula="of:=SUM([.M31];[.Q31];[.U31];[.Y31])/[.AB31]" office:value-type="float" office:value="32.5" calcext:value-type="float">
            <text:p>32,5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K</text:p>
          </table:table-cell>
          <table:table-cell office:value-type="float" office:value="474" calcext:value-type="float">
            <text:p>474</text:p>
          </table:table-cell>
          <table:table-cell table:formula="of:=SUM([.O31];[.S31];[.W31];[.AA31])/[.AC31]" office:value-type="float" office:value="25" calcext:value-type="float">
            <text:p>25</text:p>
          </table:table-cell>
          <table:table-cell table:formula="of:=SUM([.O31];[.S31];[.W31];[.AA31])/[.I31]" office:value-type="float" office:value="0.105485232067511" calcext:value-type="float">
            <text:p>0,10548523206751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31]~[.P31]~[.T31]~[.X31]);&quot;Raise&quot;)" office:value-type="float" office:value="2" calcext:value-type="float">
            <text:p>2</text:p>
          </table:table-cell>
          <table:table-cell table:formula="of:=COUNTIF(([.N31]~[.R31]~[.V31]~[.Z31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aightflush</text:p>
          </table:table-cell>
          <table:table-cell office:value-type="string" calcext:value-type="string">
            <text:p>J</text:p>
          </table:table-cell>
          <table:table-cell office:value-type="float" office:value="298" calcext:value-type="float">
            <text:p>298</text:p>
          </table:table-cell>
          <table:table-cell table:formula="of:=SUM([.M32];[.Q32];[.U32];[.Y32])/[.AB32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table:formula="of:=SUM([.O32];[.S32];[.W32];[.AA32])/[.AC32]" office:value-type="float" office:value="10" calcext:value-type="float">
            <text:p>10</text:p>
          </table:table-cell>
          <table:table-cell table:formula="of:=SUM([.O32];[.S32];[.W32];[.AA32])/[.I32]" office:value-type="float" office:value="0.112359550561798" calcext:value-type="float">
            <text:p>0,11235955056179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32]~[.P32]~[.T32]~[.X32]);&quot;Raise&quot;)" office:value-type="float" office:value="2" calcext:value-type="float">
            <text:p>2</text:p>
          </table:table-cell>
          <table:table-cell table:formula="of:=COUNTIF(([.N32]~[.R32]~[.V32]~[.Z3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ofakind</text:p>
          </table:table-cell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table:formula="of:=SUM([.M33];[.Q33];[.U33];[.Y33])/[.AB33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K</text:p>
          </table:table-cell>
          <table:table-cell office:value-type="float" office:value="250" calcext:value-type="float">
            <text:p>250</text:p>
          </table:table-cell>
          <table:table-cell table:formula="of:=SUM([.O33];[.S33];[.W33];[.AA33])/[.AC33]" office:value-type="float" office:value="10" calcext:value-type="float">
            <text:p>10</text:p>
          </table:table-cell>
          <table:table-cell table:formula="of:=SUM([.O33];[.S33];[.W33];[.AA33])/[.I33]" office:value-type="float" office:value="0.04" calcext:value-type="float">
            <text:p>0,0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33]~[.P33]~[.T33]~[.X33]);&quot;Raise&quot;)" office:value-type="float" office:value="2" calcext:value-type="float">
            <text:p>2</text:p>
          </table:table-cell>
          <table:table-cell table:formula="of:=COUNTIF(([.N33]~[.R33]~[.V33]~[.Z3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table:formula="of:=SUM([.M34];[.Q34];[.U34];[.Y34])/[.AB34]" office:value-type="float" office:value="25" calcext:value-type="float">
            <text:p>2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table:formula="of:=SUM([.O34];[.S34];[.W34];[.AA34])/[.AC34]" office:value-type="float" office:value="55" calcext:value-type="float">
            <text:p>55</text:p>
          </table:table-cell>
          <table:table-cell table:formula="of:=SUM([.O34];[.S34];[.W34];[.AA34])/[.I34]" office:value-type="float" office:value="0.122767857142857" calcext:value-type="float">
            <text:p>0,12276785714285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ll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formula="of:=COUNTIF(([.L34]~[.P34]~[.T34]~[.X34]);&quot;Raise&quot;)" office:value-type="float" office:value="2" calcext:value-type="float">
            <text:p>2</text:p>
          </table:table-cell>
          <table:table-cell table:formula="of:=COUNTIF(([.N34]~[.R34]~[.V34]~[.Z3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J</text:p>
          </table:table-cell>
          <table:table-cell office:value-type="float" office:value="107" calcext:value-type="float">
            <text:p>107</text:p>
          </table:table-cell>
          <table:table-cell table:formula="of:=SUM([.M35];[.Q35];[.U35];[.Y35])/[.AB35]" office:value-type="float" office:value="12" calcext:value-type="float">
            <text:p>12</text:p>
          </table:table-cell>
          <table:table-cell/>
          <table:table-cell office:value-type="string" calcext:value-type="string">
            <text:p>4ofakind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formula="of:=SUM([.O35];[.S35];[.W35];[.AA35])/[.AC35]" office:value-type="float" office:value="29" calcext:value-type="float">
            <text:p>29</text:p>
          </table:table-cell>
          <table:table-cell table:formula="of:=SUM([.O35];[.S35];[.W35];[.AA35])/[.I35]" office:value-type="float" office:value="0.133640552995392" calcext:value-type="float">
            <text:p>0,13364055299539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table:formula="of:=COUNTIF(([.L35]~[.P35]~[.T35]~[.X35]);&quot;Raise&quot;)" office:value-type="float" office:value="2" calcext:value-type="float">
            <text:p>2</text:p>
          </table:table-cell>
          <table:table-cell table:formula="of:=COUNTIF(([.N35]~[.R35]~[.V35]~[.Z3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table:formula="of:=SUM([.M36];[.Q36];[.U36];[.Y36])/[.AB36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K</text:p>
          </table:table-cell>
          <table:table-cell office:value-type="float" office:value="292" calcext:value-type="float">
            <text:p>292</text:p>
          </table:table-cell>
          <table:table-cell table:formula="of:=SUM([.O36];[.S36];[.W36];[.AA36])/[.AC36]" office:value-type="float" office:value="30" calcext:value-type="float">
            <text:p>30</text:p>
          </table:table-cell>
          <table:table-cell table:formula="of:=SUM([.O36];[.S36];[.W36];[.AA36])/[.I36]" office:value-type="float" office:value="0.102739726027397" calcext:value-type="float">
            <text:p>0,10273972602739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36]~[.P36]~[.T36]~[.X36]);&quot;Raise&quot;)" office:value-type="float" office:value="2" calcext:value-type="float">
            <text:p>2</text:p>
          </table:table-cell>
          <table:table-cell table:formula="of:=COUNTIF(([.N36]~[.R36]~[.V36]~[.Z3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194" calcext:value-type="float">
            <text:p>194</text:p>
          </table:table-cell>
          <table:table-cell table:formula="of:=SUM([.M37];[.Q37];[.U37];[.Y37])/[.AB37]" office:value-type="float" office:value="38.6666666666667" calcext:value-type="float">
            <text:p>38,6666666666667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K</text:p>
          </table:table-cell>
          <table:table-cell office:value-type="float" office:value="461" calcext:value-type="float">
            <text:p>461</text:p>
          </table:table-cell>
          <table:table-cell table:formula="of:=SUM([.O37];[.S37];[.W37];[.AA37])/[.AC37]" office:value-type="float" office:value="70.5" calcext:value-type="float">
            <text:p>70,5</text:p>
          </table:table-cell>
          <table:table-cell table:formula="of:=SUM([.O37];[.S37];[.W37];[.AA37])/[.I37]" office:value-type="float" office:value="0.3058568329718" calcext:value-type="float">
            <text:p>0,305856832971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is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ll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COUNTIF(([.L37]~[.P37]~[.T37]~[.X37]);&quot;Raise&quot;)" office:value-type="float" office:value="3" calcext:value-type="float">
            <text:p>3</text:p>
          </table:table-cell>
          <table:table-cell table:formula="of:=COUNTIF(([.N37]~[.R37]~[.V37]~[.Z3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table:formula="of:=SUM([.M38];[.Q38];[.U38];[.Y38])/[.AB38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formula="of:=SUM([.O38];[.S38];[.W38];[.AA38])/[.AC38]" office:value-type="float" office:value="10" calcext:value-type="float">
            <text:p>10</text:p>
          </table:table-cell>
          <table:table-cell table:formula="of:=SUM([.O38];[.S38];[.W38];[.AA38])/[.I38]" office:value-type="float" office:value="0.0591715976331361" calcext:value-type="float">
            <text:p>0,05917159763313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38]~[.P38]~[.T38]~[.X38]);&quot;Raise&quot;)" office:value-type="float" office:value="2" calcext:value-type="float">
            <text:p>2</text:p>
          </table:table-cell>
          <table:table-cell table:formula="of:=COUNTIF(([.N38]~[.R38]~[.V38]~[.Z3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35" calcext:value-type="float">
            <text:p>35</text:p>
          </table:table-cell>
          <table:table-cell table:formula="of:=SUM([.M39];[.Q39];[.U39];[.Y39])/[.AB39]" office:value-type="float" office:value="11.5" calcext:value-type="float">
            <text:p>11,5</text:p>
          </table:table-cell>
          <table:table-cell/>
          <table:table-cell office:value-type="string" calcext:value-type="string">
            <text:p>straightflush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formula="of:=SUM([.O39];[.S39];[.W39];[.AA39])/[.AC39]" office:value-type="float" office:value="28" calcext:value-type="float">
            <text:p>28</text:p>
          </table:table-cell>
          <table:table-cell table:formula="of:=SUM([.O39];[.S39];[.W39];[.AA39])/[.I39]" office:value-type="float" office:value="0.168674698795181" calcext:value-type="float">
            <text:p>0,16867469879518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ll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table:formula="of:=COUNTIF(([.L39]~[.P39]~[.T39]~[.X39]);&quot;Raise&quot;)" office:value-type="float" office:value="2" calcext:value-type="float">
            <text:p>2</text:p>
          </table:table-cell>
          <table:table-cell table:formula="of:=COUNTIF(([.N39]~[.R39]~[.V39]~[.Z3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table:formula="of:=SUM([.M40];[.Q40];[.U40];[.Y40])/[.AB40]" office:value-type="float" office:value="12.5" calcext:value-type="float">
            <text:p>12,5</text:p>
          </table:table-cell>
          <table:table-cell/>
          <table:table-cell office:value-type="string" calcext:value-type="string">
            <text:p>3ofakind</text:p>
          </table:table-cell>
          <table:table-cell office:value-type="string" calcext:value-type="string">
            <text:p>A</text:p>
          </table:table-cell>
          <table:table-cell office:value-type="float" office:value="455" calcext:value-type="float">
            <text:p>455</text:p>
          </table:table-cell>
          <table:table-cell table:formula="of:=SUM([.O40];[.S40];[.W40];[.AA40])/[.AC40]" office:value-type="float" office:value="25" calcext:value-type="float">
            <text:p>25</text:p>
          </table:table-cell>
          <table:table-cell table:formula="of:=SUM([.O40];[.S40];[.W40];[.AA40])/[.I40]" office:value-type="float" office:value="0.10989010989011" calcext:value-type="float">
            <text:p>0,1098901098901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40]~[.P40]~[.T40]~[.X40]);&quot;Raise&quot;)" office:value-type="float" office:value="2" calcext:value-type="float">
            <text:p>2</text:p>
          </table:table-cell>
          <table:table-cell table:formula="of:=COUNTIF(([.N40]~[.R40]~[.V40]~[.Z4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table:formula="of:=SUM([.M41];[.Q41];[.U41];[.Y41])/[.AB41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flush</text:p>
          </table:table-cell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table:formula="of:=SUM([.O41];[.S41];[.W41];[.AA41])/[.AC41]" office:value-type="float" office:value="25" calcext:value-type="float">
            <text:p>25</text:p>
          </table:table-cell>
          <table:table-cell table:formula="of:=SUM([.O41];[.S41];[.W41];[.AA41])/[.I41]" office:value-type="float" office:value="0.10482180293501" calcext:value-type="float">
            <text:p>0,1048218029350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41]~[.P41]~[.T41]~[.X41]);&quot;Raise&quot;)" office:value-type="float" office:value="2" calcext:value-type="float">
            <text:p>2</text:p>
          </table:table-cell>
          <table:table-cell table:formula="of:=COUNTIF(([.N41]~[.R41]~[.V41]~[.Z41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ighCard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SUM([.M42];[.Q42];[.U42];[.Y42])/[.AB42]" office:value-type="float" office:value="5" calcext:value-type="float">
            <text:p>5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3" calcext:value-type="float">
            <text:p>3</text:p>
          </table:table-cell>
          <table:table-cell office:value-type="float" office:value="451" calcext:value-type="float">
            <text:p>451</text:p>
          </table:table-cell>
          <table:table-cell table:formula="of:=SUM([.O42];[.S42];[.W42];[.AA42])/[.AC42]" office:value-type="float" office:value="8.66666666666667" calcext:value-type="float">
            <text:p>8,66666666666667</text:p>
          </table:table-cell>
          <table:table-cell table:formula="of:=SUM([.O42];[.S42];[.W42];[.AA42])/[.I42]" office:value-type="float" office:value="0.057649667405765" calcext:value-type="float">
            <text:p>0,05764966740576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i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UNTIF(([.L42]~[.P42]~[.T42]~[.X42]);&quot;Raise&quot;)" office:value-type="float" office:value="3" calcext:value-type="float">
            <text:p>3</text:p>
          </table:table-cell>
          <table:table-cell table:formula="of:=COUNTIF(([.N42]~[.R42]~[.V42]~[.Z42]);&quot;Rais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ghCard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SUM([.M43];[.Q43];[.U43];[.Y43])/[.AB43]" office:value-type="float" office:value="27" calcext:value-type="float">
            <text:p>27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SUM([.O43];[.S43];[.W43];[.AA43])/[.AC43]" office:value-type="float" office:value="59" calcext:value-type="float">
            <text:p>59</text:p>
          </table:table-cell>
          <table:table-cell table:formula="of:=SUM([.O43];[.S43];[.W43];[.AA43])/[.I43]" office:value-type="float" office:value="0.327777777777778" calcext:value-type="float">
            <text:p>0,32777777777777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ll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formula="of:=COUNTIF(([.L43]~[.P43]~[.T43]~[.X43]);&quot;Raise&quot;)" office:value-type="float" office:value="2" calcext:value-type="float">
            <text:p>2</text:p>
          </table:table-cell>
          <table:table-cell table:formula="of:=COUNTIF(([.N43]~[.R43]~[.V43]~[.Z4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ofakind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formula="of:=SUM([.M44];[.Q44];[.U44];[.Y44])/[.AB44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K</text:p>
          </table:table-cell>
          <table:table-cell office:value-type="float" office:value="205" calcext:value-type="float">
            <text:p>205</text:p>
          </table:table-cell>
          <table:table-cell table:formula="of:=SUM([.O44];[.S44];[.W44];[.AA44])/[.AC44]" office:value-type="float" office:value="10" calcext:value-type="float">
            <text:p>10</text:p>
          </table:table-cell>
          <table:table-cell table:formula="of:=SUM([.O44];[.S44];[.W44];[.AA44])/[.I44]" office:value-type="float" office:value="0.0487804878048781" calcext:value-type="float">
            <text:p>0,04878048780487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44]~[.P44]~[.T44]~[.X44]);&quot;Raise&quot;)" office:value-type="float" office:value="2" calcext:value-type="float">
            <text:p>2</text:p>
          </table:table-cell>
          <table:table-cell table:formula="of:=COUNTIF(([.N44]~[.R44]~[.V44]~[.Z4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table:formula="of:=SUM([.M45];[.Q45];[.U45];[.Y45])/[.AB45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formula="of:=SUM([.O45];[.S45];[.W45];[.AA45])/[.AC45]" office:value-type="float" office:value="25" calcext:value-type="float">
            <text:p>25</text:p>
          </table:table-cell>
          <table:table-cell table:formula="of:=SUM([.O45];[.S45];[.W45];[.AA45])/[.I45]" office:value-type="float" office:value="0.105708245243129" calcext:value-type="float">
            <text:p>0,10570824524312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45]~[.P45]~[.T45]~[.X45]);&quot;Raise&quot;)" office:value-type="float" office:value="2" calcext:value-type="float">
            <text:p>2</text:p>
          </table:table-cell>
          <table:table-cell table:formula="of:=COUNTIF(([.N45]~[.R45]~[.V45]~[.Z45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aightflush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formula="of:=SUM([.M46];[.Q46];[.U46];[.Y46])/[.AB46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97" calcext:value-type="float">
            <text:p>97</text:p>
          </table:table-cell>
          <table:table-cell table:formula="of:=SUM([.O46];[.S46];[.W46];[.AA46])/[.AC46]" office:value-type="float" office:value="10" calcext:value-type="float">
            <text:p>10</text:p>
          </table:table-cell>
          <table:table-cell table:formula="of:=SUM([.O46];[.S46];[.W46];[.AA46])/[.I46]" office:value-type="float" office:value="0.103092783505155" calcext:value-type="float">
            <text:p>0,10309278350515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46]~[.P46]~[.T46]~[.X46]);&quot;Raise&quot;)" office:value-type="float" office:value="2" calcext:value-type="float">
            <text:p>2</text:p>
          </table:table-cell>
          <table:table-cell table:formula="of:=COUNTIF(([.N46]~[.R46]~[.V46]~[.Z4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ghCard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SUM([.M47];[.Q47];[.U47];[.Y47])/[.AB47]" office:value-type="float" office:value="61.5" calcext:value-type="float">
            <text:p>61,5</text:p>
          </table:table-cell>
          <table:table-cell/>
          <table:table-cell office:value-type="string" calcext:value-type="string">
            <text:p>4ofakind</text:p>
          </table:table-cell>
          <table:table-cell office:value-type="string" calcext:value-type="string">
            <text:p>A</text:p>
          </table:table-cell>
          <table:table-cell office:value-type="float" office:value="484" calcext:value-type="float">
            <text:p>484</text:p>
          </table:table-cell>
          <table:table-cell table:formula="of:=SUM([.O47];[.S47];[.W47];[.AA47])/[.AC47]" office:value-type="float" office:value="128" calcext:value-type="float">
            <text:p>128</text:p>
          </table:table-cell>
          <table:table-cell table:formula="of:=SUM([.O47];[.S47];[.W47];[.AA47])/[.I47]" office:value-type="float" office:value="0.264462809917355" calcext:value-type="float">
            <text:p>0,26446280991735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all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COUNTIF(([.L47]~[.P47]~[.T47]~[.X47]);&quot;Raise&quot;)" office:value-type="float" office:value="2" calcext:value-type="float">
            <text:p>2</text:p>
          </table:table-cell>
          <table:table-cell table:formula="of:=COUNTIF(([.N47]~[.R47]~[.V47]~[.Z4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aightflush</text:p>
          </table:table-cell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table:formula="of:=SUM([.M48];[.Q48];[.U48];[.Y48])/[.AB48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formula="of:=SUM([.O48];[.S48];[.W48];[.AA48])/[.AC48]" office:value-type="float" office:value="10" calcext:value-type="float">
            <text:p>10</text:p>
          </table:table-cell>
          <table:table-cell table:formula="of:=SUM([.O48];[.S48];[.W48];[.AA48])/[.I48]" office:value-type="float" office:value="0.0558659217877095" calcext:value-type="float">
            <text:p>0,0558659217877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48]~[.P48]~[.T48]~[.X48]);&quot;Raise&quot;)" office:value-type="float" office:value="2" calcext:value-type="float">
            <text:p>2</text:p>
          </table:table-cell>
          <table:table-cell table:formula="of:=COUNTIF(([.N48]~[.R48]~[.V48]~[.Z4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273" calcext:value-type="float">
            <text:p>273</text:p>
          </table:table-cell>
          <table:table-cell table:formula="of:=SUM([.M49];[.Q49];[.U49];[.Y49])/[.AB49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table:formula="of:=SUM([.O49];[.S49];[.W49];[.AA49])/[.AC49]" office:value-type="float" office:value="25" calcext:value-type="float">
            <text:p>25</text:p>
          </table:table-cell>
          <table:table-cell table:formula="of:=SUM([.O49];[.S49];[.W49];[.AA49])/[.I49]" office:value-type="float" office:value="0.100401606425703" calcext:value-type="float">
            <text:p>0,10040160642570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49]~[.P49]~[.T49]~[.X49]);&quot;Raise&quot;)" office:value-type="float" office:value="2" calcext:value-type="float">
            <text:p>2</text:p>
          </table:table-cell>
          <table:table-cell table:formula="of:=COUNTIF(([.N49]~[.R49]~[.V49]~[.Z49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Q</text:p>
          </table:table-cell>
          <table:table-cell office:value-type="float" office:value="427" calcext:value-type="float">
            <text:p>427</text:p>
          </table:table-cell>
          <table:table-cell table:formula="of:=SUM([.M50];[.Q50];[.U50];[.Y50])/[.AB50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table:formula="of:=SUM([.O50];[.S50];[.W50];[.AA50])/[.AC50]" office:value-type="float" office:value="25" calcext:value-type="float">
            <text:p>25</text:p>
          </table:table-cell>
          <table:table-cell table:formula="of:=SUM([.O50];[.S50];[.W50];[.AA50])/[.I50]" office:value-type="float" office:value="0.252525252525252" calcext:value-type="float">
            <text:p>0,25252525252525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50]~[.P50]~[.T50]~[.X50]);&quot;Raise&quot;)" office:value-type="float" office:value="2" calcext:value-type="float">
            <text:p>2</text:p>
          </table:table-cell>
          <table:table-cell table:formula="of:=COUNTIF(([.N50]~[.R50]~[.V50]~[.Z5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ofakind</text:p>
          </table:table-cell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 table:formula="of:=SUM([.M51];[.Q51];[.U51];[.Y51])/[.AB51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125" calcext:value-type="float">
            <text:p>125</text:p>
          </table:table-cell>
          <table:table-cell table:formula="of:=SUM([.O51];[.S51];[.W51];[.AA51])/[.AC51]" office:value-type="float" office:value="10" calcext:value-type="float">
            <text:p>10</text:p>
          </table:table-cell>
          <table:table-cell table:formula="of:=SUM([.O51];[.S51];[.W51];[.AA51])/[.I51]" office:value-type="float" office:value="0.08" calcext:value-type="float">
            <text:p>0,0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51]~[.P51]~[.T51]~[.X51]);&quot;Raise&quot;)" office:value-type="float" office:value="2" calcext:value-type="float">
            <text:p>2</text:p>
          </table:table-cell>
          <table:table-cell table:formula="of:=COUNTIF(([.N51]~[.R51]~[.V51]~[.Z5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ofakind</text:p>
          </table:table-cell>
          <table:table-cell office:value-type="string" calcext:value-type="string">
            <text:p>Q</text:p>
          </table:table-cell>
          <table:table-cell office:value-type="float" office:value="274" calcext:value-type="float">
            <text:p>274</text:p>
          </table:table-cell>
          <table:table-cell table:formula="of:=SUM([.M52];[.Q52];[.U52];[.Y52])/[.AB52]" office:value-type="float" office:value="24" calcext:value-type="float">
            <text:p>24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83" calcext:value-type="float">
            <text:p>183</text:p>
          </table:table-cell>
          <table:table-cell table:formula="of:=SUM([.O52];[.S52];[.W52];[.AA52])/[.AC52]" office:value-type="float" office:value="16.5" calcext:value-type="float">
            <text:p>16,5</text:p>
          </table:table-cell>
          <table:table-cell table:formula="of:=SUM([.O52];[.S52];[.W52];[.AA52])/[.I52]" office:value-type="float" office:value="0.180327868852459" calcext:value-type="float">
            <text:p>0,18032786885245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ll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formula="of:=COUNTIF(([.L52]~[.P52]~[.T52]~[.X52]);&quot;Raise&quot;)" office:value-type="float" office:value="2" calcext:value-type="float">
            <text:p>2</text:p>
          </table:table-cell>
          <table:table-cell table:formula="of:=COUNTIF(([.N52]~[.R52]~[.V52]~[.Z52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table:formula="of:=SUM([.M53];[.Q53];[.U53];[.Y53])/[.AB53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table:formula="of:=SUM([.O53];[.S53];[.W53];[.AA53])/[.AC53]" office:value-type="float" office:value="25" calcext:value-type="float">
            <text:p>25</text:p>
          </table:table-cell>
          <table:table-cell table:formula="of:=SUM([.O53];[.S53];[.W53];[.AA53])/[.I53]" office:value-type="float" office:value="0.106609808102345" calcext:value-type="float">
            <text:p>0,10660980810234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53]~[.P53]~[.T53]~[.X53]);&quot;Raise&quot;)" office:value-type="float" office:value="2" calcext:value-type="float">
            <text:p>2</text:p>
          </table:table-cell>
          <table:table-cell table:formula="of:=COUNTIF(([.N53]~[.R53]~[.V53]~[.Z53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ush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table:formula="of:=SUM([.M54];[.Q54];[.U54];[.Y54])/[.AB54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91" calcext:value-type="float">
            <text:p>191</text:p>
          </table:table-cell>
          <table:table-cell table:formula="of:=SUM([.O54];[.S54];[.W54];[.AA54])/[.AC54]" office:value-type="float" office:value="25" calcext:value-type="float">
            <text:p>25</text:p>
          </table:table-cell>
          <table:table-cell table:formula="of:=SUM([.O54];[.S54];[.W54];[.AA54])/[.I54]" office:value-type="float" office:value="0.261780104712042" calcext:value-type="float">
            <text:p>0,26178010471204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54]~[.P54]~[.T54]~[.X54]);&quot;Raise&quot;)" office:value-type="float" office:value="2" calcext:value-type="float">
            <text:p>2</text:p>
          </table:table-cell>
          <table:table-cell table:formula="of:=COUNTIF(([.N54]~[.R54]~[.V54]~[.Z54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table:formula="of:=SUM([.M55];[.Q55];[.U55];[.Y55])/[.AB55]" office:value-type="float" office:value="12.5" calcext:value-type="float">
            <text:p>12,5</text:p>
          </table:table-cell>
          <table:table-cell/>
          <table:table-cell office:value-type="string" calcext:value-type="string">
            <text:p>4ofakind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table:formula="of:=SUM([.O55];[.S55];[.W55];[.AA55])/[.AC55]" office:value-type="float" office:value="30" calcext:value-type="float">
            <text:p>30</text:p>
          </table:table-cell>
          <table:table-cell table:formula="of:=SUM([.O55];[.S55];[.W55];[.AA55])/[.I55]" office:value-type="float" office:value="0.0925925925925926" calcext:value-type="float">
            <text:p>0,09259259259259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55]~[.P55]~[.T55]~[.X55]);&quot;Raise&quot;)" office:value-type="float" office:value="2" calcext:value-type="float">
            <text:p>2</text:p>
          </table:table-cell>
          <table:table-cell table:formula="of:=COUNTIF(([.N55]~[.R55]~[.V55]~[.Z5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table:formula="of:=SUM([.M56];[.Q56];[.U56];[.Y56])/[.AB56]" office:value-type="float" office:value="10" calcext:value-type="float">
            <text:p>10</text:p>
          </table:table-cell>
          <table:table-cell/>
          <table:table-cell office:value-type="string" calcext:value-type="string">
            <text:p>4ofakind</text:p>
          </table:table-cell>
          <table:table-cell office:value-type="string" calcext:value-type="string">
            <text:p>J</text:p>
          </table:table-cell>
          <table:table-cell office:value-type="float" office:value="311" calcext:value-type="float">
            <text:p>311</text:p>
          </table:table-cell>
          <table:table-cell table:formula="of:=SUM([.O56];[.S56];[.W56];[.AA56])/[.AC56]" office:value-type="float" office:value="10" calcext:value-type="float">
            <text:p>10</text:p>
          </table:table-cell>
          <table:table-cell table:formula="of:=SUM([.O56];[.S56];[.W56];[.AA56])/[.I56]" office:value-type="float" office:value="0.0643086816720257" calcext:value-type="float">
            <text:p>0,06430868167202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l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COUNTIF(([.L56]~[.P56]~[.T56]~[.X56]);&quot;Raise&quot;)" office:value-type="float" office:value="2" calcext:value-type="float">
            <text:p>2</text:p>
          </table:table-cell>
          <table:table-cell table:formula="of:=COUNTIF(([.N56]~[.R56]~[.V56]~[.Z56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lush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formula="of:=SUM([.M57];[.Q57];[.U57];[.Y57])/[.AB57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formula="of:=SUM([.O57];[.S57];[.W57];[.AA57])/[.AC57]" office:value-type="float" office:value="10" calcext:value-type="float">
            <text:p>10</text:p>
          </table:table-cell>
          <table:table-cell table:formula="of:=SUM([.O57];[.S57];[.W57];[.AA57])/[.I57]" office:value-type="float" office:value="0.0520833333333333" calcext:value-type="float">
            <text:p>0,05208333333333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57]~[.P57]~[.T57]~[.X57]);&quot;Raise&quot;)" office:value-type="float" office:value="2" calcext:value-type="float">
            <text:p>2</text:p>
          </table:table-cell>
          <table:table-cell table:formula="of:=COUNTIF(([.N57]~[.R57]~[.V57]~[.Z5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table:formula="of:=SUM([.M58];[.Q58];[.U58];[.Y58])/[.AB58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table:formula="of:=SUM([.O58];[.S58];[.W58];[.AA58])/[.AC58]" office:value-type="float" office:value="25" calcext:value-type="float">
            <text:p>25</text:p>
          </table:table-cell>
          <table:table-cell table:formula="of:=SUM([.O58];[.S58];[.W58];[.AA58])/[.I58]" office:value-type="float" office:value="0.28735632183908" calcext:value-type="float">
            <text:p>0,2873563218390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58]~[.P58]~[.T58]~[.X58]);&quot;Raise&quot;)" office:value-type="float" office:value="2" calcext:value-type="float">
            <text:p>2</text:p>
          </table:table-cell>
          <table:table-cell table:formula="of:=COUNTIF(([.N58]~[.R58]~[.V58]~[.Z5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ofakind</text:p>
          </table:table-cell>
          <table:table-cell office:value-type="string" calcext:value-type="string">
            <text:p>A</text:p>
          </table:table-cell>
          <table:table-cell office:value-type="float" office:value="421" calcext:value-type="float">
            <text:p>421</text:p>
          </table:table-cell>
          <table:table-cell table:formula="of:=SUM([.M59];[.Q59];[.U59];[.Y59])/[.AB59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table:formula="of:=SUM([.O59];[.S59];[.W59];[.AA59])/[.AC59]" office:value-type="float" office:value="30" calcext:value-type="float">
            <text:p>30</text:p>
          </table:table-cell>
          <table:table-cell table:formula="of:=SUM([.O59];[.S59];[.W59];[.AA59])/[.I59]" office:value-type="float" office:value="0.11070110701107" calcext:value-type="float">
            <text:p>0,1107011070110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59]~[.P59]~[.T59]~[.X59]);&quot;Raise&quot;)" office:value-type="float" office:value="2" calcext:value-type="float">
            <text:p>2</text:p>
          </table:table-cell>
          <table:table-cell table:formula="of:=COUNTIF(([.N59]~[.R59]~[.V59]~[.Z5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ullhouse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formula="of:=SUM([.M60];[.Q60];[.U60];[.Y60])/[.AB60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table:formula="of:=SUM([.O60];[.S60];[.W60];[.AA60])/[.AC60]" office:value-type="float" office:value="10" calcext:value-type="float">
            <text:p>10</text:p>
          </table:table-cell>
          <table:table-cell table:formula="of:=SUM([.O60];[.S60];[.W60];[.AA60])/[.I60]" office:value-type="float" office:value="0.0649350649350649" calcext:value-type="float">
            <text:p>0,06493506493506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60]~[.P60]~[.T60]~[.X60]);&quot;Raise&quot;)" office:value-type="float" office:value="2" calcext:value-type="float">
            <text:p>2</text:p>
          </table:table-cell>
          <table:table-cell table:formula="of:=COUNTIF(([.N60]~[.R60]~[.V60]~[.Z6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ullhouse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formula="of:=SUM([.M61];[.Q61];[.U61];[.Y61])/[.AB61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148" calcext:value-type="float">
            <text:p>148</text:p>
          </table:table-cell>
          <table:table-cell table:formula="of:=SUM([.O61];[.S61];[.W61];[.AA61])/[.AC61]" office:value-type="float" office:value="10" calcext:value-type="float">
            <text:p>10</text:p>
          </table:table-cell>
          <table:table-cell table:formula="of:=SUM([.O61];[.S61];[.W61];[.AA61])/[.I61]" office:value-type="float" office:value="0.0675675675675676" calcext:value-type="float">
            <text:p>0,06756756756756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61]~[.P61]~[.T61]~[.X61]);&quot;Raise&quot;)" office:value-type="float" office:value="2" calcext:value-type="float">
            <text:p>2</text:p>
          </table:table-cell>
          <table:table-cell table:formula="of:=COUNTIF(([.N61]~[.R61]~[.V61]~[.Z6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ofakind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table:formula="of:=SUM([.M62];[.Q62];[.U62];[.Y62])/[.AB62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table:formula="of:=SUM([.O62];[.S62];[.W62];[.AA62])/[.AC62]" office:value-type="float" office:value="10" calcext:value-type="float">
            <text:p>10</text:p>
          </table:table-cell>
          <table:table-cell table:formula="of:=SUM([.O62];[.S62];[.W62];[.AA62])/[.I62]" office:value-type="float" office:value="0.04149377593361" calcext:value-type="float">
            <text:p>0,0414937759336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62]~[.P62]~[.T62]~[.X62]);&quot;Raise&quot;)" office:value-type="float" office:value="2" calcext:value-type="float">
            <text:p>2</text:p>
          </table:table-cell>
          <table:table-cell table:formula="of:=COUNTIF(([.N62]~[.R62]~[.V62]~[.Z6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table:formula="of:=SUM([.M63];[.Q63];[.U63];[.Y63])/[.AB63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136" calcext:value-type="float">
            <text:p>136</text:p>
          </table:table-cell>
          <table:table-cell table:formula="of:=SUM([.O63];[.S63];[.W63];[.AA63])/[.AC63]" office:value-type="float" office:value="10" calcext:value-type="float">
            <text:p>10</text:p>
          </table:table-cell>
          <table:table-cell table:formula="of:=SUM([.O63];[.S63];[.W63];[.AA63])/[.I63]" office:value-type="float" office:value="0.0735294117647059" calcext:value-type="float">
            <text:p>0,07352941176470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63]~[.P63]~[.T63]~[.X63]);&quot;Raise&quot;)" office:value-type="float" office:value="2" calcext:value-type="float">
            <text:p>2</text:p>
          </table:table-cell>
          <table:table-cell table:formula="of:=COUNTIF(([.N63]~[.R63]~[.V63]~[.Z6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table:formula="of:=SUM([.M64];[.Q64];[.U64];[.Y64])/[.AB64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table:formula="of:=SUM([.O64];[.S64];[.W64];[.AA64])/[.AC64]" office:value-type="float" office:value="10" calcext:value-type="float">
            <text:p>10</text:p>
          </table:table-cell>
          <table:table-cell table:formula="of:=SUM([.O64];[.S64];[.W64];[.AA64])/[.I64]" office:value-type="float" office:value="0.0321543408360129" calcext:value-type="float">
            <text:p>0,03215434083601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64]~[.P64]~[.T64]~[.X64]);&quot;Raise&quot;)" office:value-type="float" office:value="2" calcext:value-type="float">
            <text:p>2</text:p>
          </table:table-cell>
          <table:table-cell table:formula="of:=COUNTIF(([.N64]~[.R64]~[.V64]~[.Z6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ighCard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SUM([.M65];[.Q65];[.U65];[.Y65])/[.AB65]" office:value-type="float" office:value="18.5" calcext:value-type="float">
            <text:p>18,5</text:p>
          </table:table-cell>
          <table:table-cell/>
          <table:table-cell office:value-type="string" calcext:value-type="string">
            <text:p>4ofakind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table:formula="of:=SUM([.O65];[.S65];[.W65];[.AA65])/[.AC65]" office:value-type="float" office:value="42" calcext:value-type="float">
            <text:p>42</text:p>
          </table:table-cell>
          <table:table-cell table:formula="of:=SUM([.O65];[.S65];[.W65];[.AA65])/[.I65]" office:value-type="float" office:value="0.253012048192771" calcext:value-type="float">
            <text:p>0,25301204819277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l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formula="of:=COUNTIF(([.L65]~[.P65]~[.T65]~[.X65]);&quot;Raise&quot;)" office:value-type="float" office:value="2" calcext:value-type="float">
            <text:p>2</text:p>
          </table:table-cell>
          <table:table-cell table:formula="of:=COUNTIF(([.N65]~[.R65]~[.V65]~[.Z6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nePair</text:p>
          </table:table-cell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table:formula="of:=SUM([.M66];[.Q66];[.U66];[.Y66])/[.AB66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formula="of:=SUM([.O66];[.S66];[.W66];[.AA66])/[.AC66]" office:value-type="float" office:value="10" calcext:value-type="float">
            <text:p>10</text:p>
          </table:table-cell>
          <table:table-cell table:formula="of:=SUM([.O66];[.S66];[.W66];[.AA66])/[.I66]" office:value-type="float" office:value="0.0598802395209581" calcext:value-type="float">
            <text:p>0,05988023952095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66]~[.P66]~[.T66]~[.X66]);&quot;Raise&quot;)" office:value-type="float" office:value="2" calcext:value-type="float">
            <text:p>2</text:p>
          </table:table-cell>
          <table:table-cell table:formula="of:=COUNTIF(([.N66]~[.R66]~[.V66]~[.Z6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lush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table:formula="of:=SUM([.M67];[.Q67];[.U67];[.Y67])/[.AB67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table:formula="of:=SUM([.O67];[.S67];[.W67];[.AA67])/[.AC67]" office:value-type="float" office:value="25" calcext:value-type="float">
            <text:p>25</text:p>
          </table:table-cell>
          <table:table-cell table:formula="of:=SUM([.O67];[.S67];[.W67];[.AA67])/[.I67]" office:value-type="float" office:value="0.602409638554217" calcext:value-type="float">
            <text:p>0,60240963855421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67]~[.P67]~[.T67]~[.X67]);&quot;Raise&quot;)" office:value-type="float" office:value="2" calcext:value-type="float">
            <text:p>2</text:p>
          </table:table-cell>
          <table:table-cell table:formula="of:=COUNTIF(([.N67]~[.R67]~[.V67]~[.Z6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table:formula="of:=SUM([.M68];[.Q68];[.U68];[.Y68])/[.AB68]" office:value-type="float" office:value="13.5" calcext:value-type="float">
            <text:p>13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table:formula="of:=SUM([.O68];[.S68];[.W68];[.AA68])/[.AC68]" office:value-type="float" office:value="10" calcext:value-type="float">
            <text:p>10</text:p>
          </table:table-cell>
          <table:table-cell table:formula="of:=SUM([.O68];[.S68];[.W68];[.AA68])/[.I68]" office:value-type="float" office:value="0.0680272108843537" calcext:value-type="float">
            <text:p>0,06802721088435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68]~[.P68]~[.T68]~[.X68]);&quot;Raise&quot;)" office:value-type="float" office:value="2" calcext:value-type="float">
            <text:p>2</text:p>
          </table:table-cell>
          <table:table-cell table:formula="of:=COUNTIF(([.N68]~[.R68]~[.V68]~[.Z6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ighCard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SUM([.M69];[.Q69];[.U69];[.Y69])/[.AB69]" office:value-type="float" office:value="13" calcext:value-type="float">
            <text:p>13</text:p>
          </table:table-cell>
          <table:table-cell/>
          <table:table-cell office:value-type="string" calcext:value-type="string">
            <text:p>straightflush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table:formula="of:=SUM([.O69];[.S69];[.W69];[.AA69])/[.AC69]" office:value-type="float" office:value="26" calcext:value-type="float">
            <text:p>26</text:p>
          </table:table-cell>
          <table:table-cell table:formula="of:=SUM([.O69];[.S69];[.W69];[.AA69])/[.I69]" office:value-type="float" office:value="0.116071428571429" calcext:value-type="float">
            <text:p>0,11607142857142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i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69]~[.P69]~[.T69]~[.X69]);&quot;Raise&quot;)" office:value-type="float" office:value="2" calcext:value-type="float">
            <text:p>2</text:p>
          </table:table-cell>
          <table:table-cell table:formula="of:=COUNTIF(([.N69]~[.R69]~[.V69]~[.Z69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nePair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formula="of:=SUM([.M70];[.Q70];[.U70];[.Y70])/[.AB70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  <table:table-cell table:formula="of:=SUM([.O70];[.S70];[.W70];[.AA70])/[.AC70]" office:value-type="float" office:value="25" calcext:value-type="float">
            <text:p>25</text:p>
          </table:table-cell>
          <table:table-cell table:formula="of:=SUM([.O70];[.S70];[.W70];[.AA70])/[.I70]" office:value-type="float" office:value="0.102669404517454" calcext:value-type="float">
            <text:p>0,10266940451745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70]~[.P70]~[.T70]~[.X70]);&quot;Raise&quot;)" office:value-type="float" office:value="2" calcext:value-type="float">
            <text:p>2</text:p>
          </table:table-cell>
          <table:table-cell table:formula="of:=COUNTIF(([.N70]~[.R70]~[.V70]~[.Z7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ofakind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table:formula="of:=SUM([.M71];[.Q71];[.U71];[.Y71])/[.AB71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formula="of:=SUM([.O71];[.S71];[.W71];[.AA71])/[.AC71]" office:value-type="float" office:value="10" calcext:value-type="float">
            <text:p>10</text:p>
          </table:table-cell>
          <table:table-cell table:formula="of:=SUM([.O71];[.S71];[.W71];[.AA71])/[.I71]" office:value-type="float" office:value="0.0719424460431655" calcext:value-type="float">
            <text:p>0,07194244604316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71]~[.P71]~[.T71]~[.X71]);&quot;Raise&quot;)" office:value-type="float" office:value="2" calcext:value-type="float">
            <text:p>2</text:p>
          </table:table-cell>
          <table:table-cell table:formula="of:=COUNTIF(([.N71]~[.R71]~[.V71]~[.Z7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471" calcext:value-type="float">
            <text:p>471</text:p>
          </table:table-cell>
          <table:table-cell table:formula="of:=SUM([.M72];[.Q72];[.U72];[.Y72])/[.AB72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332" calcext:value-type="float">
            <text:p>332</text:p>
          </table:table-cell>
          <table:table-cell table:formula="of:=SUM([.O72];[.S72];[.W72];[.AA72])/[.AC72]" office:value-type="float" office:value="25" calcext:value-type="float">
            <text:p>25</text:p>
          </table:table-cell>
          <table:table-cell table:formula="of:=SUM([.O72];[.S72];[.W72];[.AA72])/[.I72]" office:value-type="float" office:value="0.150602409638554" calcext:value-type="float">
            <text:p>0,15060240963855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72]~[.P72]~[.T72]~[.X72]);&quot;Raise&quot;)" office:value-type="float" office:value="2" calcext:value-type="float">
            <text:p>2</text:p>
          </table:table-cell>
          <table:table-cell table:formula="of:=COUNTIF(([.N72]~[.R72]~[.V72]~[.Z72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formula="of:=SUM([.M73];[.Q73];[.U73];[.Y73])/[.AB73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formula="of:=SUM([.O73];[.S73];[.W73];[.AA73])/[.AC73]" office:value-type="float" office:value="10" calcext:value-type="float">
            <text:p>10</text:p>
          </table:table-cell>
          <table:table-cell table:formula="of:=SUM([.O73];[.S73];[.W73];[.AA73])/[.I73]" office:value-type="float" office:value="0.0531914893617021" calcext:value-type="float">
            <text:p>0,05319148936170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73]~[.P73]~[.T73]~[.X73]);&quot;Raise&quot;)" office:value-type="float" office:value="2" calcext:value-type="float">
            <text:p>2</text:p>
          </table:table-cell>
          <table:table-cell table:formula="of:=COUNTIF(([.N73]~[.R73]~[.V73]~[.Z7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SUM([.M74];[.Q74];[.U74];[.Y74])/[.AB74]" office:value-type="float" office:value="12.5" calcext:value-type="float">
            <text:p>12,5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table:formula="of:=SUM([.O74];[.S74];[.W74];[.AA74])/[.AC74]" office:value-type="float" office:value="25" calcext:value-type="float">
            <text:p>25</text:p>
          </table:table-cell>
          <table:table-cell table:formula="of:=SUM([.O74];[.S74];[.W74];[.AA74])/[.I74]" office:value-type="float" office:value="0.106837606837607" calcext:value-type="float">
            <text:p>0,10683760683760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74]~[.P74]~[.T74]~[.X74]);&quot;Raise&quot;)" office:value-type="float" office:value="2" calcext:value-type="float">
            <text:p>2</text:p>
          </table:table-cell>
          <table:table-cell table:formula="of:=COUNTIF(([.N74]~[.R74]~[.V74]~[.Z74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ullhouse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table:formula="of:=SUM([.M75];[.Q75];[.U75];[.Y75])/[.AB75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table:formula="of:=SUM([.O75];[.S75];[.W75];[.AA75])/[.AC75]" office:value-type="float" office:value="10" calcext:value-type="float">
            <text:p>10</text:p>
          </table:table-cell>
          <table:table-cell table:formula="of:=SUM([.O75];[.S75];[.W75];[.AA75])/[.I75]" office:value-type="float" office:value="0.045662100456621" calcext:value-type="float">
            <text:p>0,04566210045662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75]~[.P75]~[.T75]~[.X75]);&quot;Raise&quot;)" office:value-type="float" office:value="2" calcext:value-type="float">
            <text:p>2</text:p>
          </table:table-cell>
          <table:table-cell table:formula="of:=COUNTIF(([.N75]~[.R75]~[.V75]~[.Z7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ofakind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formula="of:=SUM([.M76];[.Q76];[.U76];[.Y76])/[.AB76]" office:value-type="float" office:value="46.5" calcext:value-type="float">
            <text:p>46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52" calcext:value-type="float">
            <text:p>152</text:p>
          </table:table-cell>
          <table:table-cell table:formula="of:=SUM([.O76];[.S76];[.W76];[.AA76])/[.AC76]" office:value-type="float" office:value="39" calcext:value-type="float">
            <text:p>39</text:p>
          </table:table-cell>
          <table:table-cell table:formula="of:=SUM([.O76];[.S76];[.W76];[.AA76])/[.I76]" office:value-type="float" office:value="0.513157894736842" calcext:value-type="float">
            <text:p>0,51315789473684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ll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table:formula="of:=COUNTIF(([.L76]~[.P76]~[.T76]~[.X76]);&quot;Raise&quot;)" office:value-type="float" office:value="2" calcext:value-type="float">
            <text:p>2</text:p>
          </table:table-cell>
          <table:table-cell table:formula="of:=COUNTIF(([.N76]~[.R76]~[.V76]~[.Z76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K</text:p>
          </table:table-cell>
          <table:table-cell office:value-type="float" office:value="78" calcext:value-type="float">
            <text:p>78</text:p>
          </table:table-cell>
          <table:table-cell table:formula="of:=SUM([.M77];[.Q77];[.U77];[.Y77])/[.AB77]" office:value-type="float" office:value="18.6666666666667" calcext:value-type="float">
            <text:p>18,6666666666667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formula="of:=SUM([.O77];[.S77];[.W77];[.AA77])/[.AC77]" office:value-type="float" office:value="33" calcext:value-type="float">
            <text:p>33</text:p>
          </table:table-cell>
          <table:table-cell table:formula="of:=SUM([.O77];[.S77];[.W77];[.AA77])/[.I77]" office:value-type="float" office:value="0.402439024390244" calcext:value-type="float">
            <text:p>0,40243902439024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ll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formula="of:=COUNTIF(([.L77]~[.P77]~[.T77]~[.X77]);&quot;Raise&quot;)" office:value-type="float" office:value="3" calcext:value-type="float">
            <text:p>3</text:p>
          </table:table-cell>
          <table:table-cell table:formula="of:=COUNTIF(([.N77]~[.R77]~[.V77]~[.Z7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table:formula="of:=SUM([.M78];[.Q78];[.U78];[.Y78])/[.AB78]" office:value-type="float" office:value="39" calcext:value-type="float">
            <text:p>39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K</text:p>
          </table:table-cell>
          <table:table-cell office:value-type="float" office:value="373" calcext:value-type="float">
            <text:p>373</text:p>
          </table:table-cell>
          <table:table-cell table:formula="of:=SUM([.O78];[.S78];[.W78];[.AA78])/[.AC78]" office:value-type="float" office:value="83" calcext:value-type="float">
            <text:p>83</text:p>
          </table:table-cell>
          <table:table-cell table:formula="of:=SUM([.O78];[.S78];[.W78];[.AA78])/[.I78]" office:value-type="float" office:value="0.222520107238606" calcext:value-type="float">
            <text:p>0,22252010723860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all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formula="of:=COUNTIF(([.L78]~[.P78]~[.T78]~[.X78]);&quot;Raise&quot;)" office:value-type="float" office:value="2" calcext:value-type="float">
            <text:p>2</text:p>
          </table:table-cell>
          <table:table-cell table:formula="of:=COUNTIF(([.N78]~[.R78]~[.V78]~[.Z7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288" calcext:value-type="float">
            <text:p>288</text:p>
          </table:table-cell>
          <table:table-cell table:formula="of:=SUM([.M79];[.Q79];[.U79];[.Y79])/[.AB79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table:formula="of:=SUM([.O79];[.S79];[.W79];[.AA79])/[.AC79]" office:value-type="float" office:value="10" calcext:value-type="float">
            <text:p>10</text:p>
          </table:table-cell>
          <table:table-cell table:formula="of:=SUM([.O79];[.S79];[.W79];[.AA79])/[.I79]" office:value-type="float" office:value="0.0458715596330275" calcext:value-type="float">
            <text:p>0,04587155963302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79]~[.P79]~[.T79]~[.X79]);&quot;Raise&quot;)" office:value-type="float" office:value="2" calcext:value-type="float">
            <text:p>2</text:p>
          </table:table-cell>
          <table:table-cell table:formula="of:=COUNTIF(([.N79]~[.R79]~[.V79]~[.Z7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table:formula="of:=SUM([.M80];[.Q80];[.U80];[.Y80])/[.AB80]" office:value-type="float" office:value="16" calcext:value-type="float">
            <text:p>16</text:p>
          </table:table-cell>
          <table:table-cell/>
          <table:table-cell office:value-type="string" calcext:value-type="string">
            <text:p>4ofakind</text:p>
          </table:table-cell>
          <table:table-cell office:value-type="string" calcext:value-type="string">
            <text:p>Q</text:p>
          </table:table-cell>
          <table:table-cell office:value-type="float" office:value="210" calcext:value-type="float">
            <text:p>210</text:p>
          </table:table-cell>
          <table:table-cell table:formula="of:=SUM([.O80];[.S80];[.W80];[.AA80])/[.AC80]" office:value-type="float" office:value="8" calcext:value-type="float">
            <text:p>8</text:p>
          </table:table-cell>
          <table:table-cell table:formula="of:=SUM([.O80];[.S80];[.W80];[.AA80])/[.I80]" office:value-type="float" office:value="0.0761904761904762" calcext:value-type="float">
            <text:p>0,07619047619047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In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formula="of:=COUNTIF(([.L80]~[.P80]~[.T80]~[.X80]);&quot;Raise&quot;)" office:value-type="float" office:value="2" calcext:value-type="float">
            <text:p>2</text:p>
          </table:table-cell>
          <table:table-cell table:formula="of:=COUNTIF(([.N80]~[.R80]~[.V80]~[.Z8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formula="of:=SUM([.M81];[.Q81];[.U81];[.Y81])/[.AB81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table:formula="of:=SUM([.O81];[.S81];[.W81];[.AA81])/[.AC81]" office:value-type="float" office:value="5" calcext:value-type="float">
            <text:p>5</text:p>
          </table:table-cell>
          <table:table-cell table:formula="of:=SUM([.O81];[.S81];[.W81];[.AA81])/[.I81]" office:value-type="float" office:value="0.32258064516129" calcext:value-type="float">
            <text:p>0,3225806451612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81]~[.P81]~[.T81]~[.X81]);&quot;Raise&quot;)" office:value-type="float" office:value="2" calcext:value-type="float">
            <text:p>2</text:p>
          </table:table-cell>
          <table:table-cell table:formula="of:=COUNTIF(([.N81]~[.R81]~[.V81]~[.Z81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58" calcext:value-type="float">
            <text:p>58</text:p>
          </table:table-cell>
          <table:table-cell table:formula="of:=SUM([.M82];[.Q82];[.U82];[.Y82])/[.AB82]" office:value-type="float" office:value="10.5" calcext:value-type="float">
            <text:p>10,5</text:p>
          </table:table-cell>
          <table:table-cell/>
          <table:table-cell office:value-type="string" calcext:value-type="string">
            <text:p>4ofakind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formula="of:=SUM([.O82];[.S82];[.W82];[.AA82])/[.AC82]" office:value-type="float" office:value="26" calcext:value-type="float">
            <text:p>26</text:p>
          </table:table-cell>
          <table:table-cell table:formula="of:=SUM([.O82];[.S82];[.W82];[.AA82])/[.I82]" office:value-type="float" office:value="0.145251396648045" calcext:value-type="float">
            <text:p>0,14525139664804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table:formula="of:=COUNTIF(([.L82]~[.P82]~[.T82]~[.X82]);&quot;Raise&quot;)" office:value-type="float" office:value="2" calcext:value-type="float">
            <text:p>2</text:p>
          </table:table-cell>
          <table:table-cell table:formula="of:=COUNTIF(([.N82]~[.R82]~[.V82]~[.Z8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ofakind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table:formula="of:=SUM([.M83];[.Q83];[.U83];[.Y83])/[.AB83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table:formula="of:=SUM([.O83];[.S83];[.W83];[.AA83])/[.AC83]" office:value-type="float" office:value="10" calcext:value-type="float">
            <text:p>10</text:p>
          </table:table-cell>
          <table:table-cell table:formula="of:=SUM([.O83];[.S83];[.W83];[.AA83])/[.I83]" office:value-type="float" office:value="0.0813008130081301" calcext:value-type="float">
            <text:p>0,0813008130081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83]~[.P83]~[.T83]~[.X83]);&quot;Raise&quot;)" office:value-type="float" office:value="2" calcext:value-type="float">
            <text:p>2</text:p>
          </table:table-cell>
          <table:table-cell table:formula="of:=COUNTIF(([.N83]~[.R83]~[.V83]~[.Z8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ullhouse</text:p>
          </table:table-cell>
          <table:table-cell office:value-type="string" calcext:value-type="string">
            <text:p>K</text:p>
          </table:table-cell>
          <table:table-cell office:value-type="float" office:value="480" calcext:value-type="float">
            <text:p>480</text:p>
          </table:table-cell>
          <table:table-cell table:formula="of:=SUM([.M84];[.Q84];[.U84];[.Y84])/[.AB84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table:formula="of:=SUM([.O84];[.S84];[.W84];[.AA84])/[.AC84]" office:value-type="float" office:value="25" calcext:value-type="float">
            <text:p>25</text:p>
          </table:table-cell>
          <table:table-cell table:formula="of:=SUM([.O84];[.S84];[.W84];[.AA84])/[.I84]" office:value-type="float" office:value="0.271739130434783" calcext:value-type="float">
            <text:p>0,27173913043478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84]~[.P84]~[.T84]~[.X84]);&quot;Raise&quot;)" office:value-type="float" office:value="2" calcext:value-type="float">
            <text:p>2</text:p>
          </table:table-cell>
          <table:table-cell table:formula="of:=COUNTIF(([.N84]~[.R84]~[.V84]~[.Z84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aight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table:formula="of:=SUM([.M85];[.Q85];[.U85];[.Y85])/[.AB85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table:formula="of:=SUM([.O85];[.S85];[.W85];[.AA85])/[.AC85]" office:value-type="float" office:value="30" calcext:value-type="float">
            <text:p>30</text:p>
          </table:table-cell>
          <table:table-cell table:formula="of:=SUM([.O85];[.S85];[.W85];[.AA85])/[.I85]" office:value-type="float" office:value="0.138888888888889" calcext:value-type="float">
            <text:p>0,13888888888888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85]~[.P85]~[.T85]~[.X85]);&quot;Raise&quot;)" office:value-type="float" office:value="2" calcext:value-type="float">
            <text:p>2</text:p>
          </table:table-cell>
          <table:table-cell table:formula="of:=COUNTIF(([.N85]~[.R85]~[.V85]~[.Z8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formula="of:=SUM([.M86];[.Q86];[.U86];[.Y86])/[.AB86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14" calcext:value-type="float">
            <text:p>114</text:p>
          </table:table-cell>
          <table:table-cell table:formula="of:=SUM([.O86];[.S86];[.W86];[.AA86])/[.AC86]" office:value-type="float" office:value="10" calcext:value-type="float">
            <text:p>10</text:p>
          </table:table-cell>
          <table:table-cell table:formula="of:=SUM([.O86];[.S86];[.W86];[.AA86])/[.I86]" office:value-type="float" office:value="0.087719298245614" calcext:value-type="float">
            <text:p>0,08771929824561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86]~[.P86]~[.T86]~[.X86]);&quot;Raise&quot;)" office:value-type="float" office:value="2" calcext:value-type="float">
            <text:p>2</text:p>
          </table:table-cell>
          <table:table-cell table:formula="of:=COUNTIF(([.N86]~[.R86]~[.V86]~[.Z8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lush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table:formula="of:=SUM([.M87];[.Q87];[.U87];[.Y87])/[.AB87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table:formula="of:=SUM([.O87];[.S87];[.W87];[.AA87])/[.AC87]" office:value-type="float" office:value="10" calcext:value-type="float">
            <text:p>10</text:p>
          </table:table-cell>
          <table:table-cell table:formula="of:=SUM([.O87];[.S87];[.W87];[.AA87])/[.I87]" office:value-type="float" office:value="0.075187969924812" calcext:value-type="float">
            <text:p>0,07518796992481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87]~[.P87]~[.T87]~[.X87]);&quot;Raise&quot;)" office:value-type="float" office:value="2" calcext:value-type="float">
            <text:p>2</text:p>
          </table:table-cell>
          <table:table-cell table:formula="of:=COUNTIF(([.N87]~[.R87]~[.V87]~[.Z8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K</text:p>
          </table:table-cell>
          <table:table-cell office:value-type="float" office:value="125" calcext:value-type="float">
            <text:p>125</text:p>
          </table:table-cell>
          <table:table-cell table:formula="of:=SUM([.M88];[.Q88];[.U88];[.Y88])/[.AB88]" office:value-type="float" office:value="25.5" calcext:value-type="float">
            <text:p>25,5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K</text:p>
          </table:table-cell>
          <table:table-cell office:value-type="float" office:value="274" calcext:value-type="float">
            <text:p>274</text:p>
          </table:table-cell>
          <table:table-cell table:formula="of:=SUM([.O88];[.S88];[.W88];[.AA88])/[.AC88]" office:value-type="float" office:value="56" calcext:value-type="float">
            <text:p>56</text:p>
          </table:table-cell>
          <table:table-cell table:formula="of:=SUM([.O88];[.S88];[.W88];[.AA88])/[.I88]" office:value-type="float" office:value="0.204379562043796" calcext:value-type="float">
            <text:p>0,20437956204379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ll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formula="of:=COUNTIF(([.L88]~[.P88]~[.T88]~[.X88]);&quot;Raise&quot;)" office:value-type="float" office:value="2" calcext:value-type="float">
            <text:p>2</text:p>
          </table:table-cell>
          <table:table-cell table:formula="of:=COUNTIF(([.N88]~[.R88]~[.V88]~[.Z8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table:formula="of:=SUM([.M89];[.Q89];[.U89];[.Y89])/[.AB89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table:formula="of:=SUM([.O89];[.S89];[.W89];[.AA89])/[.AC89]" office:value-type="float" office:value="25" calcext:value-type="float">
            <text:p>25</text:p>
          </table:table-cell>
          <table:table-cell table:formula="of:=SUM([.O89];[.S89];[.W89];[.AA89])/[.I89]" office:value-type="float" office:value="0.225225225225225" calcext:value-type="float">
            <text:p>0,22522522522522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89]~[.P89]~[.T89]~[.X89]);&quot;Raise&quot;)" office:value-type="float" office:value="2" calcext:value-type="float">
            <text:p>2</text:p>
          </table:table-cell>
          <table:table-cell table:formula="of:=COUNTIF(([.N89]~[.R89]~[.V89]~[.Z89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ullhouse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  <table:table-cell table:formula="of:=SUM([.M90];[.Q90];[.U90];[.Y90])/[.AB90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76" calcext:value-type="float">
            <text:p>176</text:p>
          </table:table-cell>
          <table:table-cell table:formula="of:=SUM([.O90];[.S90];[.W90];[.AA90])/[.AC90]" office:value-type="float" office:value="25" calcext:value-type="float">
            <text:p>25</text:p>
          </table:table-cell>
          <table:table-cell table:formula="of:=SUM([.O90];[.S90];[.W90];[.AA90])/[.I90]" office:value-type="float" office:value="0.284090909090909" calcext:value-type="float">
            <text:p>0,28409090909090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90]~[.P90]~[.T90]~[.X90]);&quot;Raise&quot;)" office:value-type="float" office:value="2" calcext:value-type="float">
            <text:p>2</text:p>
          </table:table-cell>
          <table:table-cell table:formula="of:=COUNTIF(([.N90]~[.R90]~[.V90]~[.Z9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woPairs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SUM([.M91];[.Q91];[.U91];[.Y91])/[.AB91]" office:value-type="float" office:value="7.5" calcext:value-type="float">
            <text:p>7,5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formula="of:=SUM([.O91];[.S91];[.W91];[.AA91])/[.AC91]" office:value-type="float" office:value="20" calcext:value-type="float">
            <text:p>20</text:p>
          </table:table-cell>
          <table:table-cell table:formula="of:=SUM([.O91];[.S91];[.W91];[.AA91])/[.I91]" office:value-type="float" office:value="0.119760479041916" calcext:value-type="float">
            <text:p>0,11976047904191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l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COUNTIF(([.L91]~[.P91]~[.T91]~[.X91]);&quot;Raise&quot;)" office:value-type="float" office:value="2" calcext:value-type="float">
            <text:p>2</text:p>
          </table:table-cell>
          <table:table-cell table:formula="of:=COUNTIF(([.N91]~[.R91]~[.V91]~[.Z9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table:formula="of:=SUM([.M92];[.Q92];[.U92];[.Y92])/[.AB92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formula="of:=SUM([.O92];[.S92];[.W92];[.AA92])/[.AC92]" office:value-type="float" office:value="10" calcext:value-type="float">
            <text:p>10</text:p>
          </table:table-cell>
          <table:table-cell table:formula="of:=SUM([.O92];[.S92];[.W92];[.AA92])/[.I92]" office:value-type="float" office:value="0.0689655172413793" calcext:value-type="float">
            <text:p>0,06896551724137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92]~[.P92]~[.T92]~[.X92]);&quot;Raise&quot;)" office:value-type="float" office:value="2" calcext:value-type="float">
            <text:p>2</text:p>
          </table:table-cell>
          <table:table-cell table:formula="of:=COUNTIF(([.N92]~[.R92]~[.V92]~[.Z9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ofakind</text:p>
          </table:table-cell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table:formula="of:=SUM([.M93];[.Q93];[.U93];[.Y93])/[.AB93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formula="of:=SUM([.O93];[.S93];[.W93];[.AA93])/[.AC93]" office:value-type="float" office:value="10" calcext:value-type="float">
            <text:p>10</text:p>
          </table:table-cell>
          <table:table-cell table:formula="of:=SUM([.O93];[.S93];[.W93];[.AA93])/[.I93]" office:value-type="float" office:value="0.0465116279069768" calcext:value-type="float">
            <text:p>0,04651162790697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93]~[.P93]~[.T93]~[.X93]);&quot;Raise&quot;)" office:value-type="float" office:value="2" calcext:value-type="float">
            <text:p>2</text:p>
          </table:table-cell>
          <table:table-cell table:formula="of:=COUNTIF(([.N93]~[.R93]~[.V93]~[.Z9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table:formula="of:=SUM([.M94];[.Q94];[.U94];[.Y94])/[.AB94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table:formula="of:=SUM([.O94];[.S94];[.W94];[.AA94])/[.AC94]" office:value-type="float" office:value="25" calcext:value-type="float">
            <text:p>25</text:p>
          </table:table-cell>
          <table:table-cell table:formula="of:=SUM([.O94];[.S94];[.W94];[.AA94])/[.I94]" office:value-type="float" office:value="0.240384615384615" calcext:value-type="float">
            <text:p>0,24038461538461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94]~[.P94]~[.T94]~[.X94]);&quot;Raise&quot;)" office:value-type="float" office:value="2" calcext:value-type="float">
            <text:p>2</text:p>
          </table:table-cell>
          <table:table-cell table:formula="of:=COUNTIF(([.N94]~[.R94]~[.V94]~[.Z94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ofakind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table:formula="of:=SUM([.M95];[.Q95];[.U95];[.Y95])/[.AB95]" office:value-type="float" office:value="21.5" calcext:value-type="float">
            <text:p>21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59" calcext:value-type="float">
            <text:p>59</text:p>
          </table:table-cell>
          <table:table-cell table:formula="of:=SUM([.O95];[.S95];[.W95];[.AA95])/[.AC95]" office:value-type="float" office:value="19" calcext:value-type="float">
            <text:p>19</text:p>
          </table:table-cell>
          <table:table-cell table:formula="of:=SUM([.O95];[.S95];[.W95];[.AA95])/[.I95]" office:value-type="float" office:value="0.322033898305085" calcext:value-type="float">
            <text:p>0,32203389830508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i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95]~[.P95]~[.T95]~[.X95]);&quot;Raise&quot;)" office:value-type="float" office:value="2" calcext:value-type="float">
            <text:p>2</text:p>
          </table:table-cell>
          <table:table-cell table:formula="of:=COUNTIF(([.N95]~[.R95]~[.V95]~[.Z9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table:formula="of:=SUM([.M96];[.Q96];[.U96];[.Y96])/[.AB96]" office:value-type="float" office:value="12.5" calcext:value-type="float">
            <text:p>12,5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formula="of:=SUM([.O96];[.S96];[.W96];[.AA96])/[.AC96]" office:value-type="float" office:value="30" calcext:value-type="float">
            <text:p>30</text:p>
          </table:table-cell>
          <table:table-cell table:formula="of:=SUM([.O96];[.S96];[.W96];[.AA96])/[.I96]" office:value-type="float" office:value="0.077319587628866" calcext:value-type="float">
            <text:p>0,07731958762886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96]~[.P96]~[.T96]~[.X96]);&quot;Raise&quot;)" office:value-type="float" office:value="2" calcext:value-type="float">
            <text:p>2</text:p>
          </table:table-cell>
          <table:table-cell table:formula="of:=COUNTIF(([.N96]~[.R96]~[.V96]~[.Z9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SUM([.M97];[.Q97];[.U97];[.Y97])/[.AB97]" office:value-type="float" office:value="5.5" calcext:value-type="float">
            <text:p>5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table:formula="of:=SUM([.O97];[.S97];[.W97];[.AA97])/[.AC97]" office:value-type="float" office:value="12" calcext:value-type="float">
            <text:p>12</text:p>
          </table:table-cell>
          <table:table-cell table:formula="of:=SUM([.O97];[.S97];[.W97];[.AA97])/[.I97]" office:value-type="float" office:value="0.3" calcext:value-type="float">
            <text:p>0,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i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97]~[.P97]~[.T97]~[.X97]);&quot;Raise&quot;)" office:value-type="float" office:value="2" calcext:value-type="float">
            <text:p>2</text:p>
          </table:table-cell>
          <table:table-cell table:formula="of:=COUNTIF(([.N97]~[.R97]~[.V97]~[.Z9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aight</text:p>
          </table:table-cell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table:formula="of:=SUM([.M98];[.Q98];[.U98];[.Y98])/[.AB98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01" calcext:value-type="float">
            <text:p>101</text:p>
          </table:table-cell>
          <table:table-cell table:formula="of:=SUM([.O98];[.S98];[.W98];[.AA98])/[.AC98]" office:value-type="float" office:value="101" calcext:value-type="float">
            <text:p>101</text:p>
          </table:table-cell>
          <table:table-cell table:formula="of:=SUM([.O98];[.S98];[.W98];[.AA98])/[.I98]"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In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formula="of:=COUNTIF(([.L98]~[.P98]~[.T98]~[.X98]);&quot;Raise&quot;)" office:value-type="float" office:value="2" calcext:value-type="float">
            <text:p>2</text:p>
          </table:table-cell>
          <table:table-cell table:formula="of:=COUNTIF(([.N98]~[.R98]~[.V98]~[.Z9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ofakind</text:p>
          </table:table-cell>
          <table:table-cell office:value-type="string" calcext:value-type="string">
            <text:p>J</text:p>
          </table:table-cell>
          <table:table-cell office:value-type="float" office:value="304" calcext:value-type="float">
            <text:p>304</text:p>
          </table:table-cell>
          <table:table-cell table:formula="of:=SUM([.M99];[.Q99];[.U99];[.Y99])/[.AB99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formula="of:=SUM([.O99];[.S99];[.W99];[.AA99])/[.AC99]" office:value-type="float" office:value="10" calcext:value-type="float">
            <text:p>10</text:p>
          </table:table-cell>
          <table:table-cell table:formula="of:=SUM([.O99];[.S99];[.W99];[.AA99])/[.I99]" office:value-type="float" office:value="0.0540540540540541" calcext:value-type="float">
            <text:p>0,05405405405405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99]~[.P99]~[.T99]~[.X99]);&quot;Raise&quot;)" office:value-type="float" office:value="2" calcext:value-type="float">
            <text:p>2</text:p>
          </table:table-cell>
          <table:table-cell table:formula="of:=COUNTIF(([.N99]~[.R99]~[.V99]~[.Z9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ofakind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table:formula="of:=SUM([.M100];[.Q100];[.U100];[.Y100])/[.AB100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K</text:p>
          </table:table-cell>
          <table:table-cell office:value-type="float" office:value="168" calcext:value-type="float">
            <text:p>168</text:p>
          </table:table-cell>
          <table:table-cell table:formula="of:=SUM([.O100];[.S100];[.W100];[.AA100])/[.AC100]" office:value-type="float" office:value="10" calcext:value-type="float">
            <text:p>10</text:p>
          </table:table-cell>
          <table:table-cell table:formula="of:=SUM([.O100];[.S100];[.W100];[.AA100])/[.I100]" office:value-type="float" office:value="0.0595238095238095" calcext:value-type="float">
            <text:p>0,0595238095238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00]~[.P100]~[.T100]~[.X100]);&quot;Raise&quot;)" office:value-type="float" office:value="2" calcext:value-type="float">
            <text:p>2</text:p>
          </table:table-cell>
          <table:table-cell table:formula="of:=COUNTIF(([.N100]~[.R100]~[.V100]~[.Z10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lush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table:formula="of:=SUM([.M101];[.Q101];[.U101];[.Y101])/[.AB101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formula="of:=SUM([.O101];[.S101];[.W101];[.AA101])/[.AC101]" office:value-type="float" office:value="10" calcext:value-type="float">
            <text:p>10</text:p>
          </table:table-cell>
          <table:table-cell table:formula="of:=SUM([.O101];[.S101];[.W101];[.AA101])/[.I101]" office:value-type="float" office:value="0.0490196078431373" calcext:value-type="float">
            <text:p>0,04901960784313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01]~[.P101]~[.T101]~[.X101]);&quot;Raise&quot;)" office:value-type="float" office:value="2" calcext:value-type="float">
            <text:p>2</text:p>
          </table:table-cell>
          <table:table-cell table:formula="of:=COUNTIF(([.N101]~[.R101]~[.V101]~[.Z10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231" calcext:value-type="float">
            <text:p>231</text:p>
          </table:table-cell>
          <table:table-cell table:formula="of:=SUM([.M102];[.Q102];[.U102];[.Y102])/[.AB102]" office:value-type="float" office:value="32.5" calcext:value-type="float">
            <text:p>32,5</text:p>
          </table:table-cell>
          <table:table-cell/>
          <table:table-cell office:value-type="string" calcext:value-type="string">
            <text:p>4ofakind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table:formula="of:=SUM([.O102];[.S102];[.W102];[.AA102])/[.AC102]" office:value-type="float" office:value="25" calcext:value-type="float">
            <text:p>25</text:p>
          </table:table-cell>
          <table:table-cell table:formula="of:=SUM([.O102];[.S102];[.W102];[.AA102])/[.I102]" office:value-type="float" office:value="0.102880658436214" calcext:value-type="float">
            <text:p>0,10288065843621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02]~[.P102]~[.T102]~[.X102]);&quot;Raise&quot;)" office:value-type="float" office:value="2" calcext:value-type="float">
            <text:p>2</text:p>
          </table:table-cell>
          <table:table-cell table:formula="of:=COUNTIF(([.N102]~[.R102]~[.V102]~[.Z102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nePair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formula="of:=SUM([.M103];[.Q103];[.U103];[.Y103])/[.AB103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formula="of:=SUM([.O103];[.S103];[.W103];[.AA103])/[.AC103]" office:value-type="float" office:value="10" calcext:value-type="float">
            <text:p>10</text:p>
          </table:table-cell>
          <table:table-cell table:formula="of:=SUM([.O103];[.S103];[.W103];[.AA103])/[.I103]" office:value-type="float" office:value="0.0480769230769231" calcext:value-type="float">
            <text:p>0,04807692307692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03]~[.P103]~[.T103]~[.X103]);&quot;Raise&quot;)" office:value-type="float" office:value="2" calcext:value-type="float">
            <text:p>2</text:p>
          </table:table-cell>
          <table:table-cell table:formula="of:=COUNTIF(([.N103]~[.R103]~[.V103]~[.Z10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SUM([.M104];[.Q104];[.U104];[.Y104])/[.AB104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</text:p>
          </table:table-cell>
          <table:table-cell office:value-type="float" office:value="456" calcext:value-type="float">
            <text:p>456</text:p>
          </table:table-cell>
          <table:table-cell table:formula="of:=SUM([.O104];[.S104];[.W104];[.AA104])/[.AC104]" office:value-type="float" office:value="25" calcext:value-type="float">
            <text:p>25</text:p>
          </table:table-cell>
          <table:table-cell table:formula="of:=SUM([.O104];[.S104];[.W104];[.AA104])/[.I104]" office:value-type="float" office:value="0.109649122807018" calcext:value-type="float">
            <text:p>0,10964912280701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04]~[.P104]~[.T104]~[.X104]);&quot;Raise&quot;)" office:value-type="float" office:value="2" calcext:value-type="float">
            <text:p>2</text:p>
          </table:table-cell>
          <table:table-cell table:formula="of:=COUNTIF(([.N104]~[.R104]~[.V104]~[.Z104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table:formula="of:=SUM([.M105];[.Q105];[.U105];[.Y105])/[.AB105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flush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table:formula="of:=SUM([.O105];[.S105];[.W105];[.AA105])/[.AC105]" office:value-type="float" office:value="25" calcext:value-type="float">
            <text:p>25</text:p>
          </table:table-cell>
          <table:table-cell table:formula="of:=SUM([.O105];[.S105];[.W105];[.AA105])/[.I105]" office:value-type="float" office:value="0.102880658436214" calcext:value-type="float">
            <text:p>0,10288065843621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05]~[.P105]~[.T105]~[.X105]);&quot;Raise&quot;)" office:value-type="float" office:value="2" calcext:value-type="float">
            <text:p>2</text:p>
          </table:table-cell>
          <table:table-cell table:formula="of:=COUNTIF(([.N105]~[.R105]~[.V105]~[.Z105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table:formula="of:=SUM([.M106];[.Q106];[.U106];[.Y106])/[.AB106]" office:value-type="float" office:value="51.5" calcext:value-type="float">
            <text:p>51,5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table:formula="of:=SUM([.O106];[.S106];[.W106];[.AA106])/[.AC106]" office:value-type="float" office:value="20" calcext:value-type="float">
            <text:p>20</text:p>
          </table:table-cell>
          <table:table-cell table:formula="of:=SUM([.O106];[.S106];[.W106];[.AA106])/[.I106]" office:value-type="float" office:value="0.0987654320987654" calcext:value-type="float">
            <text:p>0,09876543209876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i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In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table:formula="of:=COUNTIF(([.L106]~[.P106]~[.T106]~[.X106]);&quot;Raise&quot;)" office:value-type="float" office:value="2" calcext:value-type="float">
            <text:p>2</text:p>
          </table:table-cell>
          <table:table-cell table:formula="of:=COUNTIF(([.N106]~[.R106]~[.V106]~[.Z106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173" calcext:value-type="float">
            <text:p>173</text:p>
          </table:table-cell>
          <table:table-cell table:formula="of:=SUM([.M107];[.Q107];[.U107];[.Y107])/[.AB107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formula="of:=SUM([.O107];[.S107];[.W107];[.AA107])/[.AC107]" office:value-type="float" office:value="25" calcext:value-type="float">
            <text:p>25</text:p>
          </table:table-cell>
          <table:table-cell table:formula="of:=SUM([.O107];[.S107];[.W107];[.AA107])/[.I107]" office:value-type="float" office:value="0.120481927710843" calcext:value-type="float">
            <text:p>0,12048192771084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07]~[.P107]~[.T107]~[.X107]);&quot;Raise&quot;)" office:value-type="float" office:value="2" calcext:value-type="float">
            <text:p>2</text:p>
          </table:table-cell>
          <table:table-cell table:formula="of:=COUNTIF(([.N107]~[.R107]~[.V107]~[.Z10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table:formula="of:=SUM([.M108];[.Q108];[.U108];[.Y108])/[.AB108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table:formula="of:=SUM([.O108];[.S108];[.W108];[.AA108])/[.AC108]" office:value-type="float" office:value="25" calcext:value-type="float">
            <text:p>25</text:p>
          </table:table-cell>
          <table:table-cell table:formula="of:=SUM([.O108];[.S108];[.W108];[.AA108])/[.I108]" office:value-type="float" office:value="0.344827586206897" calcext:value-type="float">
            <text:p>0,34482758620689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08]~[.P108]~[.T108]~[.X108]);&quot;Raise&quot;)" office:value-type="float" office:value="2" calcext:value-type="float">
            <text:p>2</text:p>
          </table:table-cell>
          <table:table-cell table:formula="of:=COUNTIF(([.N108]~[.R108]~[.V108]~[.Z10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328" calcext:value-type="float">
            <text:p>328</text:p>
          </table:table-cell>
          <table:table-cell table:formula="of:=SUM([.M109];[.Q109];[.U109];[.Y109])/[.AB109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table:formula="of:=SUM([.O109];[.S109];[.W109];[.AA109])/[.AC109]" office:value-type="float" office:value="10" calcext:value-type="float">
            <text:p>10</text:p>
          </table:table-cell>
          <table:table-cell table:formula="of:=SUM([.O109];[.S109];[.W109];[.AA109])/[.I109]" office:value-type="float" office:value="0.0288184438040346" calcext:value-type="float">
            <text:p>0,02881844380403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09]~[.P109]~[.T109]~[.X109]);&quot;Raise&quot;)" office:value-type="float" office:value="2" calcext:value-type="float">
            <text:p>2</text:p>
          </table:table-cell>
          <table:table-cell table:formula="of:=COUNTIF(([.N109]~[.R109]~[.V109]~[.Z10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formula="of:=SUM([.M110];[.Q110];[.U110];[.Y110])/[.AB110]" office:value-type="float" office:value="12.5" calcext:value-type="float">
            <text:p>12,5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table:formula="of:=SUM([.O110];[.S110];[.W110];[.AA110])/[.AC110]" office:value-type="float" office:value="25" calcext:value-type="float">
            <text:p>25</text:p>
          </table:table-cell>
          <table:table-cell table:formula="of:=SUM([.O110];[.S110];[.W110];[.AA110])/[.I110]" office:value-type="float" office:value="0.103950103950104" calcext:value-type="float">
            <text:p>0,10395010395010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10]~[.P110]~[.T110]~[.X110]);&quot;Raise&quot;)" office:value-type="float" office:value="2" calcext:value-type="float">
            <text:p>2</text:p>
          </table:table-cell>
          <table:table-cell table:formula="of:=COUNTIF(([.N110]~[.R110]~[.V110]~[.Z11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ullhouse</text:p>
          </table:table-cell>
          <table:table-cell office:value-type="string" calcext:value-type="string">
            <text:p>J</text:p>
          </table:table-cell>
          <table:table-cell office:value-type="float" office:value="459" calcext:value-type="float">
            <text:p>459</text:p>
          </table:table-cell>
          <table:table-cell table:formula="of:=SUM([.M111];[.Q111];[.U111];[.Y111])/[.AB111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61" calcext:value-type="float">
            <text:p>161</text:p>
          </table:table-cell>
          <table:table-cell table:formula="of:=SUM([.O111];[.S111];[.W111];[.AA111])/[.AC111]" office:value-type="float" office:value="25" calcext:value-type="float">
            <text:p>25</text:p>
          </table:table-cell>
          <table:table-cell table:formula="of:=SUM([.O111];[.S111];[.W111];[.AA111])/[.I111]" office:value-type="float" office:value="0.31055900621118" calcext:value-type="float">
            <text:p>0,3105590062111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11]~[.P111]~[.T111]~[.X111]);&quot;Raise&quot;)" office:value-type="float" office:value="2" calcext:value-type="float">
            <text:p>2</text:p>
          </table:table-cell>
          <table:table-cell table:formula="of:=COUNTIF(([.N111]~[.R111]~[.V111]~[.Z111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lush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formula="of:=SUM([.M112];[.Q112];[.U112];[.Y112])/[.AB112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formula="of:=SUM([.O112];[.S112];[.W112];[.AA112])/[.AC112]" office:value-type="float" office:value="10" calcext:value-type="float">
            <text:p>10</text:p>
          </table:table-cell>
          <table:table-cell table:formula="of:=SUM([.O112];[.S112];[.W112];[.AA112])/[.I112]" office:value-type="float" office:value="0.0505050505050505" calcext:value-type="float">
            <text:p>0,05050505050505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12]~[.P112]~[.T112]~[.X112]);&quot;Raise&quot;)" office:value-type="float" office:value="2" calcext:value-type="float">
            <text:p>2</text:p>
          </table:table-cell>
          <table:table-cell table:formula="of:=COUNTIF(([.N112]~[.R112]~[.V112]~[.Z11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4ofakind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  <table:table-cell table:formula="of:=SUM([.M113];[.Q113];[.U113];[.Y113])/[.AB113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205" calcext:value-type="float">
            <text:p>205</text:p>
          </table:table-cell>
          <table:table-cell table:formula="of:=SUM([.O113];[.S113];[.W113];[.AA113])/[.AC113]" office:value-type="float" office:value="25" calcext:value-type="float">
            <text:p>25</text:p>
          </table:table-cell>
          <table:table-cell table:formula="of:=SUM([.O113];[.S113];[.W113];[.AA113])/[.I113]" office:value-type="float" office:value="0.24390243902439" calcext:value-type="float">
            <text:p>0,2439024390243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13]~[.P113]~[.T113]~[.X113]);&quot;Raise&quot;)" office:value-type="float" office:value="2" calcext:value-type="float">
            <text:p>2</text:p>
          </table:table-cell>
          <table:table-cell table:formula="of:=COUNTIF(([.N113]~[.R113]~[.V113]~[.Z113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table:formula="of:=SUM([.M114];[.Q114];[.U114];[.Y114])/[.AB114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formula="of:=SUM([.O114];[.S114];[.W114];[.AA114])/[.AC114]" office:value-type="float" office:value="30" calcext:value-type="float">
            <text:p>30</text:p>
          </table:table-cell>
          <table:table-cell table:formula="of:=SUM([.O114];[.S114];[.W114];[.AA114])/[.I114]" office:value-type="float" office:value="0.0744416873449131" calcext:value-type="float">
            <text:p>0,07444168734491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4]~[.P114]~[.T114]~[.X114]);&quot;Raise&quot;)" office:value-type="float" office:value="2" calcext:value-type="float">
            <text:p>2</text:p>
          </table:table-cell>
          <table:table-cell table:formula="of:=COUNTIF(([.N114]~[.R114]~[.V114]~[.Z11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J</text:p>
          </table:table-cell>
          <table:table-cell office:value-type="float" office:value="356" calcext:value-type="float">
            <text:p>356</text:p>
          </table:table-cell>
          <table:table-cell table:formula="of:=SUM([.M115];[.Q115];[.U115];[.Y115])/[.AB115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table:formula="of:=SUM([.O115];[.S115];[.W115];[.AA115])/[.AC115]" office:value-type="float" office:value="30" calcext:value-type="float">
            <text:p>30</text:p>
          </table:table-cell>
          <table:table-cell table:formula="of:=SUM([.O115];[.S115];[.W115];[.AA115])/[.I115]" office:value-type="float" office:value="0.194805194805195" calcext:value-type="float">
            <text:p>0,19480519480519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5]~[.P115]~[.T115]~[.X115]);&quot;Raise&quot;)" office:value-type="float" office:value="2" calcext:value-type="float">
            <text:p>2</text:p>
          </table:table-cell>
          <table:table-cell table:formula="of:=COUNTIF(([.N115]~[.R115]~[.V115]~[.Z11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ofakind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table:formula="of:=SUM([.M116];[.Q116];[.U116];[.Y116])/[.AB116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table:formula="of:=SUM([.O116];[.S116];[.W116];[.AA116])/[.AC116]" office:value-type="float" office:value="10" calcext:value-type="float">
            <text:p>10</text:p>
          </table:table-cell>
          <table:table-cell table:formula="of:=SUM([.O116];[.S116];[.W116];[.AA116])/[.I116]" office:value-type="float" office:value="0.0628930817610063" calcext:value-type="float">
            <text:p>0,06289308176100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16]~[.P116]~[.T116]~[.X116]);&quot;Raise&quot;)" office:value-type="float" office:value="2" calcext:value-type="float">
            <text:p>2</text:p>
          </table:table-cell>
          <table:table-cell table:formula="of:=COUNTIF(([.N116]~[.R116]~[.V116]~[.Z11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formula="of:=SUM([.M117];[.Q117];[.U117];[.Y117])/[.AB117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table:formula="of:=SUM([.O117];[.S117];[.W117];[.AA117])/[.AC117]" office:value-type="float" office:value="30" calcext:value-type="float">
            <text:p>30</text:p>
          </table:table-cell>
          <table:table-cell table:formula="of:=SUM([.O117];[.S117];[.W117];[.AA117])/[.I117]" office:value-type="float" office:value="0.0826446280991736" calcext:value-type="float">
            <text:p>0,08264462809917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17]~[.P117]~[.T117]~[.X117]);&quot;Raise&quot;)" office:value-type="float" office:value="2" calcext:value-type="float">
            <text:p>2</text:p>
          </table:table-cell>
          <table:table-cell table:formula="of:=COUNTIF(([.N117]~[.R117]~[.V117]~[.Z11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4ofakind</text:p>
          </table:table-cell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table:formula="of:=SUM([.M118];[.Q118];[.U118];[.Y118])/[.AB118]" office:value-type="float" office:value="19.25" calcext:value-type="float">
            <text:p>19,2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A</text:p>
          </table:table-cell>
          <table:table-cell office:value-type="float" office:value="122" calcext:value-type="float">
            <text:p>122</text:p>
          </table:table-cell>
          <table:table-cell table:formula="of:=SUM([.O118];[.S118];[.W118];[.AA118])/[.AC118]" office:value-type="float" office:value="40.6666666666667" calcext:value-type="float">
            <text:p>40,6666666666667</text:p>
          </table:table-cell>
          <table:table-cell table:formula="of:=SUM([.O118];[.S118];[.W118];[.AA118])/[.I118]"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is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i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i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s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llIn</text:p>
          </table:table-cell>
          <table:table-cell office:value-type="float" office:value="86" calcext:value-type="float">
            <text:p>86</text:p>
          </table:table-cell>
          <table:table-cell table:formula="of:=COUNTIF(([.L118]~[.P118]~[.T118]~[.X118]);&quot;Raise&quot;)" office:value-type="float" office:value="4" calcext:value-type="float">
            <text:p>4</text:p>
          </table:table-cell>
          <table:table-cell table:formula="of:=COUNTIF(([.N118]~[.R118]~[.V118]~[.Z118]);&quot;Rais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4ofakind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table:formula="of:=SUM([.M119];[.Q119];[.U119];[.Y119])/[.AB119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table:formula="of:=SUM([.O119];[.S119];[.W119];[.AA119])/[.AC119]" office:value-type="float" office:value="10" calcext:value-type="float">
            <text:p>10</text:p>
          </table:table-cell>
          <table:table-cell table:formula="of:=SUM([.O119];[.S119];[.W119];[.AA119])/[.I119]" office:value-type="float" office:value="0.0418410041841004" calcext:value-type="float">
            <text:p>0,04184100418410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19]~[.P119]~[.T119]~[.X119]);&quot;Raise&quot;)" office:value-type="float" office:value="2" calcext:value-type="float">
            <text:p>2</text:p>
          </table:table-cell>
          <table:table-cell table:formula="of:=COUNTIF(([.N119]~[.R119]~[.V119]~[.Z11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386" calcext:value-type="float">
            <text:p>386</text:p>
          </table:table-cell>
          <table:table-cell table:formula="of:=SUM([.M120];[.Q120];[.U120];[.Y120])/[.AB120]" office:value-type="float" office:value="190.5" calcext:value-type="float">
            <text:p>190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492" calcext:value-type="float">
            <text:p>492</text:p>
          </table:table-cell>
          <table:table-cell table:formula="of:=SUM([.O120];[.S120];[.W120];[.AA120])/[.AC120]" office:value-type="float" office:value="52" calcext:value-type="float">
            <text:p>52</text:p>
          </table:table-cell>
          <table:table-cell table:formula="of:=SUM([.O120];[.S120];[.W120];[.AA120])/[.I120]" office:value-type="float" office:value="0.211382113821138" calcext:value-type="float">
            <text:p>0,21138211382113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Rais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all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formula="of:=COUNTIF(([.L120]~[.P120]~[.T120]~[.X120]);&quot;Raise&quot;)" office:value-type="float" office:value="2" calcext:value-type="float">
            <text:p>2</text:p>
          </table:table-cell>
          <table:table-cell table:formula="of:=COUNTIF(([.N120]~[.R120]~[.V120]~[.Z12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42" calcext:value-type="float">
            <text:p>42</text:p>
          </table:table-cell>
          <table:table-cell table:formula="of:=SUM([.M121];[.Q121];[.U121];[.Y121])/[.AB121]" office:value-type="float" office:value="14" calcext:value-type="float">
            <text:p>14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SUM([.O121];[.S121];[.W121];[.AA121])/[.AC121]" office:value-type="float" office:value="33" calcext:value-type="float">
            <text:p>33</text:p>
          </table:table-cell>
          <table:table-cell table:formula="of:=SUM([.O121];[.S121];[.W121];[.AA121])/[.I121]" office:value-type="float" office:value="0.235714285714286" calcext:value-type="float">
            <text:p>0,23571428571428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ll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table:formula="of:=COUNTIF(([.L121]~[.P121]~[.T121]~[.X121]);&quot;Raise&quot;)" office:value-type="float" office:value="2" calcext:value-type="float">
            <text:p>2</text:p>
          </table:table-cell>
          <table:table-cell table:formula="of:=COUNTIF(([.N121]~[.R121]~[.V121]~[.Z12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table:formula="of:=SUM([.M122];[.Q122];[.U122];[.Y122])/[.AB122]" office:value-type="float" office:value="12.5" calcext:value-type="float">
            <text:p>12,5</text:p>
          </table:table-cell>
          <table:table-cell/>
          <table:table-cell office:value-type="string" calcext:value-type="string">
            <text:p>4ofakind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table:formula="of:=SUM([.O122];[.S122];[.W122];[.AA122])/[.AC122]" office:value-type="float" office:value="30" calcext:value-type="float">
            <text:p>30</text:p>
          </table:table-cell>
          <table:table-cell table:formula="of:=SUM([.O122];[.S122];[.W122];[.AA122])/[.I122]" office:value-type="float" office:value="0.0757575757575758" calcext:value-type="float">
            <text:p>0,07575757575757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2]~[.P122]~[.T122]~[.X122]);&quot;Raise&quot;)" office:value-type="float" office:value="2" calcext:value-type="float">
            <text:p>2</text:p>
          </table:table-cell>
          <table:table-cell table:formula="of:=COUNTIF(([.N122]~[.R122]~[.V122]~[.Z12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table:formula="of:=SUM([.M123];[.Q123];[.U123];[.Y123])/[.AB123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formula="of:=SUM([.O123];[.S123];[.W123];[.AA123])/[.AC123]" office:value-type="float" office:value="30" calcext:value-type="float">
            <text:p>30</text:p>
          </table:table-cell>
          <table:table-cell table:formula="of:=SUM([.O123];[.S123];[.W123];[.AA123])/[.I123]" office:value-type="float" office:value="0.115830115830116" calcext:value-type="float">
            <text:p>0,11583011583011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3]~[.P123]~[.T123]~[.X123]);&quot;Raise&quot;)" office:value-type="float" office:value="2" calcext:value-type="float">
            <text:p>2</text:p>
          </table:table-cell>
          <table:table-cell table:formula="of:=COUNTIF(([.N123]~[.R123]~[.V123]~[.Z12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nePair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table:formula="of:=SUM([.M124];[.Q124];[.U124];[.Y124])/[.AB124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formula="of:=SUM([.O124];[.S124];[.W124];[.AA124])/[.AC124]" office:value-type="float" office:value="10" calcext:value-type="float">
            <text:p>10</text:p>
          </table:table-cell>
          <table:table-cell table:formula="of:=SUM([.O124];[.S124];[.W124];[.AA124])/[.I124]" office:value-type="float" office:value="0.0632911392405063" calcext:value-type="float">
            <text:p>0,06329113924050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24]~[.P124]~[.T124]~[.X124]);&quot;Raise&quot;)" office:value-type="float" office:value="2" calcext:value-type="float">
            <text:p>2</text:p>
          </table:table-cell>
          <table:table-cell table:formula="of:=COUNTIF(([.N124]~[.R124]~[.V124]~[.Z12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ofakind</text:p>
          </table:table-cell>
          <table:table-cell office:value-type="string" calcext:value-type="string">
            <text:p>Q</text:p>
          </table:table-cell>
          <table:table-cell office:value-type="float" office:value="272" calcext:value-type="float">
            <text:p>272</text:p>
          </table:table-cell>
          <table:table-cell table:formula="of:=SUM([.M125];[.Q125];[.U125];[.Y125])/[.AB125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table:formula="of:=SUM([.O125];[.S125];[.W125];[.AA125])/[.AC125]" office:value-type="float" office:value="30" calcext:value-type="float">
            <text:p>30</text:p>
          </table:table-cell>
          <table:table-cell table:formula="of:=SUM([.O125];[.S125];[.W125];[.AA125])/[.I125]" office:value-type="float" office:value="0.215827338129496" calcext:value-type="float">
            <text:p>0,21582733812949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5]~[.P125]~[.T125]~[.X125]);&quot;Raise&quot;)" office:value-type="float" office:value="2" calcext:value-type="float">
            <text:p>2</text:p>
          </table:table-cell>
          <table:table-cell table:formula="of:=COUNTIF(([.N125]~[.R125]~[.V125]~[.Z12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22" calcext:value-type="float">
            <text:p>122</text:p>
          </table:table-cell>
          <table:table-cell table:formula="of:=SUM([.M126];[.Q126];[.U126];[.Y126])/[.AB126]" office:value-type="float" office:value="12.5" calcext:value-type="float">
            <text:p>12,5</text:p>
          </table:table-cell>
          <table:table-cell/>
          <table:table-cell office:value-type="string" calcext:value-type="string">
            <text:p>3ofakind</text:p>
          </table:table-cell>
          <table:table-cell office:value-type="string" calcext:value-type="string">
            <text:p>J</text:p>
          </table:table-cell>
          <table:table-cell office:value-type="float" office:value="216" calcext:value-type="float">
            <text:p>216</text:p>
          </table:table-cell>
          <table:table-cell table:formula="of:=SUM([.O126];[.S126];[.W126];[.AA126])/[.AC126]" office:value-type="float" office:value="30" calcext:value-type="float">
            <text:p>30</text:p>
          </table:table-cell>
          <table:table-cell table:formula="of:=SUM([.O126];[.S126];[.W126];[.AA126])/[.I126]" office:value-type="float" office:value="0.138888888888889" calcext:value-type="float">
            <text:p>0,13888888888888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6]~[.P126]~[.T126]~[.X126]);&quot;Raise&quot;)" office:value-type="float" office:value="2" calcext:value-type="float">
            <text:p>2</text:p>
          </table:table-cell>
          <table:table-cell table:formula="of:=COUNTIF(([.N126]~[.R126]~[.V126]~[.Z12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206" calcext:value-type="float">
            <text:p>206</text:p>
          </table:table-cell>
          <table:table-cell table:formula="of:=SUM([.M127];[.Q127];[.U127];[.Y127])/[.AB127]" office:value-type="float" office:value="33" calcext:value-type="float">
            <text:p>33</text:p>
          </table:table-cell>
          <table:table-cell/>
          <table:table-cell office:value-type="string" calcext:value-type="string">
            <text:p>straightflush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formula="of:=SUM([.O127];[.S127];[.W127];[.AA127])/[.AC127]" office:value-type="float" office:value="71" calcext:value-type="float">
            <text:p>71</text:p>
          </table:table-cell>
          <table:table-cell table:formula="of:=SUM([.O127];[.S127];[.W127];[.AA127])/[.I127]" office:value-type="float" office:value="0.202857142857143" calcext:value-type="float">
            <text:p>0,20285714285714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ll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formula="of:=COUNTIF(([.L127]~[.P127]~[.T127]~[.X127]);&quot;Raise&quot;)" office:value-type="float" office:value="2" calcext:value-type="float">
            <text:p>2</text:p>
          </table:table-cell>
          <table:table-cell table:formula="of:=COUNTIF(([.N127]~[.R127]~[.V127]~[.Z12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SUM([.M128];[.Q128];[.U128];[.Y128])/[.AB128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table:formula="of:=SUM([.O128];[.S128];[.W128];[.AA128])/[.AC128]" office:value-type="float" office:value="30" calcext:value-type="float">
            <text:p>30</text:p>
          </table:table-cell>
          <table:table-cell table:formula="of:=SUM([.O128];[.S128];[.W128];[.AA128])/[.I128]" office:value-type="float" office:value="0.077120822622108" calcext:value-type="float">
            <text:p>0,07712082262210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8]~[.P128]~[.T128]~[.X128]);&quot;Raise&quot;)" office:value-type="float" office:value="2" calcext:value-type="float">
            <text:p>2</text:p>
          </table:table-cell>
          <table:table-cell table:formula="of:=COUNTIF(([.N128]~[.R128]~[.V128]~[.Z12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table:formula="of:=SUM([.M129];[.Q129];[.U129];[.Y129])/[.AB129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table:formula="of:=SUM([.O129];[.S129];[.W129];[.AA129])/[.AC129]" office:value-type="float" office:value="30" calcext:value-type="float">
            <text:p>30</text:p>
          </table:table-cell>
          <table:table-cell table:formula="of:=SUM([.O129];[.S129];[.W129];[.AA129])/[.I129]" office:value-type="float" office:value="0.109489051094891" calcext:value-type="float">
            <text:p>0,10948905109489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29]~[.P129]~[.T129]~[.X129]);&quot;Raise&quot;)" office:value-type="float" office:value="2" calcext:value-type="float">
            <text:p>2</text:p>
          </table:table-cell>
          <table:table-cell table:formula="of:=COUNTIF(([.N129]~[.R129]~[.V129]~[.Z12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aightflush</text:p>
          </table:table-cell>
          <table:table-cell office:value-type="string" calcext:value-type="string">
            <text:p>K</text:p>
          </table:table-cell>
          <table:table-cell office:value-type="float" office:value="480" calcext:value-type="float">
            <text:p>480</text:p>
          </table:table-cell>
          <table:table-cell table:formula="of:=SUM([.M130];[.Q130];[.U130];[.Y130])/[.AB130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table:formula="of:=SUM([.O130];[.S130];[.W130];[.AA130])/[.AC130]" office:value-type="float" office:value="10" calcext:value-type="float">
            <text:p>10</text:p>
          </table:table-cell>
          <table:table-cell table:formula="of:=SUM([.O130];[.S130];[.W130];[.AA130])/[.I130]" office:value-type="float" office:value="0.0862068965517241" calcext:value-type="float">
            <text:p>0,08620689655172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30]~[.P130]~[.T130]~[.X130]);&quot;Raise&quot;)" office:value-type="float" office:value="2" calcext:value-type="float">
            <text:p>2</text:p>
          </table:table-cell>
          <table:table-cell table:formula="of:=COUNTIF(([.N130]~[.R130]~[.V130]~[.Z13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aight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formula="of:=SUM([.M131];[.Q131];[.U131];[.Y131])/[.AB131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formula="of:=SUM([.O131];[.S131];[.W131];[.AA131])/[.AC131]" office:value-type="float" office:value="10" calcext:value-type="float">
            <text:p>10</text:p>
          </table:table-cell>
          <table:table-cell table:formula="of:=SUM([.O131];[.S131];[.W131];[.AA131])/[.I131]" office:value-type="float" office:value="0.0520833333333333" calcext:value-type="float">
            <text:p>0,05208333333333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31]~[.P131]~[.T131]~[.X131]);&quot;Raise&quot;)" office:value-type="float" office:value="2" calcext:value-type="float">
            <text:p>2</text:p>
          </table:table-cell>
          <table:table-cell table:formula="of:=COUNTIF(([.N131]~[.R131]~[.V131]~[.Z13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table:formula="of:=SUM([.M132];[.Q132];[.U132];[.Y132])/[.AB132]" office:value-type="float" office:value="18.5" calcext:value-type="float">
            <text:p>18,5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J</text:p>
          </table:table-cell>
          <table:table-cell office:value-type="float" office:value="332" calcext:value-type="float">
            <text:p>332</text:p>
          </table:table-cell>
          <table:table-cell table:formula="of:=SUM([.O132];[.S132];[.W132];[.AA132])/[.AC132]" office:value-type="float" office:value="42" calcext:value-type="float">
            <text:p>42</text:p>
          </table:table-cell>
          <table:table-cell table:formula="of:=SUM([.O132];[.S132];[.W132];[.AA132])/[.I132]" office:value-type="float" office:value="0.126506024096386" calcext:value-type="float">
            <text:p>0,12650602409638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l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formula="of:=COUNTIF(([.L132]~[.P132]~[.T132]~[.X132]);&quot;Raise&quot;)" office:value-type="float" office:value="2" calcext:value-type="float">
            <text:p>2</text:p>
          </table:table-cell>
          <table:table-cell table:formula="of:=COUNTIF(([.N132]~[.R132]~[.V132]~[.Z13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354" calcext:value-type="float">
            <text:p>354</text:p>
          </table:table-cell>
          <table:table-cell table:formula="of:=SUM([.M133];[.Q133];[.U133];[.Y133])/[.AB133]" office:value-type="float" office:value="13.5" calcext:value-type="float">
            <text:p>13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J</text:p>
          </table:table-cell>
          <table:table-cell office:value-type="float" office:value="402" calcext:value-type="float">
            <text:p>402</text:p>
          </table:table-cell>
          <table:table-cell table:formula="of:=SUM([.O133];[.S133];[.W133];[.AA133])/[.AC133]" office:value-type="float" office:value="33" calcext:value-type="float">
            <text:p>33</text:p>
          </table:table-cell>
          <table:table-cell table:formula="of:=SUM([.O133];[.S133];[.W133];[.AA133])/[.I133]" office:value-type="float" office:value="0.082089552238806" calcext:value-type="float">
            <text:p>0,08208955223880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i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table:formula="of:=COUNTIF(([.L133]~[.P133]~[.T133]~[.X133]);&quot;Raise&quot;)" office:value-type="float" office:value="2" calcext:value-type="float">
            <text:p>2</text:p>
          </table:table-cell>
          <table:table-cell table:formula="of:=COUNTIF(([.N133]~[.R133]~[.V133]~[.Z13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240" calcext:value-type="float">
            <text:p>240</text:p>
          </table:table-cell>
          <table:table-cell table:formula="of:=SUM([.M134];[.Q134];[.U134];[.Y134])/[.AB134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formula="of:=SUM([.O134];[.S134];[.W134];[.AA134])/[.AC134]" office:value-type="float" office:value="30" calcext:value-type="float">
            <text:p>30</text:p>
          </table:table-cell>
          <table:table-cell table:formula="of:=SUM([.O134];[.S134];[.W134];[.AA134])/[.I134]" office:value-type="float" office:value="0.0797872340425532" calcext:value-type="float">
            <text:p>0,07978723404255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34]~[.P134]~[.T134]~[.X134]);&quot;Raise&quot;)" office:value-type="float" office:value="2" calcext:value-type="float">
            <text:p>2</text:p>
          </table:table-cell>
          <table:table-cell table:formula="of:=COUNTIF(([.N134]~[.R134]~[.V134]~[.Z13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lush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table:formula="of:=SUM([.M135];[.Q135];[.U135];[.Y135])/[.AB135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formula="of:=SUM([.O135];[.S135];[.W135];[.AA135])/[.AC135]" office:value-type="float" office:value="10" calcext:value-type="float">
            <text:p>10</text:p>
          </table:table-cell>
          <table:table-cell table:formula="of:=SUM([.O135];[.S135];[.W135];[.AA135])/[.I135]" office:value-type="float" office:value="0.0613496932515337" calcext:value-type="float">
            <text:p>0,06134969325153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35]~[.P135]~[.T135]~[.X135]);&quot;Raise&quot;)" office:value-type="float" office:value="2" calcext:value-type="float">
            <text:p>2</text:p>
          </table:table-cell>
          <table:table-cell table:formula="of:=COUNTIF(([.N135]~[.R135]~[.V135]~[.Z13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257" calcext:value-type="float">
            <text:p>257</text:p>
          </table:table-cell>
          <table:table-cell table:formula="of:=SUM([.M136];[.Q136];[.U136];[.Y136])/[.AB136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SUM([.O136];[.S136];[.W136];[.AA136])/[.AC136]" office:value-type="float" office:value="10" calcext:value-type="float">
            <text:p>10</text:p>
          </table:table-cell>
          <table:table-cell table:formula="of:=SUM([.O136];[.S136];[.W136];[.AA136])/[.I136]" office:value-type="float" office:value="0.0555555555555556" calcext:value-type="float">
            <text:p>0,05555555555555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36]~[.P136]~[.T136]~[.X136]);&quot;Raise&quot;)" office:value-type="float" office:value="2" calcext:value-type="float">
            <text:p>2</text:p>
          </table:table-cell>
          <table:table-cell table:formula="of:=COUNTIF(([.N136]~[.R136]~[.V136]~[.Z13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05" calcext:value-type="float">
            <text:p>105</text:p>
          </table:table-cell>
          <table:table-cell table:formula="of:=SUM([.M137];[.Q137];[.U137];[.Y137])/[.AB137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table:formula="of:=SUM([.O137];[.S137];[.W137];[.AA137])/[.AC137]" office:value-type="float" office:value="30" calcext:value-type="float">
            <text:p>30</text:p>
          </table:table-cell>
          <table:table-cell table:formula="of:=SUM([.O137];[.S137];[.W137];[.AA137])/[.I137]" office:value-type="float" office:value="0.0779220779220779" calcext:value-type="float">
            <text:p>0,07792207792207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37]~[.P137]~[.T137]~[.X137]);&quot;Raise&quot;)" office:value-type="float" office:value="2" calcext:value-type="float">
            <text:p>2</text:p>
          </table:table-cell>
          <table:table-cell table:formula="of:=COUNTIF(([.N137]~[.R137]~[.V137]~[.Z13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ighCard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SUM([.M138];[.Q138];[.U138];[.Y138])/[.AB138]" office:value-type="float" office:value="6" calcext:value-type="float">
            <text:p>6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SUM([.O138];[.S138];[.W138];[.AA138])/[.AC138]" office:value-type="float" office:value="12" calcext:value-type="float">
            <text:p>12</text:p>
          </table:table-cell>
          <table:table-cell table:formula="of:=SUM([.O138];[.S138];[.W138];[.AA138])/[.I138]" office:value-type="float" office:value="0.138728323699422" calcext:value-type="float">
            <text:p>0,13872832369942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i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38]~[.P138]~[.T138]~[.X138]);&quot;Raise&quot;)" office:value-type="float" office:value="2" calcext:value-type="float">
            <text:p>2</text:p>
          </table:table-cell>
          <table:table-cell table:formula="of:=COUNTIF(([.N138]~[.R138]~[.V138]~[.Z13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aight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SUM([.M139];[.Q139];[.U139];[.Y139])/[.AB139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formula="of:=SUM([.O139];[.S139];[.W139];[.AA139])/[.AC139]" office:value-type="float" office:value="10" calcext:value-type="float">
            <text:p>10</text:p>
          </table:table-cell>
          <table:table-cell table:formula="of:=SUM([.O139];[.S139];[.W139];[.AA139])/[.I139]" office:value-type="float" office:value="0.0598802395209581" calcext:value-type="float">
            <text:p>0,05988023952095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39]~[.P139]~[.T139]~[.X139]);&quot;Raise&quot;)" office:value-type="float" office:value="2" calcext:value-type="float">
            <text:p>2</text:p>
          </table:table-cell>
          <table:table-cell table:formula="of:=COUNTIF(([.N139]~[.R139]~[.V139]~[.Z13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table:formula="of:=SUM([.M140];[.Q140];[.U140];[.Y140])/[.AB140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table:formula="of:=SUM([.O140];[.S140];[.W140];[.AA140])/[.AC140]" office:value-type="float" office:value="30" calcext:value-type="float">
            <text:p>30</text:p>
          </table:table-cell>
          <table:table-cell table:formula="of:=SUM([.O140];[.S140];[.W140];[.AA140])/[.I140]" office:value-type="float" office:value="0.0892857142857143" calcext:value-type="float">
            <text:p>0,08928571428571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0]~[.P140]~[.T140]~[.X140]);&quot;Raise&quot;)" office:value-type="float" office:value="2" calcext:value-type="float">
            <text:p>2</text:p>
          </table:table-cell>
          <table:table-cell table:formula="of:=COUNTIF(([.N140]~[.R140]~[.V140]~[.Z14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lush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table:formula="of:=SUM([.M141];[.Q141];[.U141];[.Y141])/[.AB141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table:formula="of:=SUM([.O141];[.S141];[.W141];[.AA141])/[.AC141]" office:value-type="float" office:value="25" calcext:value-type="float">
            <text:p>25</text:p>
          </table:table-cell>
          <table:table-cell table:formula="of:=SUM([.O141];[.S141];[.W141];[.AA141])/[.I141]" office:value-type="float" office:value="0.335570469798658" calcext:value-type="float">
            <text:p>0,33557046979865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41]~[.P141]~[.T141]~[.X141]);&quot;Raise&quot;)" office:value-type="float" office:value="2" calcext:value-type="float">
            <text:p>2</text:p>
          </table:table-cell>
          <table:table-cell table:formula="of:=COUNTIF(([.N141]~[.R141]~[.V141]~[.Z141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21" calcext:value-type="float">
            <text:p>121</text:p>
          </table:table-cell>
          <table:table-cell table:formula="of:=SUM([.M142];[.Q142];[.U142];[.Y142])/[.AB142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275" calcext:value-type="float">
            <text:p>275</text:p>
          </table:table-cell>
          <table:table-cell table:formula="of:=SUM([.O142];[.S142];[.W142];[.AA142])/[.AC142]" office:value-type="float" office:value="30" calcext:value-type="float">
            <text:p>30</text:p>
          </table:table-cell>
          <table:table-cell table:formula="of:=SUM([.O142];[.S142];[.W142];[.AA142])/[.I142]" office:value-type="float" office:value="0.109090909090909" calcext:value-type="float">
            <text:p>0,10909090909090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2]~[.P142]~[.T142]~[.X142]);&quot;Raise&quot;)" office:value-type="float" office:value="2" calcext:value-type="float">
            <text:p>2</text:p>
          </table:table-cell>
          <table:table-cell table:formula="of:=COUNTIF(([.N142]~[.R142]~[.V142]~[.Z14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formula="of:=SUM([.M143];[.Q143];[.U143];[.Y143])/[.AB143]" office:value-type="float" office:value="12.5" calcext:value-type="float">
            <text:p>12,5</text:p>
          </table:table-cell>
          <table:table-cell/>
          <table:table-cell office:value-type="string" calcext:value-type="string">
            <text:p>4ofakind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table:formula="of:=SUM([.O143];[.S143];[.W143];[.AA143])/[.AC143]" office:value-type="float" office:value="25" calcext:value-type="float">
            <text:p>25</text:p>
          </table:table-cell>
          <table:table-cell table:formula="of:=SUM([.O143];[.S143];[.W143];[.AA143])/[.I143]" office:value-type="float" office:value="0.101626016260163" calcext:value-type="float">
            <text:p>0,10162601626016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43]~[.P143]~[.T143]~[.X143]);&quot;Raise&quot;)" office:value-type="float" office:value="2" calcext:value-type="float">
            <text:p>2</text:p>
          </table:table-cell>
          <table:table-cell table:formula="of:=COUNTIF(([.N143]~[.R143]~[.V143]~[.Z143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table:formula="of:=SUM([.M144];[.Q144];[.U144];[.Y144])/[.AB144]" office:value-type="float" office:value="15" calcext:value-type="float">
            <text:p>15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table:formula="of:=SUM([.O144];[.S144];[.W144];[.AA144])/[.AC144]" office:value-type="float" office:value="31.6666666666667" calcext:value-type="float">
            <text:p>31,6666666666667</text:p>
          </table:table-cell>
          <table:table-cell table:formula="of:=SUM([.O144];[.S144];[.W144];[.AA144])/[.I144]" office:value-type="float" office:value="0.220417633410673" calcext:value-type="float">
            <text:p>0,22041763341067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ll</text:p>
          </table:table-cell>
          <table:table-cell office:value-type="float" office:value="25" calcext:value-type="float">
            <text:p>25</text:p>
          </table:table-cell>
          <table:table-cell table:formula="of:=COUNTIF(([.L144]~[.P144]~[.T144]~[.X144]);&quot;Raise&quot;)" office:value-type="float" office:value="4" calcext:value-type="float">
            <text:p>4</text:p>
          </table:table-cell>
          <table:table-cell table:formula="of:=COUNTIF(([.N144]~[.R144]~[.V144]~[.Z144]);&quot;Rais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nePair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table:formula="of:=SUM([.M145];[.Q145];[.U145];[.Y145])/[.AB145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table:formula="of:=SUM([.O145];[.S145];[.W145];[.AA145])/[.AC145]" office:value-type="float" office:value="10" calcext:value-type="float">
            <text:p>10</text:p>
          </table:table-cell>
          <table:table-cell table:formula="of:=SUM([.O145];[.S145];[.W145];[.AA145])/[.I145]" office:value-type="float" office:value="0.0523560209424084" calcext:value-type="float">
            <text:p>0,05235602094240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45]~[.P145]~[.T145]~[.X145]);&quot;Raise&quot;)" office:value-type="float" office:value="2" calcext:value-type="float">
            <text:p>2</text:p>
          </table:table-cell>
          <table:table-cell table:formula="of:=COUNTIF(([.N145]~[.R145]~[.V145]~[.Z14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92" calcext:value-type="float">
            <text:p>192</text:p>
          </table:table-cell>
          <table:table-cell table:formula="of:=SUM([.M146];[.Q146];[.U146];[.Y146])/[.AB146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table:formula="of:=SUM([.O146];[.S146];[.W146];[.AA146])/[.AC146]" office:value-type="float" office:value="30" calcext:value-type="float">
            <text:p>30</text:p>
          </table:table-cell>
          <table:table-cell table:formula="of:=SUM([.O146];[.S146];[.W146];[.AA146])/[.I146]" office:value-type="float" office:value="0.0914634146341463" calcext:value-type="float">
            <text:p>0,09146341463414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6]~[.P146]~[.T146]~[.X146]);&quot;Raise&quot;)" office:value-type="float" office:value="2" calcext:value-type="float">
            <text:p>2</text:p>
          </table:table-cell>
          <table:table-cell table:formula="of:=COUNTIF(([.N146]~[.R146]~[.V146]~[.Z14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table:formula="of:=SUM([.M147];[.Q147];[.U147];[.Y147])/[.AB147]" office:value-type="float" office:value="49" calcext:value-type="float">
            <text:p>49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table:formula="of:=SUM([.O147];[.S147];[.W147];[.AA147])/[.AC147]" office:value-type="float" office:value="86" calcext:value-type="float">
            <text:p>86</text:p>
          </table:table-cell>
          <table:table-cell table:formula="of:=SUM([.O147];[.S147];[.W147];[.AA147])/[.I147]" office:value-type="float" office:value="0.390022675736961" calcext:value-type="float">
            <text:p>0,39002267573696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is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all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COUNTIF(([.L147]~[.P147]~[.T147]~[.X147]);&quot;Raise&quot;)" office:value-type="float" office:value="3" calcext:value-type="float">
            <text:p>3</text:p>
          </table:table-cell>
          <table:table-cell table:formula="of:=COUNTIF(([.N147]~[.R147]~[.V147]~[.Z14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200" calcext:value-type="float">
            <text:p>200</text:p>
          </table:table-cell>
          <table:table-cell table:formula="of:=SUM([.M148];[.Q148];[.U148];[.Y148])/[.AB148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Q</text:p>
          </table:table-cell>
          <table:table-cell office:value-type="float" office:value="316" calcext:value-type="float">
            <text:p>316</text:p>
          </table:table-cell>
          <table:table-cell table:formula="of:=SUM([.O148];[.S148];[.W148];[.AA148])/[.AC148]" office:value-type="float" office:value="30" calcext:value-type="float">
            <text:p>30</text:p>
          </table:table-cell>
          <table:table-cell table:formula="of:=SUM([.O148];[.S148];[.W148];[.AA148])/[.I148]" office:value-type="float" office:value="0.0949367088607595" calcext:value-type="float">
            <text:p>0,0949367088607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48]~[.P148]~[.T148]~[.X148]);&quot;Raise&quot;)" office:value-type="float" office:value="2" calcext:value-type="float">
            <text:p>2</text:p>
          </table:table-cell>
          <table:table-cell table:formula="of:=COUNTIF(([.N148]~[.R148]~[.V148]~[.Z14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table:formula="of:=SUM([.M149];[.Q149];[.U149];[.Y149])/[.AB149]" office:value-type="float" office:value="12" calcext:value-type="float">
            <text:p>12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119" calcext:value-type="float">
            <text:p>119</text:p>
          </table:table-cell>
          <table:table-cell table:formula="of:=SUM([.O149];[.S149];[.W149];[.AA149])/[.AC149]" office:value-type="float" office:value="10" calcext:value-type="float">
            <text:p>10</text:p>
          </table:table-cell>
          <table:table-cell table:formula="of:=SUM([.O149];[.S149];[.W149];[.AA149])/[.I149]" office:value-type="float" office:value="0.0840336134453782" calcext:value-type="float">
            <text:p>0,08403361344537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49]~[.P149]~[.T149]~[.X149]);&quot;Raise&quot;)" office:value-type="float" office:value="2" calcext:value-type="float">
            <text:p>2</text:p>
          </table:table-cell>
          <table:table-cell table:formula="of:=COUNTIF(([.N149]~[.R149]~[.V149]~[.Z14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ighCard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SUM([.M150];[.Q150];[.U150];[.Y150])/[.AB150]" office:value-type="float" office:value="10" calcext:value-type="float">
            <text:p>10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formula="of:=SUM([.O150];[.S150];[.W150];[.AA150])/[.AC150]" office:value-type="float" office:value="10" calcext:value-type="float">
            <text:p>10</text:p>
          </table:table-cell>
          <table:table-cell table:formula="of:=SUM([.O150];[.S150];[.W150];[.AA150])/[.I150]" office:value-type="float" office:value="0.0862068965517241" calcext:value-type="float">
            <text:p>0,08620689655172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l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COUNTIF(([.L150]~[.P150]~[.T150]~[.X150]);&quot;Raise&quot;)" office:value-type="float" office:value="2" calcext:value-type="float">
            <text:p>2</text:p>
          </table:table-cell>
          <table:table-cell table:formula="of:=COUNTIF(([.N150]~[.R150]~[.V150]~[.Z15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A</text:p>
          </table:table-cell>
          <table:table-cell office:value-type="float" office:value="491" calcext:value-type="float">
            <text:p>491</text:p>
          </table:table-cell>
          <table:table-cell table:formula="of:=SUM([.M151];[.Q151];[.U151];[.Y151])/[.AB151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297" calcext:value-type="float">
            <text:p>297</text:p>
          </table:table-cell>
          <table:table-cell table:formula="of:=SUM([.O151];[.S151];[.W151];[.AA151])/[.AC151]" office:value-type="float" office:value="25" calcext:value-type="float">
            <text:p>25</text:p>
          </table:table-cell>
          <table:table-cell table:formula="of:=SUM([.O151];[.S151];[.W151];[.AA151])/[.I151]" office:value-type="float" office:value="0.168350168350168" calcext:value-type="float">
            <text:p>0,16835016835016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51]~[.P151]~[.T151]~[.X151]);&quot;Raise&quot;)" office:value-type="float" office:value="2" calcext:value-type="float">
            <text:p>2</text:p>
          </table:table-cell>
          <table:table-cell table:formula="of:=COUNTIF(([.N151]~[.R151]~[.V151]~[.Z151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K</text:p>
          </table:table-cell>
          <table:table-cell office:value-type="float" office:value="297" calcext:value-type="float">
            <text:p>297</text:p>
          </table:table-cell>
          <table:table-cell table:formula="of:=SUM([.M152];[.Q152];[.U152];[.Y152])/[.AB152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flush</text:p>
          </table:table-cell>
          <table:table-cell office:value-type="string" calcext:value-type="string">
            <text:p>J</text:p>
          </table:table-cell>
          <table:table-cell office:value-type="float" office:value="459" calcext:value-type="float">
            <text:p>459</text:p>
          </table:table-cell>
          <table:table-cell table:formula="of:=SUM([.O152];[.S152];[.W152];[.AA152])/[.AC152]" office:value-type="float" office:value="25" calcext:value-type="float">
            <text:p>25</text:p>
          </table:table-cell>
          <table:table-cell table:formula="of:=SUM([.O152];[.S152];[.W152];[.AA152])/[.I152]" office:value-type="float" office:value="0.108932461873638" calcext:value-type="float">
            <text:p>0,10893246187363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52]~[.P152]~[.T152]~[.X152]);&quot;Raise&quot;)" office:value-type="float" office:value="2" calcext:value-type="float">
            <text:p>2</text:p>
          </table:table-cell>
          <table:table-cell table:formula="of:=COUNTIF(([.N152]~[.R152]~[.V152]~[.Z152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347" calcext:value-type="float">
            <text:p>347</text:p>
          </table:table-cell>
          <table:table-cell table:formula="of:=SUM([.M153];[.Q153];[.U153];[.Y153])/[.AB153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table:formula="of:=SUM([.O153];[.S153];[.W153];[.AA153])/[.AC153]" office:value-type="float" office:value="10" calcext:value-type="float">
            <text:p>10</text:p>
          </table:table-cell>
          <table:table-cell table:formula="of:=SUM([.O153];[.S153];[.W153];[.AA153])/[.I153]" office:value-type="float" office:value="0.0224719101123595" calcext:value-type="float">
            <text:p>0,0224719101123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53]~[.P153]~[.T153]~[.X153]);&quot;Raise&quot;)" office:value-type="float" office:value="2" calcext:value-type="float">
            <text:p>2</text:p>
          </table:table-cell>
          <table:table-cell table:formula="of:=COUNTIF(([.N153]~[.R153]~[.V153]~[.Z15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table:formula="of:=SUM([.M154];[.Q154];[.U154];[.Y154])/[.AB154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386" calcext:value-type="float">
            <text:p>386</text:p>
          </table:table-cell>
          <table:table-cell table:formula="of:=SUM([.O154];[.S154];[.W154];[.AA154])/[.AC154]" office:value-type="float" office:value="25" calcext:value-type="float">
            <text:p>25</text:p>
          </table:table-cell>
          <table:table-cell table:formula="of:=SUM([.O154];[.S154];[.W154];[.AA154])/[.I154]" office:value-type="float" office:value="0.129533678756477" calcext:value-type="float">
            <text:p>0,12953367875647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54]~[.P154]~[.T154]~[.X154]);&quot;Raise&quot;)" office:value-type="float" office:value="2" calcext:value-type="float">
            <text:p>2</text:p>
          </table:table-cell>
          <table:table-cell table:formula="of:=COUNTIF(([.N154]~[.R154]~[.V154]~[.Z154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ullhouse</text:p>
          </table:table-cell>
          <table:table-cell office:value-type="float" office:value="8" calcext:value-type="float">
            <text:p>8</text:p>
          </table:table-cell>
          <table:table-cell office:value-type="float" office:value="425" calcext:value-type="float">
            <text:p>425</text:p>
          </table:table-cell>
          <table:table-cell table:formula="of:=SUM([.M155];[.Q155];[.U155];[.Y155])/[.AB155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165" calcext:value-type="float">
            <text:p>165</text:p>
          </table:table-cell>
          <table:table-cell table:formula="of:=SUM([.O155];[.S155];[.W155];[.AA155])/[.AC155]" office:value-type="float" office:value="10" calcext:value-type="float">
            <text:p>10</text:p>
          </table:table-cell>
          <table:table-cell table:formula="of:=SUM([.O155];[.S155];[.W155];[.AA155])/[.I155]" office:value-type="float" office:value="0.0606060606060606" calcext:value-type="float">
            <text:p>0,06060606060606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55]~[.P155]~[.T155]~[.X155]);&quot;Raise&quot;)" office:value-type="float" office:value="2" calcext:value-type="float">
            <text:p>2</text:p>
          </table:table-cell>
          <table:table-cell table:formula="of:=COUNTIF(([.N155]~[.R155]~[.V155]~[.Z15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aightflush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formula="of:=SUM([.M156];[.Q156];[.U156];[.Y156])/[.AB156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158" calcext:value-type="float">
            <text:p>158</text:p>
          </table:table-cell>
          <table:table-cell table:formula="of:=SUM([.O156];[.S156];[.W156];[.AA156])/[.AC156]" office:value-type="float" office:value="10" calcext:value-type="float">
            <text:p>10</text:p>
          </table:table-cell>
          <table:table-cell table:formula="of:=SUM([.O156];[.S156];[.W156];[.AA156])/[.I156]" office:value-type="float" office:value="0.0632911392405063" calcext:value-type="float">
            <text:p>0,06329113924050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56]~[.P156]~[.T156]~[.X156]);&quot;Raise&quot;)" office:value-type="float" office:value="2" calcext:value-type="float">
            <text:p>2</text:p>
          </table:table-cell>
          <table:table-cell table:formula="of:=COUNTIF(([.N156]~[.R156]~[.V156]~[.Z15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ighCard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SUM([.M157];[.Q157];[.U157];[.Y157])/[.AB157]" office:value-type="float" office:value="5" calcext:value-type="float">
            <text:p>5</text:p>
          </table:table-cell>
          <table:table-cell/>
          <table:table-cell office:value-type="string" calcext:value-type="string">
            <text:p>3ofakind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formula="of:=SUM([.O157];[.S157];[.W157];[.AA157])/[.AC157]" office:value-type="float" office:value="8.66666666666667" calcext:value-type="float">
            <text:p>8,66666666666667</text:p>
          </table:table-cell>
          <table:table-cell table:formula="of:=SUM([.O157];[.S157];[.W157];[.AA157])/[.I157]" office:value-type="float" office:value="0.118721461187215" calcext:value-type="float">
            <text:p>0,11872146118721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i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UNTIF(([.L157]~[.P157]~[.T157]~[.X157]);&quot;Raise&quot;)" office:value-type="float" office:value="3" calcext:value-type="float">
            <text:p>3</text:p>
          </table:table-cell>
          <table:table-cell table:formula="of:=COUNTIF(([.N157]~[.R157]~[.V157]~[.Z157]);&quot;Rais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201" calcext:value-type="float">
            <text:p>201</text:p>
          </table:table-cell>
          <table:table-cell table:formula="of:=SUM([.M158];[.Q158];[.U158];[.Y158])/[.AB158]" office:value-type="float" office:value="100.5" calcext:value-type="float">
            <text:p>100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table:formula="of:=SUM([.O158];[.S158];[.W158];[.AA158])/[.AC158]" office:value-type="float" office:value="25" calcext:value-type="float">
            <text:p>25</text:p>
          </table:table-cell>
          <table:table-cell table:formula="of:=SUM([.O158];[.S158];[.W158];[.AA158])/[.I158]" office:value-type="float" office:value="0.115207373271889" calcext:value-type="float">
            <text:p>0,11520737327188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lIn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table:formula="of:=COUNTIF(([.L158]~[.P158]~[.T158]~[.X158]);&quot;Raise&quot;)" office:value-type="float" office:value="2" calcext:value-type="float">
            <text:p>2</text:p>
          </table:table-cell>
          <table:table-cell table:formula="of:=COUNTIF(([.N158]~[.R158]~[.V158]~[.Z15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ighCard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formula="of:=SUM([.M159];[.Q159];[.U159];[.Y159])/[.AB159]" office:value-type="float" office:value="20" calcext:value-type="float">
            <text:p>20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table:formula="of:=SUM([.O159];[.S159];[.W159];[.AA159])/[.AC159]" office:value-type="float" office:value="45" calcext:value-type="float">
            <text:p>45</text:p>
          </table:table-cell>
          <table:table-cell table:formula="of:=SUM([.O159];[.S159];[.W159];[.AA159])/[.I159]" office:value-type="float" office:value="0.124653739612188" calcext:value-type="float">
            <text:p>0,12465373961218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ll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formula="of:=COUNTIF(([.L159]~[.P159]~[.T159]~[.X159]);&quot;Raise&quot;)" office:value-type="float" office:value="2" calcext:value-type="float">
            <text:p>2</text:p>
          </table:table-cell>
          <table:table-cell table:formula="of:=COUNTIF(([.N159]~[.R159]~[.V159]~[.Z15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table:formula="of:=SUM([.M160];[.Q160];[.U160];[.Y160])/[.AB160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SUM([.O160];[.S160];[.W160];[.AA160])/[.AC160]" office:value-type="float" office:value="10" calcext:value-type="float">
            <text:p>10</text:p>
          </table:table-cell>
          <table:table-cell table:formula="of:=SUM([.O160];[.S160];[.W160];[.AA160])/[.I160]" office:value-type="float" office:value="0.0515463917525773" calcext:value-type="float">
            <text:p>0,05154639175257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60]~[.P160]~[.T160]~[.X160]);&quot;Raise&quot;)" office:value-type="float" office:value="2" calcext:value-type="float">
            <text:p>2</text:p>
          </table:table-cell>
          <table:table-cell table:formula="of:=COUNTIF(([.N160]~[.R160]~[.V160]~[.Z16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table:formula="of:=SUM([.M161];[.Q161];[.U161];[.Y161])/[.AB161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table:formula="of:=SUM([.O161];[.S161];[.W161];[.AA161])/[.AC161]" office:value-type="float" office:value="30" calcext:value-type="float">
            <text:p>30</text:p>
          </table:table-cell>
          <table:table-cell table:formula="of:=SUM([.O161];[.S161];[.W161];[.AA161])/[.I161]" office:value-type="float" office:value="0.075" calcext:value-type="float">
            <text:p>0,07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1]~[.P161]~[.T161]~[.X161]);&quot;Raise&quot;)" office:value-type="float" office:value="2" calcext:value-type="float">
            <text:p>2</text:p>
          </table:table-cell>
          <table:table-cell table:formula="of:=COUNTIF(([.N161]~[.R161]~[.V161]~[.Z16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table:formula="of:=SUM([.M162];[.Q162];[.U162];[.Y162])/[.AB162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485" calcext:value-type="float">
            <text:p>485</text:p>
          </table:table-cell>
          <table:table-cell table:formula="of:=SUM([.O162];[.S162];[.W162];[.AA162])/[.AC162]" office:value-type="float" office:value="30" calcext:value-type="float">
            <text:p>30</text:p>
          </table:table-cell>
          <table:table-cell table:formula="of:=SUM([.O162];[.S162];[.W162];[.AA162])/[.I162]" office:value-type="float" office:value="0.0618556701030928" calcext:value-type="float">
            <text:p>0,06185567010309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2]~[.P162]~[.T162]~[.X162]);&quot;Raise&quot;)" office:value-type="float" office:value="2" calcext:value-type="float">
            <text:p>2</text:p>
          </table:table-cell>
          <table:table-cell table:formula="of:=COUNTIF(([.N162]~[.R162]~[.V162]~[.Z16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OnePai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formula="of:=SUM([.M163];[.Q163];[.U163];[.Y163])/[.AB163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table:formula="of:=SUM([.O163];[.S163];[.W163];[.AA163])/[.AC163]" office:value-type="float" office:value="25" calcext:value-type="float">
            <text:p>25</text:p>
          </table:table-cell>
          <table:table-cell table:formula="of:=SUM([.O163];[.S163];[.W163];[.AA163])/[.I163]" office:value-type="float" office:value="0.101010101010101" calcext:value-type="float">
            <text:p>0,10101010101010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63]~[.P163]~[.T163]~[.X163]);&quot;Raise&quot;)" office:value-type="float" office:value="2" calcext:value-type="float">
            <text:p>2</text:p>
          </table:table-cell>
          <table:table-cell table:formula="of:=COUNTIF(([.N163]~[.R163]~[.V163]~[.Z163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aightflush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formula="of:=SUM([.M164];[.Q164];[.U164];[.Y164])/[.AB164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SUM([.O164];[.S164];[.W164];[.AA164])/[.AC164]" office:value-type="float" office:value="10" calcext:value-type="float">
            <text:p>10</text:p>
          </table:table-cell>
          <table:table-cell table:formula="of:=SUM([.O164];[.S164];[.W164];[.AA164])/[.I164]" office:value-type="float" office:value="0.0840336134453782" calcext:value-type="float">
            <text:p>0,08403361344537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64]~[.P164]~[.T164]~[.X164]);&quot;Raise&quot;)" office:value-type="float" office:value="2" calcext:value-type="float">
            <text:p>2</text:p>
          </table:table-cell>
          <table:table-cell table:formula="of:=COUNTIF(([.N164]~[.R164]~[.V164]~[.Z16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nePair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table:formula="of:=SUM([.M165];[.Q165];[.U165];[.Y165])/[.AB165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table:formula="of:=SUM([.O165];[.S165];[.W165];[.AA165])/[.AC165]" office:value-type="float" office:value="25" calcext:value-type="float">
            <text:p>25</text:p>
          </table:table-cell>
          <table:table-cell table:formula="of:=SUM([.O165];[.S165];[.W165];[.AA165])/[.I165]" office:value-type="float" office:value="0.101010101010101" calcext:value-type="float">
            <text:p>0,10101010101010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65]~[.P165]~[.T165]~[.X165]);&quot;Raise&quot;)" office:value-type="float" office:value="2" calcext:value-type="float">
            <text:p>2</text:p>
          </table:table-cell>
          <table:table-cell table:formula="of:=COUNTIF(([.N165]~[.R165]~[.V165]~[.Z165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table:formula="of:=SUM([.M166];[.Q166];[.U166];[.Y166])/[.AB166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SUM([.O166];[.S166];[.W166];[.AA166])/[.AC166]" office:value-type="float" office:value="10" calcext:value-type="float">
            <text:p>10</text:p>
          </table:table-cell>
          <table:table-cell table:formula="of:=SUM([.O166];[.S166];[.W166];[.AA166])/[.I166]" office:value-type="float" office:value="0.0840336134453782" calcext:value-type="float">
            <text:p>0,08403361344537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66]~[.P166]~[.T166]~[.X166]);&quot;Raise&quot;)" office:value-type="float" office:value="2" calcext:value-type="float">
            <text:p>2</text:p>
          </table:table-cell>
          <table:table-cell table:formula="of:=COUNTIF(([.N166]~[.R166]~[.V166]~[.Z16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188" calcext:value-type="float">
            <text:p>188</text:p>
          </table:table-cell>
          <table:table-cell table:formula="of:=SUM([.M167];[.Q167];[.U167];[.Y167])/[.AB167]" office:value-type="float" office:value="12.5" calcext:value-type="float">
            <text:p>12,5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SUM([.O167];[.S167];[.W167];[.AA167])/[.AC167]" office:value-type="float" office:value="25" calcext:value-type="float">
            <text:p>25</text:p>
          </table:table-cell>
          <table:table-cell table:formula="of:=SUM([.O167];[.S167];[.W167];[.AA167])/[.I167]" office:value-type="float" office:value="0.108459869848156" calcext:value-type="float">
            <text:p>0,10845986984815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67]~[.P167]~[.T167]~[.X167]);&quot;Raise&quot;)" office:value-type="float" office:value="2" calcext:value-type="float">
            <text:p>2</text:p>
          </table:table-cell>
          <table:table-cell table:formula="of:=COUNTIF(([.N167]~[.R167]~[.V167]~[.Z16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ighCard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formula="of:=SUM([.M168];[.Q168];[.U168];[.Y168])/[.AB168]" office:value-type="float" office:value="31.3333333333333" calcext:value-type="float">
            <text:p>31,3333333333333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J</text:p>
          </table:table-cell>
          <table:table-cell office:value-type="float" office:value="359" calcext:value-type="float">
            <text:p>359</text:p>
          </table:table-cell>
          <table:table-cell table:formula="of:=SUM([.O168];[.S168];[.W168];[.AA168])/[.AC168]" office:value-type="float" office:value="51.5" calcext:value-type="float">
            <text:p>51,5</text:p>
          </table:table-cell>
          <table:table-cell table:formula="of:=SUM([.O168];[.S168];[.W168];[.AA168])/[.I168]" office:value-type="float" office:value="0.286908077994429" calcext:value-type="float">
            <text:p>0,28690807799442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ll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COUNTIF(([.L168]~[.P168]~[.T168]~[.X168]);&quot;Raise&quot;)" office:value-type="float" office:value="3" calcext:value-type="float">
            <text:p>3</text:p>
          </table:table-cell>
          <table:table-cell table:formula="of:=COUNTIF(([.N168]~[.R168]~[.V168]~[.Z16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aightflush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formula="of:=SUM([.M169];[.Q169];[.U169];[.Y169])/[.AB169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104" calcext:value-type="float">
            <text:p>104</text:p>
          </table:table-cell>
          <table:table-cell table:formula="of:=SUM([.O169];[.S169];[.W169];[.AA169])/[.AC169]" office:value-type="float" office:value="30" calcext:value-type="float">
            <text:p>30</text:p>
          </table:table-cell>
          <table:table-cell table:formula="of:=SUM([.O169];[.S169];[.W169];[.AA169])/[.I169]" office:value-type="float" office:value="0.288461538461538" calcext:value-type="float">
            <text:p>0,28846153846153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69]~[.P169]~[.T169]~[.X169]);&quot;Raise&quot;)" office:value-type="float" office:value="2" calcext:value-type="float">
            <text:p>2</text:p>
          </table:table-cell>
          <table:table-cell table:formula="of:=COUNTIF(([.N169]~[.R169]~[.V169]~[.Z16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ighCard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table:formula="of:=SUM([.M170];[.Q170];[.U170];[.Y170])/[.AB170]" office:value-type="float" office:value="53.5" calcext:value-type="float">
            <text:p>53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table:formula="of:=SUM([.O170];[.S170];[.W170];[.AA170])/[.AC170]" office:value-type="float" office:value="10" calcext:value-type="float">
            <text:p>10</text:p>
          </table:table-cell>
          <table:table-cell table:formula="of:=SUM([.O170];[.S170];[.W170];[.AA170])/[.I170]" office:value-type="float" office:value="0.0854700854700855" calcext:value-type="float">
            <text:p>0,08547008547008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70]~[.P170]~[.T170]~[.X170]);&quot;Raise&quot;)" office:value-type="float" office:value="2" calcext:value-type="float">
            <text:p>2</text:p>
          </table:table-cell>
          <table:table-cell table:formula="of:=COUNTIF(([.N170]~[.R170]~[.V170]~[.Z17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197" calcext:value-type="float">
            <text:p>197</text:p>
          </table:table-cell>
          <table:table-cell table:formula="of:=SUM([.M171];[.Q171];[.U171];[.Y171])/[.AB171]" office:value-type="float" office:value="12.5" calcext:value-type="float">
            <text:p>12,5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K</text:p>
          </table:table-cell>
          <table:table-cell office:value-type="float" office:value="355" calcext:value-type="float">
            <text:p>355</text:p>
          </table:table-cell>
          <table:table-cell table:formula="of:=SUM([.O171];[.S171];[.W171];[.AA171])/[.AC171]" office:value-type="float" office:value="30" calcext:value-type="float">
            <text:p>30</text:p>
          </table:table-cell>
          <table:table-cell table:formula="of:=SUM([.O171];[.S171];[.W171];[.AA171])/[.I171]" office:value-type="float" office:value="0.0845070422535211" calcext:value-type="float">
            <text:p>0,08450704225352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71]~[.P171]~[.T171]~[.X171]);&quot;Raise&quot;)" office:value-type="float" office:value="2" calcext:value-type="float">
            <text:p>2</text:p>
          </table:table-cell>
          <table:table-cell table:formula="of:=COUNTIF(([.N171]~[.R171]~[.V171]~[.Z17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4ofakind</text:p>
          </table:table-cell>
          <table:table-cell office:value-type="string" calcext:value-type="string">
            <text:p>J</text:p>
          </table:table-cell>
          <table:table-cell office:value-type="float" office:value="412" calcext:value-type="float">
            <text:p>412</text:p>
          </table:table-cell>
          <table:table-cell table:formula="of:=SUM([.M172];[.Q172];[.U172];[.Y172])/[.AB172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Q</text:p>
          </table:table-cell>
          <table:table-cell office:value-type="float" office:value="76" calcext:value-type="float">
            <text:p>76</text:p>
          </table:table-cell>
          <table:table-cell table:formula="of:=SUM([.O172];[.S172];[.W172];[.AA172])/[.AC172]" office:value-type="float" office:value="30" calcext:value-type="float">
            <text:p>30</text:p>
          </table:table-cell>
          <table:table-cell table:formula="of:=SUM([.O172];[.S172];[.W172];[.AA172])/[.I172]" office:value-type="float" office:value="0.394736842105263" calcext:value-type="float">
            <text:p>0,39473684210526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72]~[.P172]~[.T172]~[.X172]);&quot;Raise&quot;)" office:value-type="float" office:value="2" calcext:value-type="float">
            <text:p>2</text:p>
          </table:table-cell>
          <table:table-cell table:formula="of:=COUNTIF(([.N172]~[.R172]~[.V172]~[.Z17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J</text:p>
          </table:table-cell>
          <table:table-cell office:value-type="float" office:value="170" calcext:value-type="float">
            <text:p>170</text:p>
          </table:table-cell>
          <table:table-cell table:formula="of:=SUM([.M173];[.Q173];[.U173];[.Y173])/[.AB173]" office:value-type="float" office:value="17" calcext:value-type="float">
            <text:p>17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formula="of:=SUM([.O173];[.S173];[.W173];[.AA173])/[.AC173]" office:value-type="float" office:value="39" calcext:value-type="float">
            <text:p>39</text:p>
          </table:table-cell>
          <table:table-cell table:formula="of:=SUM([.O173];[.S173];[.W173];[.AA173])/[.I173]" office:value-type="float" office:value="0.0939759036144578" calcext:value-type="float">
            <text:p>0,09397590361445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ll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table:formula="of:=COUNTIF(([.L173]~[.P173]~[.T173]~[.X173]);&quot;Raise&quot;)" office:value-type="float" office:value="2" calcext:value-type="float">
            <text:p>2</text:p>
          </table:table-cell>
          <table:table-cell table:formula="of:=COUNTIF(([.N173]~[.R173]~[.V173]~[.Z17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aight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table:formula="of:=SUM([.M174];[.Q174];[.U174];[.Y174])/[.AB174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table:formula="of:=SUM([.O174];[.S174];[.W174];[.AA174])/[.AC174]" office:value-type="float" office:value="50" calcext:value-type="float">
            <text:p>50</text:p>
          </table:table-cell>
          <table:table-cell table:formula="of:=SUM([.O174];[.S174];[.W174];[.AA174])/[.I174]"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In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formula="of:=COUNTIF(([.L174]~[.P174]~[.T174]~[.X174]);&quot;Raise&quot;)" office:value-type="float" office:value="2" calcext:value-type="float">
            <text:p>2</text:p>
          </table:table-cell>
          <table:table-cell table:formula="of:=COUNTIF(([.N174]~[.R174]~[.V174]~[.Z17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J</text:p>
          </table:table-cell>
          <table:table-cell office:value-type="float" office:value="123" calcext:value-type="float">
            <text:p>123</text:p>
          </table:table-cell>
          <table:table-cell table:formula="of:=SUM([.M175];[.Q175];[.U175];[.Y175])/[.AB175]" office:value-type="float" office:value="42.5" calcext:value-type="float">
            <text:p>4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381" calcext:value-type="float">
            <text:p>381</text:p>
          </table:table-cell>
          <table:table-cell table:formula="of:=SUM([.O175];[.S175];[.W175];[.AA175])/[.AC175]" office:value-type="float" office:value="50.5" calcext:value-type="float">
            <text:p>50,5</text:p>
          </table:table-cell>
          <table:table-cell table:formula="of:=SUM([.O175];[.S175];[.W175];[.AA175])/[.I175]" office:value-type="float" office:value="0.26509186351706" calcext:value-type="float">
            <text:p>0,2650918635170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is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75]~[.P175]~[.T175]~[.X175]);&quot;Raise&quot;)" office:value-type="float" office:value="2" calcext:value-type="float">
            <text:p>2</text:p>
          </table:table-cell>
          <table:table-cell table:formula="of:=COUNTIF(([.N175]~[.R175]~[.V175]~[.Z175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aightflush</text:p>
          </table:table-cell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table:formula="of:=SUM([.M176];[.Q176];[.U176];[.Y176])/[.AB176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formula="of:=SUM([.O176];[.S176];[.W176];[.AA176])/[.AC176]" office:value-type="float" office:value="10" calcext:value-type="float">
            <text:p>10</text:p>
          </table:table-cell>
          <table:table-cell table:formula="of:=SUM([.O176];[.S176];[.W176];[.AA176])/[.I176]" office:value-type="float" office:value="0.0537634408602151" calcext:value-type="float">
            <text:p>0,053763440860215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76]~[.P176]~[.T176]~[.X176]);&quot;Raise&quot;)" office:value-type="float" office:value="2" calcext:value-type="float">
            <text:p>2</text:p>
          </table:table-cell>
          <table:table-cell table:formula="of:=COUNTIF(([.N176]~[.R176]~[.V176]~[.Z176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3ofakind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table:formula="of:=SUM([.M177];[.Q177];[.U177];[.Y177])/[.AB177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table:formula="of:=SUM([.O177];[.S177];[.W177];[.AA177])/[.AC177]" office:value-type="float" office:value="25" calcext:value-type="float">
            <text:p>25</text:p>
          </table:table-cell>
          <table:table-cell table:formula="of:=SUM([.O177];[.S177];[.W177];[.AA177])/[.I177]" office:value-type="float" office:value="0.2" calcext:value-type="float">
            <text:p>0,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77]~[.P177]~[.T177]~[.X177]);&quot;Raise&quot;)" office:value-type="float" office:value="2" calcext:value-type="float">
            <text:p>2</text:p>
          </table:table-cell>
          <table:table-cell table:formula="of:=COUNTIF(([.N177]~[.R177]~[.V177]~[.Z177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4ofakind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table:formula="of:=SUM([.M178];[.Q178];[.U178];[.Y178])/[.AB178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K</text:p>
          </table:table-cell>
          <table:table-cell office:value-type="float" office:value="157" calcext:value-type="float">
            <text:p>157</text:p>
          </table:table-cell>
          <table:table-cell table:formula="of:=SUM([.O178];[.S178];[.W178];[.AA178])/[.AC178]" office:value-type="float" office:value="10" calcext:value-type="float">
            <text:p>10</text:p>
          </table:table-cell>
          <table:table-cell table:formula="of:=SUM([.O178];[.S178];[.W178];[.AA178])/[.I178]" office:value-type="float" office:value="0.0636942675159236" calcext:value-type="float">
            <text:p>0,06369426751592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78]~[.P178]~[.T178]~[.X178]);&quot;Raise&quot;)" office:value-type="float" office:value="2" calcext:value-type="float">
            <text:p>2</text:p>
          </table:table-cell>
          <table:table-cell table:formula="of:=COUNTIF(([.N178]~[.R178]~[.V178]~[.Z17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4ofakind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table:formula="of:=SUM([.M179];[.Q179];[.U179];[.Y179])/[.AB179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formula="of:=SUM([.O179];[.S179];[.W179];[.AA179])/[.AC179]" office:value-type="float" office:value="10" calcext:value-type="float">
            <text:p>10</text:p>
          </table:table-cell>
          <table:table-cell table:formula="of:=SUM([.O179];[.S179];[.W179];[.AA179])/[.I179]" office:value-type="float" office:value="0.0574712643678161" calcext:value-type="float">
            <text:p>0,05747126436781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79]~[.P179]~[.T179]~[.X179]);&quot;Raise&quot;)" office:value-type="float" office:value="2" calcext:value-type="float">
            <text:p>2</text:p>
          </table:table-cell>
          <table:table-cell table:formula="of:=COUNTIF(([.N179]~[.R179]~[.V179]~[.Z17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263" calcext:value-type="float">
            <text:p>263</text:p>
          </table:table-cell>
          <table:table-cell table:formula="of:=SUM([.M180];[.Q180];[.U180];[.Y180])/[.AB180]" office:value-type="float" office:value="77" calcext:value-type="float">
            <text:p>77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table:formula="of:=SUM([.O180];[.S180];[.W180];[.AA180])/[.AC180]" office:value-type="float" office:value="159" calcext:value-type="float">
            <text:p>159</text:p>
          </table:table-cell>
          <table:table-cell table:formula="of:=SUM([.O180];[.S180];[.W180];[.AA180])/[.I180]" office:value-type="float" office:value="0.408740359897172" calcext:value-type="float">
            <text:p>0,40874035989717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all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formula="of:=COUNTIF(([.L180]~[.P180]~[.T180]~[.X180]);&quot;Raise&quot;)" office:value-type="float" office:value="2" calcext:value-type="float">
            <text:p>2</text:p>
          </table:table-cell>
          <table:table-cell table:formula="of:=COUNTIF(([.N180]~[.R180]~[.V180]~[.Z18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ighCard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SUM([.M181];[.Q181];[.U181];[.Y181])/[.AB181]" office:value-type="float" office:value="32" calcext:value-type="float">
            <text:p>32</text:p>
          </table:table-cell>
          <table:table-cell/>
          <table:table-cell office:value-type="string" calcext:value-type="string">
            <text:p>fullhouse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formula="of:=SUM([.O181];[.S181];[.W181];[.AA181])/[.AC181]" office:value-type="float" office:value="69" calcext:value-type="float">
            <text:p>69</text:p>
          </table:table-cell>
          <table:table-cell table:formula="of:=SUM([.O181];[.S181];[.W181];[.AA181])/[.I181]" office:value-type="float" office:value="0.142268041237113" calcext:value-type="float">
            <text:p>0,142268041237113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ll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formula="of:=COUNTIF(([.L181]~[.P181]~[.T181]~[.X181]);&quot;Raise&quot;)" office:value-type="float" office:value="2" calcext:value-type="float">
            <text:p>2</text:p>
          </table:table-cell>
          <table:table-cell table:formula="of:=COUNTIF(([.N181]~[.R181]~[.V181]~[.Z18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table:formula="of:=SUM([.M182];[.Q182];[.U182];[.Y182])/[.AB182]" office:value-type="float" office:value="130" calcext:value-type="float">
            <text:p>130</text:p>
          </table:table-cell>
          <table:table-cell/>
          <table:table-cell office:value-type="string" calcext:value-type="string">
            <text:p>straightflush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table:formula="of:=SUM([.O182];[.S182];[.W182];[.AA182])/[.AC182]" office:value-type="float" office:value="25" calcext:value-type="float">
            <text:p>25</text:p>
          </table:table-cell>
          <table:table-cell table:formula="of:=SUM([.O182];[.S182];[.W182];[.AA182])/[.I182]" office:value-type="float" office:value="0.113378684807256" calcext:value-type="float">
            <text:p>0,11337868480725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lIn</text:p>
          </table:table-cell>
          <table:table-cell office:value-type="float" office:value="235" calcext:value-type="float">
            <text:p>235</text:p>
          </table:table-cell>
          <table:table-cell table:number-columns-repeated="6"/>
          <table:table-cell table:formula="of:=COUNTIF(([.L182]~[.P182]~[.T182]~[.X182]);&quot;Raise&quot;)" office:value-type="float" office:value="2" calcext:value-type="float">
            <text:p>2</text:p>
          </table:table-cell>
          <table:table-cell table:formula="of:=COUNTIF(([.N182]~[.R182]~[.V182]~[.Z182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table:formula="of:=SUM([.M183];[.Q183];[.U183];[.Y183])/[.AB183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SUM([.O183];[.S183];[.W183];[.AA183])/[.AC183]" office:value-type="float" office:value="10" calcext:value-type="float">
            <text:p>10</text:p>
          </table:table-cell>
          <table:table-cell table:formula="of:=SUM([.O183];[.S183];[.W183];[.AA183])/[.I183]" office:value-type="float" office:value="0.0892857142857143" calcext:value-type="float">
            <text:p>0,08928571428571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83]~[.P183]~[.T183]~[.X183]);&quot;Raise&quot;)" office:value-type="float" office:value="2" calcext:value-type="float">
            <text:p>2</text:p>
          </table:table-cell>
          <table:table-cell table:formula="of:=COUNTIF(([.N183]~[.R183]~[.V183]~[.Z183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table:formula="of:=SUM([.M184];[.Q184];[.U184];[.Y184])/[.AB184]" office:value-type="float" office:value="12.5" calcext:value-type="float">
            <text:p>12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formula="of:=SUM([.O184];[.S184];[.W184];[.AA184])/[.AC184]" office:value-type="float" office:value="10" calcext:value-type="float">
            <text:p>10</text:p>
          </table:table-cell>
          <table:table-cell table:formula="of:=SUM([.O184];[.S184];[.W184];[.AA184])/[.I184]" office:value-type="float" office:value="0.0900900900900901" calcext:value-type="float">
            <text:p>0,0900900900900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84]~[.P184]~[.T184]~[.X184]);&quot;Raise&quot;)" office:value-type="float" office:value="2" calcext:value-type="float">
            <text:p>2</text:p>
          </table:table-cell>
          <table:table-cell table:formula="of:=COUNTIF(([.N184]~[.R184]~[.V184]~[.Z18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nePair</text:p>
          </table:table-cell>
          <table:table-cell office:value-type="string" calcext:value-type="string">
            <text:p>Q</text:p>
          </table:table-cell>
          <table:table-cell office:value-type="float" office:value="431" calcext:value-type="float">
            <text:p>431</text:p>
          </table:table-cell>
          <table:table-cell table:formula="of:=SUM([.M185];[.Q185];[.U185];[.Y185])/[.AB185]" office:value-type="float" office:value="168.5" calcext:value-type="float">
            <text:p>168,5</text:p>
          </table:table-cell>
          <table:table-cell/>
          <table:table-cell office:value-type="string" calcext:value-type="string">
            <text:p>OnePair</text:p>
          </table:table-cell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table:formula="of:=SUM([.O185];[.S185];[.W185];[.AA185])/[.AC185]" office:value-type="float" office:value="57" calcext:value-type="float">
            <text:p>57</text:p>
          </table:table-cell>
          <table:table-cell table:formula="of:=SUM([.O185];[.S185];[.W185];[.AA185])/[.I185]" office:value-type="float" office:value="0.780821917808219" calcext:value-type="float">
            <text:p>0,78082191780821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is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85]~[.P185]~[.T185]~[.X185]);&quot;Raise&quot;)" office:value-type="float" office:value="2" calcext:value-type="float">
            <text:p>2</text:p>
          </table:table-cell>
          <table:table-cell table:formula="of:=COUNTIF(([.N185]~[.R185]~[.V185]~[.Z185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ighCard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SUM([.M186];[.Q186];[.U186];[.Y186])/[.AB186]" office:value-type="float" office:value="8.33333333333333" calcext:value-type="float">
            <text:p>8,33333333333333</text:p>
          </table:table-cell>
          <table:table-cell/>
          <table:table-cell office:value-type="string" calcext:value-type="string">
            <text:p>fullhouse</text:p>
          </table:table-cell>
          <table:table-cell office:value-type="string" calcext:value-type="string">
            <text:p>J</text:p>
          </table:table-cell>
          <table:table-cell office:value-type="float" office:value="492" calcext:value-type="float">
            <text:p>492</text:p>
          </table:table-cell>
          <table:table-cell table:formula="of:=SUM([.O186];[.S186];[.W186];[.AA186])/[.AC186]" office:value-type="float" office:value="11.3333333333333" calcext:value-type="float">
            <text:p>11,3333333333333</text:p>
          </table:table-cell>
          <table:table-cell table:formula="of:=SUM([.O186];[.S186];[.W186];[.AA186])/[.I186]" office:value-type="float" office:value="0.0691056910569106" calcext:value-type="float">
            <text:p>0,06910569105691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UNTIF(([.L186]~[.P186]~[.T186]~[.X186]);&quot;Raise&quot;)" office:value-type="float" office:value="3" calcext:value-type="float">
            <text:p>3</text:p>
          </table:table-cell>
          <table:table-cell table:formula="of:=COUNTIF(([.N186]~[.R186]~[.V186]~[.Z186]);&quot;Rais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aightflush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formula="of:=SUM([.M187];[.Q187];[.U187];[.Y187])/[.AB187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table:formula="of:=SUM([.O187];[.S187];[.W187];[.AA187])/[.AC187]" office:value-type="float" office:value="194" calcext:value-type="float">
            <text:p>194</text:p>
          </table:table-cell>
          <table:table-cell table:formula="of:=SUM([.O187];[.S187];[.W187];[.AA187])/[.I187]" office:value-type="float" office:value="1" calcext:value-type="float">
            <text:p>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In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formula="of:=COUNTIF(([.L187]~[.P187]~[.T187]~[.X187]);&quot;Raise&quot;)" office:value-type="float" office:value="2" calcext:value-type="float">
            <text:p>2</text:p>
          </table:table-cell>
          <table:table-cell table:formula="of:=COUNTIF(([.N187]~[.R187]~[.V187]~[.Z18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J</text:p>
          </table:table-cell>
          <table:table-cell office:value-type="float" office:value="126" calcext:value-type="float">
            <text:p>126</text:p>
          </table:table-cell>
          <table:table-cell table:formula="of:=SUM([.M188];[.Q188];[.U188];[.Y188])/[.AB188]" office:value-type="float" office:value="23.5" calcext:value-type="float">
            <text:p>23,5</text:p>
          </table:table-cell>
          <table:table-cell/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221" calcext:value-type="float">
            <text:p>221</text:p>
          </table:table-cell>
          <table:table-cell table:formula="of:=SUM([.O188];[.S188];[.W188];[.AA188])/[.AC188]" office:value-type="float" office:value="10" calcext:value-type="float">
            <text:p>10</text:p>
          </table:table-cell>
          <table:table-cell table:formula="of:=SUM([.O188];[.S188];[.W188];[.AA188])/[.I188]" office:value-type="float" office:value="0.0452488687782805" calcext:value-type="float">
            <text:p>0,04524886877828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88]~[.P188]~[.T188]~[.X188]);&quot;Raise&quot;)" office:value-type="float" office:value="2" calcext:value-type="float">
            <text:p>2</text:p>
          </table:table-cell>
          <table:table-cell table:formula="of:=COUNTIF(([.N188]~[.R188]~[.V188]~[.Z188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aight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table:formula="of:=SUM([.M189];[.Q189];[.U189];[.Y189])/[.AB189]" office:value-type="float" office:value="12.5" calcext:value-type="float">
            <text:p>1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formula="of:=SUM([.O189];[.S189];[.W189];[.AA189])/[.AC189]" office:value-type="float" office:value="30" calcext:value-type="float">
            <text:p>30</text:p>
          </table:table-cell>
          <table:table-cell table:formula="of:=SUM([.O189];[.S189];[.W189];[.AA189])/[.I189]" office:value-type="float" office:value="0.37037037037037" calcext:value-type="float">
            <text:p>0,3703703703703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89]~[.P189]~[.T189]~[.X189]);&quot;Raise&quot;)" office:value-type="float" office:value="2" calcext:value-type="float">
            <text:p>2</text:p>
          </table:table-cell>
          <table:table-cell table:formula="of:=COUNTIF(([.N189]~[.R189]~[.V189]~[.Z18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ighCard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SUM([.M190];[.Q190];[.U190];[.Y190])/[.AB190]" office:value-type="float" office:value="49" calcext:value-type="float">
            <text:p>49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table:formula="of:=SUM([.O190];[.S190];[.W190];[.AA190])/[.AC190]" office:value-type="float" office:value="103" calcext:value-type="float">
            <text:p>103</text:p>
          </table:table-cell>
          <table:table-cell table:formula="of:=SUM([.O190];[.S190];[.W190];[.AA190])/[.I190]" office:value-type="float" office:value="0.235159817351598" calcext:value-type="float">
            <text:p>0,235159817351598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all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formula="of:=COUNTIF(([.L190]~[.P190]~[.T190]~[.X190]);&quot;Raise&quot;)" office:value-type="float" office:value="2" calcext:value-type="float">
            <text:p>2</text:p>
          </table:table-cell>
          <table:table-cell table:formula="of:=COUNTIF(([.N190]~[.R190]~[.V190]~[.Z190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lush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SUM([.M191];[.Q191];[.U191];[.Y191])/[.AB191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table:formula="of:=SUM([.O191];[.S191];[.W191];[.AA191])/[.AC191]" office:value-type="float" office:value="10" calcext:value-type="float">
            <text:p>10</text:p>
          </table:table-cell>
          <table:table-cell table:formula="of:=SUM([.O191];[.S191];[.W191];[.AA191])/[.I191]" office:value-type="float" office:value="0.0719424460431655" calcext:value-type="float">
            <text:p>0,07194244604316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91]~[.P191]~[.T191]~[.X191]);&quot;Raise&quot;)" office:value-type="float" office:value="2" calcext:value-type="float">
            <text:p>2</text:p>
          </table:table-cell>
          <table:table-cell table:formula="of:=COUNTIF(([.N191]~[.R191]~[.V191]~[.Z191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73" calcext:value-type="float">
            <text:p>73</text:p>
          </table:table-cell>
          <table:table-cell table:formula="of:=SUM([.M192];[.Q192];[.U192];[.Y192])/[.AB192]" office:value-type="float" office:value="12.5" calcext:value-type="float">
            <text:p>12,5</text:p>
          </table:table-cell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Q</text:p>
          </table:table-cell>
          <table:table-cell office:value-type="float" office:value="308" calcext:value-type="float">
            <text:p>308</text:p>
          </table:table-cell>
          <table:table-cell table:formula="of:=SUM([.O192];[.S192];[.W192];[.AA192])/[.AC192]" office:value-type="float" office:value="30" calcext:value-type="float">
            <text:p>30</text:p>
          </table:table-cell>
          <table:table-cell table:formula="of:=SUM([.O192];[.S192];[.W192];[.AA192])/[.I192]" office:value-type="float" office:value="0.0974025974025974" calcext:value-type="float">
            <text:p>0,09740259740259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92]~[.P192]~[.T192]~[.X192]);&quot;Raise&quot;)" office:value-type="float" office:value="2" calcext:value-type="float">
            <text:p>2</text:p>
          </table:table-cell>
          <table:table-cell table:formula="of:=COUNTIF(([.N192]~[.R192]~[.V192]~[.Z192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Q</text:p>
          </table:table-cell>
          <table:table-cell office:value-type="float" office:value="245" calcext:value-type="float">
            <text:p>245</text:p>
          </table:table-cell>
          <table:table-cell table:formula="of:=SUM([.M193];[.Q193];[.U193];[.Y193])/[.AB193]" office:value-type="float" office:value="12.5" calcext:value-type="float">
            <text:p>12,5</text:p>
          </table:table-cell>
          <table:table-cell/>
          <table:table-cell office:value-type="string" calcext:value-type="string">
            <text:p>4ofakind</text:p>
          </table:table-cell>
          <table:table-cell office:value-type="string" calcext:value-type="string">
            <text:p>Q</text:p>
          </table:table-cell>
          <table:table-cell office:value-type="float" office:value="434" calcext:value-type="float">
            <text:p>434</text:p>
          </table:table-cell>
          <table:table-cell table:formula="of:=SUM([.O193];[.S193];[.W193];[.AA193])/[.AC193]" office:value-type="float" office:value="25" calcext:value-type="float">
            <text:p>25</text:p>
          </table:table-cell>
          <table:table-cell table:formula="of:=SUM([.O193];[.S193];[.W193];[.AA193])/[.I193]" office:value-type="float" office:value="0.115207373271889" calcext:value-type="float">
            <text:p>0,115207373271889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93]~[.P193]~[.T193]~[.X193]);&quot;Raise&quot;)" office:value-type="float" office:value="2" calcext:value-type="float">
            <text:p>2</text:p>
          </table:table-cell>
          <table:table-cell table:formula="of:=COUNTIF(([.N193]~[.R193]~[.V193]~[.Z193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ofakind</text:p>
          </table:table-cell>
          <table:table-cell office:value-type="float" office:value="9" calcext:value-type="float">
            <text:p>9</text:p>
          </table:table-cell>
          <table:table-cell office:value-type="float" office:value="483" calcext:value-type="float">
            <text:p>483</text:p>
          </table:table-cell>
          <table:table-cell table:formula="of:=SUM([.M194];[.Q194];[.U194];[.Y194])/[.AB194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table:formula="of:=SUM([.O194];[.S194];[.W194];[.AA194])/[.AC194]" office:value-type="float" office:value="10" calcext:value-type="float">
            <text:p>10</text:p>
          </table:table-cell>
          <table:table-cell table:formula="of:=SUM([.O194];[.S194];[.W194];[.AA194])/[.I194]" office:value-type="float" office:value="0.0606060606060606" calcext:value-type="float">
            <text:p>0,06060606060606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94]~[.P194]~[.T194]~[.X194]);&quot;Raise&quot;)" office:value-type="float" office:value="2" calcext:value-type="float">
            <text:p>2</text:p>
          </table:table-cell>
          <table:table-cell table:formula="of:=COUNTIF(([.N194]~[.R194]~[.V194]~[.Z194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ullhouse</text:p>
          </table:table-cell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table:formula="of:=SUM([.M195];[.Q195];[.U195];[.Y195])/[.AB195]" office:value-type="float" office:value="32.5" calcext:value-type="float">
            <text:p>32,5</text:p>
          </table:table-cell>
          <table:table-cell/>
          <table:table-cell office:value-type="string" calcext:value-type="string">
            <text:p>TwoPairs</text:p>
          </table:table-cell>
          <table:table-cell office:value-type="string" calcext:value-type="string">
            <text:p>J</text:p>
          </table:table-cell>
          <table:table-cell office:value-type="float" office:value="214" calcext:value-type="float">
            <text:p>214</text:p>
          </table:table-cell>
          <table:table-cell table:formula="of:=SUM([.O195];[.S195];[.W195];[.AA195])/[.AC195]" office:value-type="float" office:value="25" calcext:value-type="float">
            <text:p>25</text:p>
          </table:table-cell>
          <table:table-cell table:formula="of:=SUM([.O195];[.S195];[.W195];[.AA195])/[.I195]" office:value-type="float" office:value="0.233644859813084" calcext:value-type="float">
            <text:p>0,233644859813084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l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COUNTIF(([.L195]~[.P195]~[.T195]~[.X195]);&quot;Raise&quot;)" office:value-type="float" office:value="2" calcext:value-type="float">
            <text:p>2</text:p>
          </table:table-cell>
          <table:table-cell table:formula="of:=COUNTIF(([.N195]~[.R195]~[.V195]~[.Z195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woPairs</text:p>
          </table:table-cell>
          <table:table-cell office:value-type="string" calcext:value-type="string">
            <text:p>K</text:p>
          </table:table-cell>
          <table:table-cell office:value-type="float" office:value="169" calcext:value-type="float">
            <text:p>169</text:p>
          </table:table-cell>
          <table:table-cell table:formula="of:=SUM([.M196];[.Q196];[.U196];[.Y196])/[.AB196]" office:value-type="float" office:value="84.5" calcext:value-type="float">
            <text:p>84,5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table:formula="of:=SUM([.O196];[.S196];[.W196];[.AA196])/[.AC196]" office:value-type="float" office:value="25" calcext:value-type="float">
            <text:p>25</text:p>
          </table:table-cell>
          <table:table-cell table:formula="of:=SUM([.O196];[.S196];[.W196];[.AA196])/[.I196]" office:value-type="float" office:value="0.102040816326531" calcext:value-type="float">
            <text:p>0,10204081632653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lIn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formula="of:=COUNTIF(([.L196]~[.P196]~[.T196]~[.X196]);&quot;Raise&quot;)" office:value-type="float" office:value="2" calcext:value-type="float">
            <text:p>2</text:p>
          </table:table-cell>
          <table:table-cell table:formula="of:=COUNTIF(([.N196]~[.R196]~[.V196]~[.Z196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nePair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table:formula="of:=SUM([.M197];[.Q197];[.U197];[.Y197])/[.AB197]" office:value-type="float" office:value="12.5" calcext:value-type="float">
            <text:p>12,5</text:p>
          </table:table-cell>
          <table:table-cell/>
          <table:table-cell office:value-type="string" calcext:value-type="string">
            <text:p>4ofakind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table:formula="of:=SUM([.O197];[.S197];[.W197];[.AA197])/[.AC197]" office:value-type="float" office:value="30" calcext:value-type="float">
            <text:p>30</text:p>
          </table:table-cell>
          <table:table-cell table:formula="of:=SUM([.O197];[.S197];[.W197];[.AA197])/[.I197]" office:value-type="float" office:value="0.0874635568513119" calcext:value-type="float">
            <text:p>0,087463556851312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formula="of:=COUNTIF(([.L197]~[.P197]~[.T197]~[.X197]);&quot;Raise&quot;)" office:value-type="float" office:value="2" calcext:value-type="float">
            <text:p>2</text:p>
          </table:table-cell>
          <table:table-cell table:formula="of:=COUNTIF(([.N197]~[.R197]~[.V197]~[.Z197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table:formula="of:=SUM([.M198];[.Q198];[.U198];[.Y198])/[.AB198]" office:value-type="float" office:value="12.5" calcext:value-type="float">
            <text:p>12,5</text:p>
          </table:table-cell>
          <table:table-cell/>
          <table:table-cell office:value-type="string" calcext:value-type="string">
            <text:p>4ofakind</text:p>
          </table:table-cell>
          <table:table-cell office:value-type="string" calcext:value-type="string">
            <text:p>K</text:p>
          </table:table-cell>
          <table:table-cell office:value-type="float" office:value="474" calcext:value-type="float">
            <text:p>474</text:p>
          </table:table-cell>
          <table:table-cell table:formula="of:=SUM([.O198];[.S198];[.W198];[.AA198])/[.AC198]" office:value-type="float" office:value="25" calcext:value-type="float">
            <text:p>25</text:p>
          </table:table-cell>
          <table:table-cell table:formula="of:=SUM([.O198];[.S198];[.W198];[.AA198])/[.I198]" office:value-type="float" office:value="0.105485232067511" calcext:value-type="float">
            <text:p>0,105485232067511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([.L198]~[.P198]~[.T198]~[.X198]);&quot;Raise&quot;)" office:value-type="float" office:value="2" calcext:value-type="float">
            <text:p>2</text:p>
          </table:table-cell>
          <table:table-cell table:formula="of:=COUNTIF(([.N198]~[.R198]~[.V198]~[.Z198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A</text:p>
          </table:table-cell>
          <table:table-cell office:value-type="float" office:value="455" calcext:value-type="float">
            <text:p>455</text:p>
          </table:table-cell>
          <table:table-cell table:formula="of:=SUM([.M199];[.Q199];[.U199];[.Y199])/[.AB199]" office:value-type="float" office:value="12.5" calcext:value-type="float">
            <text:p>12,5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formula="of:=SUM([.O199];[.S199];[.W199];[.AA199])/[.AC199]" office:value-type="float" office:value="10" calcext:value-type="float">
            <text:p>10</text:p>
          </table:table-cell>
          <table:table-cell table:formula="of:=SUM([.O199];[.S199];[.W199];[.AA199])/[.I199]" office:value-type="float" office:value="0.0666666666666667" calcext:value-type="float">
            <text:p>0,06666666666666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199]~[.P199]~[.T199]~[.X199]);&quot;Raise&quot;)" office:value-type="float" office:value="2" calcext:value-type="float">
            <text:p>2</text:p>
          </table:table-cell>
          <table:table-cell table:formula="of:=COUNTIF(([.N199]~[.R199]~[.V199]~[.Z199]);&quot;Raise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ighCard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SUM([.M200];[.Q200];[.U200];[.Y200])/[.AB200]" office:value-type="float" office:value="52" calcext:value-type="float">
            <text:p>52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K</text:p>
          </table:table-cell>
          <table:table-cell office:value-type="float" office:value="466" calcext:value-type="float">
            <text:p>466</text:p>
          </table:table-cell>
          <table:table-cell table:formula="of:=SUM([.O200];[.S200];[.W200];[.AA200])/[.AC200]" office:value-type="float" office:value="25" calcext:value-type="float">
            <text:p>25</text:p>
          </table:table-cell>
          <table:table-cell table:formula="of:=SUM([.O200];[.S200];[.W200];[.AA200])/[.I200]" office:value-type="float" office:value="0.107296137339056" calcext:value-type="float">
            <text:p>0,107296137339056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lIn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formula="of:=COUNTIF(([.L200]~[.P200]~[.T200]~[.X200]);&quot;Raise&quot;)" office:value-type="float" office:value="2" calcext:value-type="float">
            <text:p>2</text:p>
          </table:table-cell>
          <table:table-cell table:formula="of:=COUNTIF(([.N200]~[.R200]~[.V200]~[.Z200]);&quot;Ra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ighCard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table:formula="of:=SUM([.M201];[.Q201];[.U201];[.Y201])/[.AB201]" office:value-type="float" office:value="58" calcext:value-type="float">
            <text:p>58</text:p>
          </table:table-cell>
          <table:table-cell/>
          <table:table-cell office:value-type="string" calcext:value-type="string">
            <text:p>OnePair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formula="of:=SUM([.O201];[.S201];[.W201];[.AA201])/[.AC201]" office:value-type="float" office:value="10" calcext:value-type="float">
            <text:p>10</text:p>
          </table:table-cell>
          <table:table-cell table:formula="of:=SUM([.O201];[.S201];[.W201];[.AA201])/[.I201]" office:value-type="float" office:value="0.043859649122807" calcext:value-type="float">
            <text:p>0,043859649122807</text:p>
          </table:table-cell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s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old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COUNTIF(([.L201]~[.P201]~[.T201]~[.X201]);&quot;Raise&quot;)" office:value-type="float" office:value="2" calcext:value-type="float">
            <text:p>2</text:p>
          </table:table-cell>
          <table:table-cell table:formula="of:=COUNTIF(([.N201]~[.R201]~[.V201]~[.Z201]);&quot;Raise&quot;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00-00-00</text:date>, <text:time style:data-style-name="N2" text:time-value="16:30:45.02826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6:54:33.595771442</dc:date>
    <meta:editing-duration>PT11M20S</meta:editing-duration>
    <meta:editing-cycles>2</meta:editing-cycles>
    <meta:generator>LibreOffice/6.0.7.3$Linux_X86_64 LibreOffice_project/00m0$Build-3</meta:generator>
    <meta:document-statistic meta:table-count="1" meta:cell-count="4206" meta:object-count="0"/>
  </office:meta>
</office:document-meta>
</file>